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1.647cm"/>
    </style:style>
    <style:style style:name="co13" style:family="table-column">
      <style:table-column-properties fo:break-before="auto" style:column-width="3.849cm"/>
    </style:style>
    <style:style style:name="co14" style:family="table-column">
      <style:table-column-properties fo:break-before="auto" style:column-width="4.046cm"/>
    </style:style>
    <style:style style:name="co15" style:family="table-column">
      <style:table-column-properties fo:break-before="auto" style:column-width="4.517cm"/>
    </style:style>
    <style:style style:name="co16" style:family="table-column">
      <style:table-column-properties fo:break-before="auto" style:column-width="3.418cm"/>
    </style:style>
    <style:style style:name="co17" style:family="table-column">
      <style:table-column-properties fo:break-before="auto" style:column-width="5.891cm"/>
    </style:style>
    <style:style style:name="co18" style:family="table-column">
      <style:table-column-properties fo:break-before="auto" style:column-width="4.085cm"/>
    </style:style>
    <style:style style:name="co19" style:family="table-column">
      <style:table-column-properties fo:break-before="auto" style:column-width="4.006cm"/>
    </style:style>
    <style:style style:name="co20" style:family="table-column">
      <style:table-column-properties fo:break-before="auto" style:column-width="6.44cm"/>
    </style:style>
    <style:style style:name="co21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60">
      <style:table-cell-properties fo:background-color="transparent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1" style:family="table-cell" style:parent-style-name="Default" style:data-style-name="N142"/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9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3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Centroide</text:p>
          </table:table-cell>
          <table:table-cell table:style-name="ce7" office:value-type="string" calcext:value-type="string">
            <text:p>Erro do centroide</text:p>
          </table:table-cell>
          <table:table-cell table:style-name="ce7" office:value-type="string" calcext:value-type="string">
            <text:p>FWHM</text:p>
          </table:table-cell>
          <table:table-cell table:style-name="ce7" office:value-type="string" calcext:value-type="string">
            <text:p>Area do pico</text:p>
          </table:table-cell>
          <table:table-cell table:style-name="ce7" office:value-type="string" calcext:value-type="string">
            <text:p>Energia (keV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Tensão (V)</text:p>
          </table:table-cell>
          <table:table-cell table:number-columns-repeated="8"/>
          <table:table-cell table:style-name="ce7" office:value-type="string" calcext:value-type="string">
            <text:p>Canal</text:p>
          </table:table-cell>
          <table:table-cell table:style-name="ce7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float" office:value="0.2" calcext:value-type="float" table:number-columns-spanned="1" table:number-rows-spanned="2">
            <text:p>0.2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4" calcext:value-type="float" table:number-columns-spanned="1" table:number-rows-spanned="2">
            <text:p>0.4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6" calcext:value-type="float" table:number-columns-spanned="1" table:number-rows-spanned="2">
            <text:p>0.6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8" calcext:value-type="float" table:number-columns-spanned="1" table:number-rows-spanned="2">
            <text:p>0.8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8" office:value-type="float" office:value="1.2" calcext:value-type="float" table:number-columns-spanned="1" table:number-rows-spanned="2">
            <text:p>1.2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7" office:value-type="string" calcext:value-type="string">
            <text:p>Média</text:p>
          </table:table-cell>
          <table:table-cell table:formula="of:=([.E18]*[.E19]+[.F18]*[.F19]+[.G18]*[.G19]+[.H18]*[.H19]+[.I18]*[.I19]+[.J18]*[.J19])/[.L19]" office:value-type="float" office:value="262.491141326741" calcext:value-type="float">
            <text:p>262.4911413267</text:p>
          </table:table-cell>
          <table:table-cell table:formula="of:=SQRT(SUM([.D26:.I26]))/[.L19]" office:value-type="float" office:value="0.0143358451310541" calcext:value-type="float">
            <text:p>0.0143358451</text:p>
          </table:table-cell>
          <table:table-cell table:number-columns-repeated="10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  <table:table-cell office:value-type="float" office:value="1137" calcext:value-type="float">
            <text:p>1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 office:value-type="string" calcext:value-type="string">
            <text:p>Total</text:p>
          </table:table-cell>
          <table:table-cell table:formula="of:=SUM([.E19:.J19])" office:value-type="float" office:value="2427" calcext:value-type="float">
            <text:p>2427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8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4"/>
          <table:table-cell table:number-columns-repeated="5"/>
          <table:table-cell table:style-name="ce14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11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4"/>
          <table:table-cell table:style-name="ce25" table:number-columns-repeated="4"/>
          <table:table-cell/>
          <table:table-cell table:style-name="ce4" office:value-type="string" calcext:value-type="string">
            <text:p>Designação do Pico</text:p>
          </table:table-cell>
          <table:table-cell table:style-name="ce4" office:value-type="string" calcext:value-type="string">
            <text:p>FWHM (Canal)</text:p>
          </table:table-cell>
          <table:table-cell table:style-name="ce4" office:value-type="string" calcext:value-type="string">
            <text:p>Área do Pico (Contagens)</text:p>
          </table:table-cell>
          <table:table-cell table:style-name="ce4" office:value-type="string" calcext:value-type="string">
            <text:p>Centroide</text:p>
          </table:table-cell>
          <table:table-cell table:style-name="ce1"/>
          <table:table-cell table:style-name="ce4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27" office:value-type="string" calcext:value-type="string">
            <text:p>620 keV</text:p>
          </table:table-cell>
          <table:table-cell table:style-name="ce27" table:formula="of:=[.E5]" office:value-type="float" office:value="8.69" calcext:value-type="float">
            <text:p>8.69</text:p>
          </table:table-cell>
          <table:table-cell table:style-name="ce28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8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7" table:number-columns-repeated="2"/>
          <table:table-cell table:style-name="ce28" table:number-columns-repeated="2"/>
          <table:table-cell table:style-name="ce29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formula="of:=([.E18]-[.L$18])^2*[.E19]" office:value-type="float" office:value="204.79090862327" calcext:value-type="float">
            <text:p>204.7909086233</text:p>
          </table:table-cell>
          <table:table-cell table:formula="of:=([.F18]-[.L$18])^2*[.F19]" office:value-type="float" office:value="211.232733349868" calcext:value-type="float">
            <text:p>211.2327333499</text:p>
          </table:table-cell>
          <table:table-cell table:formula="of:=([.G18]-[.L$18])^2*[.G19]" office:value-type="float" office:value="254.245672185712" calcext:value-type="float">
            <text:p>254.2456721857</text:p>
          </table:table-cell>
          <table:table-cell table:formula="of:=([.H18]-[.L$18])^2*[.H19]" office:value-type="float" office:value="294.41153881218" calcext:value-type="float">
            <text:p>294.4115388122</text:p>
          </table:table-cell>
          <table:table-cell table:formula="of:=([.I18]-[.L$18])^2*[.I19]" office:value-type="float" office:value="245.878685553897" calcext:value-type="float">
            <text:p>245.8786855539</text:p>
          </table:table-cell>
          <table:table-cell table:number-columns-repeated="5"/>
          <table:table-cell table:style-name="ce8"/>
          <table:table-cell table:style-name="ce7" table:number-columns-repeated="2"/>
          <table:table-cell/>
          <table:table-cell table:style-name="ce26"/>
          <table:table-cell/>
          <table:table-cell table:style-name="ce1" table:number-columns-repeated="5"/>
          <table:table-cell table:style-name="ce27" table:number-columns-repeated="2"/>
          <table:table-cell table:style-name="ce28" table:number-columns-repeated="2"/>
          <table:table-cell table:style-name="ce29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table-cell table:style-name="ce8"/>
          <table:table-cell table:style-name="ce7" table:number-columns-repeated="2"/>
          <table:table-cell/>
          <table:table-cell table:style-name="ce26"/>
          <table:table-cell table:number-columns-repeated="5"/>
          <table:table-cell table:style-name="ce1"/>
          <table:table-cell table:style-name="ce27" table:number-columns-repeated="2"/>
          <table:table-cell table:style-name="ce28" table:number-columns-repeated="2"/>
          <table:table-cell table:style-name="ce29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4" table:number-rows-spanned="1">
            <text:p>FIT</text:p>
          </table:table-cell>
          <table:covered-table-cell table:style-name="ce14"/>
          <table:covered-table-cell table:number-columns-repeated="2" table:style-name="ce17"/>
          <table:table-cell/>
          <table:table-cell office:value-type="string" calcext:value-type="string">
            <text:p>Espetro Cs</text:p>
          </table:table-cell>
          <table:table-cell table:number-columns-repeated="5"/>
          <table:table-cell table:style-name="ce8"/>
          <table:table-cell table:style-name="ce7" table:number-columns-repeated="2"/>
          <table:table-cell/>
          <table:table-cell table:style-name="ce26"/>
          <table:table-cell table:number-columns-repeated="5"/>
          <table:table-cell table:style-name="ce1"/>
          <table:table-cell table:style-name="ce27" table:number-columns-repeated="2"/>
          <table:table-cell table:style-name="ce28" table:number-columns-repeated="2"/>
          <table:table-cell table:style-name="ce29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4" office:value-type="string" calcext:value-type="string">
            <text:p>Canal (Chn)</text:p>
          </table:table-cell>
          <table:table-cell table:style-name="ce4" office:value-type="string" calcext:value-type="string">
            <text:p>Tensão (V)</text:p>
          </table:table-cell>
          <table:table-cell table:style-name="ce4" office:value-type="string" calcext:value-type="string">
            <text:p>Erro Canal (Chn)</text:p>
          </table:table-cell>
          <table:table-cell table:style-name="ce4" office:value-type="string" calcext:value-type="string">
            <text:p>Erro tensao</text:p>
          </table:table-cell>
          <table:table-cell table:number-columns-repeated="8"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42.5380815150268" calcext:value-type="float">
            <text:p>42.5380815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table:formula="of:=[.M8]" office:value-type="float" office:value="0.0134019989383283" calcext:value-type="float">
            <text:p>0.013401998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Canal</text:p>
          </table:table-cell>
          <table:table-cell office:value-type="string" calcext:value-type="string">
            <text:p>Econtagens</text:p>
          </table:table-cell>
          <table:table-cell office:value-type="string" calcext:value-type="string">
            <text:p>Log(Contagens)</text:p>
          </table:table-cell>
          <table:table-cell office:value-type="string" calcext:value-type="string">
            <text:p>eLog(cont)</text:p>
          </table:table-cell>
          <table:table-cell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86.8813349814586" calcext:value-type="float">
            <text:p>86.8813349815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M10]" office:value-type="float" office:value="0.0128314812475478" calcext:value-type="float">
            <text:p>0.012831481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132.789451998352" calcext:value-type="float">
            <text:p>132.7894519984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formula="of:=[.M12]" office:value-type="float" office:value="0.0132069371718632" calcext:value-type="float">
            <text:p>0.013206937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176.229406919275" calcext:value-type="float">
            <text:p>176.2294069193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[.M14]" office:value-type="float" office:value="0.0128354235257209" calcext:value-type="float">
            <text:p>0.012835423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221.261120263591" calcext:value-type="float">
            <text:p>221.2611202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16]" office:value-type="float" office:value="0.0131179686280417" calcext:value-type="float">
            <text:p>0.013117968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5" office:value-type="float" office:value="262.491141326741" calcext:value-type="float">
            <text:p>262.4911413267</text:p>
          </table:table-cell>
          <table:table-cell table:style-name="ce5" office:value-type="float" office:value="1.2" calcext:value-type="float">
            <text:p>1.2</text:p>
          </table:table-cell>
          <table:table-cell table:style-name="ce1" table:formula="of:=[.M18]" office:value-type="float" office:value="0.0143358451310541" calcext:value-type="float">
            <text:p>0.014335845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14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4" office:value-type="string" calcext:value-type="string">
            <text:p>Fórmula de Ajuste</text:p>
          </table:table-cell>
          <table:table-cell table:style-name="ce12" office:value-type="string" calcext:value-type="string" table:number-columns-spanned="2" table:number-rows-spanned="1">
            <text:p>V=a*c+b</text:p>
          </table:table-cell>
          <table:covered-table-cell table:style-name="ce2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37])" office:value-type="float" office:value="1.4142135623731" calcext:value-type="float">
            <text:p>1.4142135624</text:p>
          </table:table-cell>
          <table:table-cell table:formula="of:=LN([.I37])" office:value-type="float" office:value="0.693147180559945" calcext:value-type="float">
            <text:p>0.6931471806</text:p>
          </table:table-cell>
          <table:table-cell table:formula="of:=[.K37]/[.I37]" office:value-type="float" office:value="0.707106781186548" calcext:value-type="float">
            <text:p>0.7071067812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24" office:value-type="string" calcext:value-type="string">
            <text:p>Tensão (V)</text:p>
          </table:table-cell>
          <table:table-cell table:style-name="ce25" office:value-type="string" calcext:value-type="string">
            <text:p>Canal</text:p>
          </table:table-cell>
          <table:table-cell table:style-name="ce25" office:value-type="string" calcext:value-type="string">
            <text:p>Contagens</text:p>
          </table:table-cell>
          <table:table-cell table:style-name="ce25" office:value-type="string" calcext:value-type="string">
            <text:p>Canal Médio</text:p>
          </table:table-cell>
          <table:table-cell table:style-name="ce25" office:value-type="string" calcext:value-type="string">
            <text:p>Contagens Totais</text:p>
          </table:table-cell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8" office:value-type="float" office:value="0.00452259" calcext:value-type="float">
            <text:p>4.52E-003</text:p>
          </table:table-cell>
          <table:table-cell table:style-name="ce18" office:value-type="float" office:value="0.000000324817" calcext:value-type="float">
            <text:p>3.25E-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QRT([.I38])" office:value-type="float" office:value="28.3019433961698" calcext:value-type="float">
            <text:p>28.3019433962</text:p>
          </table:table-cell>
          <table:table-cell table:formula="of:=LN([.I38])" office:value-type="float" office:value="6.68586094706836" calcext:value-type="float">
            <text:p>6.6858609471</text:p>
          </table:table-cell>
          <table:table-cell table:formula="of:=[.K38]/[.I38]" office:value-type="float" office:value="0.0353332626668787" calcext:value-type="float">
            <text:p>0.0353332627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8" office:value-type="float" office:value="0.2" calcext:value-type="float" table:number-columns-spanned="1" table:number-rows-spanned="6">
            <text:p>0.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6" calcext:value-type="float">
            <text:p>106</text:p>
          </table:table-cell>
          <table:table-cell table:style-name="ce8" office:value-type="string" calcext:value-type="string" table:number-columns-spanned="1" table:number-rows-spanned="6">
            <text:p>$ 42.54 \pm 0.01 $</text:p>
          </table:table-cell>
          <table:table-cell table:style-name="ce26" office:value-type="string" calcext:value-type="string" table:number-columns-spanned="1" table:number-rows-spanned="6">
            <text:p>$ 2429 \pm 10 $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8" office:value-type="float" office:value="0.00465988" calcext:value-type="float">
            <text:p>4.66E-003</text:p>
          </table:table-cell>
          <table:table-cell table:style-name="ce18" office:value-type="float" office:value="0.0000548715" calcext:value-type="float">
            <text:p>5.49E-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  <table:table-cell table:formula="of:=SQRT([.I39])" office:value-type="float" office:value="86.5101150155287" calcext:value-type="float">
            <text:p>86.5101150155</text:p>
          </table:table-cell>
          <table:table-cell table:formula="of:=LN([.I39])" office:value-type="float" office:value="8.92052268739398" calcext:value-type="float">
            <text:p>8.9205226874</text:p>
          </table:table-cell>
          <table:table-cell table:formula="of:=[.K39]/[.I39]" office:value-type="float" office:value="0.0115593419315244" calcext:value-type="float">
            <text:p>0.0115593419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28" calcext:value-type="float">
            <text:p>1028</text:p>
          </table:table-cell>
          <table:covered-table-cell/>
          <table:covered-table-cell table:style-name="ce26"/>
          <table:table-cell table:number-columns-repeated="1000"/>
        </table:table-row>
        <table:table-row table:style-name="ro2">
          <table:table-cell/>
          <table:table-cell table:style-name="ce4"/>
          <table:table-cell/>
          <table:table-cell table:style-name="ce1" office:value-type="string" calcext:value-type="string">
            <text:p>Qui ^2</text:p>
          </table:table-cell>
          <table:table-cell table:style-name="ce19" table:formula="of:=36630/4" office:value-type="float" office:value="9157.5" calcext:value-type="float">
            <text:p>9157.5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office:value-type="float" office:value="10648" calcext:value-type="float">
            <text:p>10648</text:p>
          </table:table-cell>
          <table:table-cell office:value-type="float" office:value="0" calcext:value-type="float">
            <text:p>0</text:p>
          </table:table-cell>
          <table:table-cell table:formula="of:=SQRT([.I40])" office:value-type="float" office:value="103.189146716115" calcext:value-type="float">
            <text:p>103.1891467161</text:p>
          </table:table-cell>
          <table:table-cell table:formula="of:=LN([.I40])" office:value-type="float" office:value="9.27312736007495" calcext:value-type="float">
            <text:p>9.2731273601</text:p>
          </table:table-cell>
          <table:table-cell table:formula="of:=[.K40]/[.I40]" office:value-type="float" office:value="0.00969094165252775" calcext:value-type="float">
            <text:p>0.0096909417</text:p>
          </table:table-cell>
          <table:table-cell/>
          <table:table-cell table:style-name="ce7" table:number-columns-repeated="2"/>
          <table:table-cell table:number-columns-repeated="3"/>
          <table:covered-table-cell table:style-name="ce8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80" calcext:value-type="float">
            <text:p>1180</text:p>
          </table:table-cell>
          <table:covered-table-cell/>
          <table:covered-table-cell table:style-name="ce26"/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5" office:value-type="string" calcext:value-type="string">
            <text:p>V_620</text:p>
          </table:table-cell>
          <table:table-cell table:style-name="ce5" table:formula="of:=[.E38]*[.C5]+[.E39]" office:value-type="float" office:value="0.4861348114" calcext:value-type="float">
            <text:p>0.4861348114</text:p>
          </table:table-cell>
          <table:table-cell table:style-name="ce5" table:formula="of:=SQRT([.F38]^2*[.C5]^2+[.D5]^2*[.E38]^2+[.F39]^2)" office:value-type="float" office:value="0.0000936486084127776" calcext:value-type="float">
            <text:p>9.36486084127776E-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524" calcext:value-type="float">
            <text:p>11524</text:p>
          </table:table-cell>
          <table:table-cell office:value-type="float" office:value="0" calcext:value-type="float">
            <text:p>0</text:p>
          </table:table-cell>
          <table:table-cell table:formula="of:=SQRT([.I41])" office:value-type="float" office:value="107.349895202557" calcext:value-type="float">
            <text:p>107.3498952026</text:p>
          </table:table-cell>
          <table:table-cell table:formula="of:=LN([.I41])" office:value-type="float" office:value="9.35218709620442" calcext:value-type="float">
            <text:p>9.3521870962</text:p>
          </table:table-cell>
          <table:table-cell table:formula="of:=[.K41]/[.I41]" office:value-type="float" office:value="0.00931533280133262" calcext:value-type="float">
            <text:p>0.0093153328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113" calcext:value-type="float">
            <text:p>113</text:p>
          </table:table-cell>
          <table:covered-table-cell/>
          <table:covered-table-cell table:style-name="ce26"/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15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0" table:formula="of:=620/[.E41]" office:value-type="float" office:value="1275.36639109322" calcext:value-type="float" table:number-columns-spanned="1" table:number-rows-spanned="3">
            <text:p>1275.3663910932</text:p>
          </table:table-cell>
          <table:table-cell table:style-name="ce20" table:formula="of:=[.F41]*620/[.E41]^2" office:value-type="float" office:value="0.245685527844316" calcext:value-type="float" table:number-columns-spanned="1" table:number-rows-spanned="3">
            <text:p>0.24568552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950" calcext:value-type="float">
            <text:p>11950</text:p>
          </table:table-cell>
          <table:table-cell office:value-type="float" office:value="0" calcext:value-type="float">
            <text:p>0</text:p>
          </table:table-cell>
          <table:table-cell table:formula="of:=SQRT([.I42])" office:value-type="float" office:value="109.316055545377" calcext:value-type="float">
            <text:p>109.3160555454</text:p>
          </table:table-cell>
          <table:table-cell table:formula="of:=LN([.I42])" office:value-type="float" office:value="9.38848655735966" calcext:value-type="float">
            <text:p>9.3884865574</text:p>
          </table:table-cell>
          <table:table-cell table:formula="of:=[.K42]/[.I42]" office:value-type="float" office:value="0.00914778707492697" calcext:value-type="float">
            <text:p>0.0091477871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/>
          <table:table-cell table:style-name="ce7"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/>
          <table:table-cell table:style-name="ce1"/>
          <table:table-cell/>
          <table:covered-table-cell table:number-columns-repeated="3" table:style-name="ce1"/>
          <table:table-cell/>
          <table:table-cell office:value-type="float" office:value="13" calcext:value-type="float">
            <text:p>13</text:p>
          </table:table-cell>
          <table:table-cell office:value-type="float" office:value="12663" calcext:value-type="float">
            <text:p>12663</text:p>
          </table:table-cell>
          <table:table-cell office:value-type="float" office:value="0" calcext:value-type="float">
            <text:p>0</text:p>
          </table:table-cell>
          <table:table-cell table:formula="of:=SQRT([.I43])" office:value-type="float" office:value="112.529996001066" calcext:value-type="float">
            <text:p>112.5299960011</text:p>
          </table:table-cell>
          <table:table-cell table:formula="of:=LN([.I43])" office:value-type="float" office:value="9.44643963445061" calcext:value-type="float">
            <text:p>9.4464396345</text:p>
          </table:table-cell>
          <table:table-cell table:formula="of:=[.K43]/[.I43]" office:value-type="float" office:value="0.00888651946624546" calcext:value-type="float">
            <text:p>0.0088865195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/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/>
          <table:table-cell table:style-name="ce1"/>
          <table:table-cell/>
          <table:covered-table-cell table:number-columns-repeated="3" table:style-name="ce5"/>
          <table:table-cell/>
          <table:table-cell office:value-type="float" office:value="14" calcext:value-type="float">
            <text:p>14</text:p>
          </table:table-cell>
          <table:table-cell office:value-type="float" office:value="12752" calcext:value-type="float">
            <text:p>12752</text:p>
          </table:table-cell>
          <table:table-cell office:value-type="float" office:value="0" calcext:value-type="float">
            <text:p>0</text:p>
          </table:table-cell>
          <table:table-cell table:formula="of:=SQRT([.I44])" office:value-type="float" office:value="112.924753707945" calcext:value-type="float">
            <text:p>112.9247537079</text:p>
          </table:table-cell>
          <table:table-cell table:formula="of:=LN([.I44])" office:value-type="float" office:value="9.45344340103" calcext:value-type="float">
            <text:p>9.453443401</text:p>
          </table:table-cell>
          <table:table-cell table:formula="of:=[.K44]/[.I44]" office:value-type="float" office:value="0.00885545433719768" calcext:value-type="float">
            <text:p>0.0088554543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8" office:value-type="float" office:value="0.4" calcext:value-type="float" table:number-columns-spanned="1" table:number-rows-spanned="5">
            <text:p>0.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 table:number-columns-spanned="1" table:number-rows-spanned="5">
            <text:p>$ 86.88 \pm 0.01 $</text:p>
          </table:table-cell>
          <table:table-cell table:style-name="ce26" office:value-type="string" calcext:value-type="string" table:number-columns-spanned="1" table:number-rows-spanned="5">
            <text:p>$ 2427 \pm 3 $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4" office:value-type="string" calcext:value-type="string">
            <text:p>E=P*V</text:p>
          </table:table-cell>
          <table:table-cell table:style-name="ce1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13572" calcext:value-type="float">
            <text:p>13572</text:p>
          </table:table-cell>
          <table:table-cell office:value-type="float" office:value="0" calcext:value-type="float">
            <text:p>0</text:p>
          </table:table-cell>
          <table:table-cell table:formula="of:=SQRT([.I45])" office:value-type="float" office:value="116.498927033686" calcext:value-type="float">
            <text:p>116.4989270337</text:p>
          </table:table-cell>
          <table:table-cell table:formula="of:=LN([.I45])" office:value-type="float" office:value="9.51576412590412" calcext:value-type="float">
            <text:p>9.5157641259</text:p>
          </table:table-cell>
          <table:table-cell table:formula="of:=[.K45]/[.I45]" office:value-type="float" office:value="0.00858377004374341" calcext:value-type="float">
            <text:p>0.00858377</text:p>
          </table:table-cell>
          <table:table-cell/>
          <table:table-cell table:style-name="ce7" table:number-columns-repeated="2"/>
          <table:table-cell table:number-columns-repeated="3"/>
          <table:covered-table-cell table:style-name="ce8"/>
          <table:table-cell table:style-name="ce7" office:value-type="float" office:value="86" calcext:value-type="float">
            <text:p>86</text:p>
          </table:table-cell>
          <table:table-cell table:style-name="ce7" office:value-type="float" office:value="604" calcext:value-type="float">
            <text:p>604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/>
          <table:table-cell table:style-name="ce5"/>
          <table:table-cell/>
          <table:table-cell table:style-name="ce16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/>
          <table:table-cell office:value-type="float" office:value="16" calcext:value-type="float">
            <text:p>16</text:p>
          </table:table-cell>
          <table:table-cell office:value-type="float" office:value="13756" calcext:value-type="float">
            <text:p>13756</text:p>
          </table:table-cell>
          <table:table-cell office:value-type="float" office:value="0" calcext:value-type="float">
            <text:p>0</text:p>
          </table:table-cell>
          <table:table-cell table:formula="of:=SQRT([.I46])" office:value-type="float" office:value="117.285975291166" calcext:value-type="float">
            <text:p>117.2859752912</text:p>
          </table:table-cell>
          <table:table-cell table:formula="of:=LN([.I46])" office:value-type="float" office:value="9.52923037155216" calcext:value-type="float">
            <text:p>9.5292303716</text:p>
          </table:table-cell>
          <table:table-cell table:formula="of:=[.K46]/[.I46]" office:value-type="float" office:value="0.00852616860214932" calcext:value-type="float">
            <text:p>0.0085261686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87" calcext:value-type="float">
            <text:p>87</text:p>
          </table:table-cell>
          <table:table-cell table:style-name="ce7" office:value-type="float" office:value="1477" calcext:value-type="float">
            <text:p>1477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6795928669428" calcext:value-type="float">
            <text:p>5.7679592867</text:p>
          </table:table-cell>
          <table:table-cell table:style-name="ce1" table:formula="of:=SQRT([.F38]^2*[.E42]^2+[.F42]^2*[.E38]^2)" office:value-type="float" office:value="0.00118584683094221" calcext:value-type="float">
            <text:p>0.00118584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280" calcext:value-type="float">
            <text:p>14280</text:p>
          </table:table-cell>
          <table:table-cell office:value-type="float" office:value="0" calcext:value-type="float">
            <text:p>0</text:p>
          </table:table-cell>
          <table:table-cell table:formula="of:=SQRT([.I47])" office:value-type="float" office:value="119.498953970317" calcext:value-type="float">
            <text:p>119.4989539703</text:p>
          </table:table-cell>
          <table:table-cell table:formula="of:=LN([.I47])" office:value-type="float" office:value="9.56661523589358" calcext:value-type="float">
            <text:p>9.5666152359</text:p>
          </table:table-cell>
          <table:table-cell table:formula="of:=[.K47]/[.I47]" office:value-type="float" office:value="0.00836827408755723" calcext:value-type="float">
            <text:p>0.0083682741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88" calcext:value-type="float">
            <text:p>88</text:p>
          </table:table-cell>
          <table:table-cell table:style-name="ce7" office:value-type="float" office:value="328" calcext:value-type="float">
            <text:p>328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5.94305433852746" calcext:value-type="float">
            <text:p>5.9430543385</text:p>
          </table:table-cell>
          <table:table-cell table:style-name="ce1" table:formula="of:=SQRT([.F39]^2*[.E42]^2+[.F42]^2*ABS([.E39])^2)" office:value-type="float" office:value="0.0699906310659907" calcext:value-type="float">
            <text:p>0.06999063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88" calcext:value-type="float">
            <text:p>14488</text:p>
          </table:table-cell>
          <table:table-cell office:value-type="float" office:value="0" calcext:value-type="float">
            <text:p>0</text:p>
          </table:table-cell>
          <table:table-cell table:formula="of:=SQRT([.I48])" office:value-type="float" office:value="120.366108186649" calcext:value-type="float">
            <text:p>120.3661081866</text:p>
          </table:table-cell>
          <table:table-cell table:formula="of:=LN([.I48])" office:value-type="float" office:value="9.58107599956325" calcext:value-type="float">
            <text:p>9.5810759996</text:p>
          </table:table-cell>
          <table:table-cell table:formula="of:=[.K48]/[.I48]" office:value-type="float" office:value="0.00830798648444565" calcext:value-type="float">
            <text:p>0.0083079865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/>
          <table:table-cell table:style-name="ce7" office:value-type="float" office:value="89" calcext:value-type="float">
            <text:p>89</text:p>
          </table:table-cell>
          <table:table-cell table:style-name="ce7" office:value-type="float" office:value="6" calcext:value-type="float">
            <text:p>6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>
            <text:p>E(C_Cs)</text:p>
          </table:table-cell>
          <table:table-cell table:style-name="ce21" table:formula="of:=[.E47]*[.C5]+[.E48]" office:value-type="float" office:value="620" calcext:value-type="float">
            <text:p>620.000</text:p>
          </table:table-cell>
          <table:table-cell table:style-name="ce5" table:formula="of:=SQRT([.E47]^2*[.D5]^2+[.F47]^2*[.C5]^2+[.F48]^2)" office:value-type="float" office:value="0.168104723972215" calcext:value-type="float">
            <text:p>0.1681047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864" calcext:value-type="float">
            <text:p>14864</text:p>
          </table:table-cell>
          <table:table-cell office:value-type="float" office:value="0" calcext:value-type="float">
            <text:p>0</text:p>
          </table:table-cell>
          <table:table-cell table:formula="of:=SQRT([.I49])" office:value-type="float" office:value="121.918005233025" calcext:value-type="float">
            <text:p>121.918005233</text:p>
          </table:table-cell>
          <table:table-cell table:formula="of:=LN([.I49])" office:value-type="float" office:value="9.60669746105362" calcext:value-type="float">
            <text:p>9.6066974611</text:p>
          </table:table-cell>
          <table:table-cell table:formula="of:=[.K49]/[.I49]" office:value-type="float" office:value="0.00820223393655983" calcext:value-type="float">
            <text:p>0.0082022339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table-cell table:style-name="ce8" office:value-type="float" office:value="0.6" calcext:value-type="float" table:number-columns-spanned="1" table:number-rows-spanned="5">
            <text:p>0.6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string" calcext:value-type="string" table:number-columns-spanned="1" table:number-rows-spanned="5">
            <text:p>$ 132.79 \pm 0.01 $</text:p>
          </table:table-cell>
          <table:table-cell table:style-name="ce26" office:value-type="string" calcext:value-type="string" table:number-columns-spanned="1" table:number-rows-spanned="5">
            <text:p>$ 2427 \pm 6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office:value-type="float" office:value="20" calcext:value-type="float">
            <text:p>20</text:p>
          </table:table-cell>
          <table:table-cell office:value-type="float" office:value="14966" calcext:value-type="float">
            <text:p>14966</text:p>
          </table:table-cell>
          <table:table-cell office:value-type="float" office:value="0" calcext:value-type="float">
            <text:p>0</text:p>
          </table:table-cell>
          <table:table-cell table:formula="of:=SQRT([.I50])" office:value-type="float" office:value="122.335603975294" calcext:value-type="float">
            <text:p>122.3356039753</text:p>
          </table:table-cell>
          <table:table-cell table:formula="of:=LN([.I50])" office:value-type="float" office:value="9.6135362406403" calcext:value-type="float">
            <text:p>9.6135362406</text:p>
          </table:table-cell>
          <table:table-cell table:formula="of:=[.K50]/[.I50]" office:value-type="float" office:value="0.00817423519813538" calcext:value-type="float">
            <text:p>0.0081742352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699" calcext:value-type="float">
            <text:p>699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0"/>
          <table:table-cell table:style-name="ce1"/>
          <table:table-cell table:style-name="ce1" table:formula="of:=[.E47]*120+[.E48]" office:value-type="float" office:value="698.098168741841" calcext:value-type="float">
            <text:p>698.0981687418</text:p>
          </table:table-cell>
          <table:table-cell table:style-name="ce1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490" calcext:value-type="float">
            <text:p>15490</text:p>
          </table:table-cell>
          <table:table-cell office:value-type="float" office:value="0" calcext:value-type="float">
            <text:p>0</text:p>
          </table:table-cell>
          <table:table-cell table:formula="of:=SQRT([.I51])" office:value-type="float" office:value="124.458828533777" calcext:value-type="float">
            <text:p>124.4588285338</text:p>
          </table:table-cell>
          <table:table-cell table:formula="of:=LN([.I51])" office:value-type="float" office:value="9.64794993341091" calcext:value-type="float">
            <text:p>9.6479499334</text:p>
          </table:table-cell>
          <table:table-cell table:formula="of:=[.K51]/[.I51]" office:value-type="float" office:value="0.00803478557351689" calcext:value-type="float">
            <text:p>0.0080347856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424" calcext:value-type="float">
            <text:p>1424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2"/>
          <table:table-cell table:style-name="ce1"/>
          <table:table-cell table:style-name="ce2" table:number-columns-repeated="4"/>
          <table:table-cell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5690" calcext:value-type="float">
            <text:p>15690</text:p>
          </table:table-cell>
          <table:table-cell table:style-name="ce23" office:value-type="float" office:value="0" calcext:value-type="float">
            <text:p>0</text:p>
          </table:table-cell>
          <table:table-cell table:formula="of:=SQRT([.I52])" office:value-type="float" office:value="125.259730160974" calcext:value-type="float">
            <text:p>125.259730161</text:p>
          </table:table-cell>
          <table:table-cell table:formula="of:=LN([.I52])" office:value-type="float" office:value="9.66077884572708" calcext:value-type="float">
            <text:p>9.6607788457</text:p>
          </table:table-cell>
          <table:table-cell table:formula="of:=[.K52]/[.I52]" office:value-type="float" office:value="0.00798341173747444" calcext:value-type="float">
            <text:p>0.0079834117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6"/>
          <table:table-cell/>
          <table:covered-table-cell table:style-name="ce8"/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60" calcext:value-type="float">
            <text:p>260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2"/>
          <table:table-cell table:style-name="ce1" table:number-columns-repeated="5"/>
          <table:table-cell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6168" calcext:value-type="float">
            <text:p>16168</text:p>
          </table:table-cell>
          <table:table-cell table:style-name="ce23" office:value-type="float" office:value="0" calcext:value-type="float">
            <text:p>0</text:p>
          </table:table-cell>
          <table:table-cell table:formula="of:=SQRT([.I53])" office:value-type="float" office:value="127.153450602019" calcext:value-type="float">
            <text:p>127.153450602</text:p>
          </table:table-cell>
          <table:table-cell table:formula="of:=LN([.I53])" office:value-type="float" office:value="9.69078925908346" calcext:value-type="float">
            <text:p>9.6907892591</text:p>
          </table:table-cell>
          <table:table-cell table:formula="of:=[.K53]/[.I53]" office:value-type="float" office:value="0.00786451327325697" calcext:value-type="float">
            <text:p>0.0078645133</text:p>
          </table:table-cell>
          <table:table-cell table:number-columns-repeated="6"/>
          <table:covered-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" calcext:value-type="float">
            <text:p>4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396" calcext:value-type="float">
            <text:p>16396</text:p>
          </table:table-cell>
          <table:table-cell office:value-type="float" office:value="0" calcext:value-type="float">
            <text:p>0</text:p>
          </table:table-cell>
          <table:table-cell table:formula="of:=SQRT([.I54])" office:value-type="float" office:value="128.046866420073" calcext:value-type="float">
            <text:p>128.0468664201</text:p>
          </table:table-cell>
          <table:table-cell table:formula="of:=LN([.I54])" office:value-type="float" office:value="9.70479268162423" calcext:value-type="float">
            <text:p>9.7047926816</text:p>
          </table:table-cell>
          <table:table-cell table:formula="of:=[.K54]/[.I54]" office:value-type="float" office:value="0.00780964054769901" calcext:value-type="float">
            <text:p>0.0078096405</text:p>
          </table:table-cell>
          <table:table-cell table:number-columns-repeated="6"/>
          <table:table-cell table:style-name="ce8" office:value-type="float" office:value="0.8" calcext:value-type="float" table:number-columns-spanned="1" table:number-rows-spanned="5">
            <text:p>0.8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 table:number-columns-spanned="1" table:number-rows-spanned="5">
            <text:p>$ 176.23 \pm 0.01 $</text:p>
          </table:table-cell>
          <table:table-cell table:style-name="ce26" office:value-type="string" calcext:value-type="string" table:number-columns-spanned="1" table:number-rows-spanned="5">
            <text:p>$ 2428 \pm 2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306" calcext:value-type="float">
            <text:p>16306</text:p>
          </table:table-cell>
          <table:table-cell office:value-type="float" office:value="0" calcext:value-type="float">
            <text:p>0</text:p>
          </table:table-cell>
          <table:table-cell table:formula="of:=SQRT([.I55])" office:value-type="float" office:value="127.694948999559" calcext:value-type="float">
            <text:p>127.6949489996</text:p>
          </table:table-cell>
          <table:table-cell table:formula="of:=LN([.I55])" office:value-type="float" office:value="9.69928841722286" calcext:value-type="float">
            <text:p>9.6992884172</text:p>
          </table:table-cell>
          <table:table-cell table:formula="of:=[.K55]/[.I55]" office:value-type="float" office:value="0.00783116331409046" calcext:value-type="float">
            <text:p>0.0078311633</text:p>
          </table:table-cell>
          <table:table-cell table:number-columns-repeated="6"/>
          <table:covered-table-cell table:style-name="ce8"/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224" calcext:value-type="float">
            <text:p>224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645" calcext:value-type="float">
            <text:p>16645</text:p>
          </table:table-cell>
          <table:table-cell office:value-type="float" office:value="0" calcext:value-type="float">
            <text:p>0</text:p>
          </table:table-cell>
          <table:table-cell table:formula="of:=SQRT([.I56])" office:value-type="float" office:value="129.015502944414" calcext:value-type="float">
            <text:p>129.0155029444</text:p>
          </table:table-cell>
          <table:table-cell table:formula="of:=LN([.I56])" office:value-type="float" office:value="9.71986515000913" calcext:value-type="float">
            <text:p>9.71986515</text:p>
          </table:table-cell>
          <table:table-cell table:formula="of:=[.K56]/[.I56]" office:value-type="float" office:value="0.00775100648509544" calcext:value-type="float">
            <text:p>0.0077510065</text:p>
          </table:table-cell>
          <table:table-cell table:number-columns-repeated="6"/>
          <table:covered-table-cell table:style-name="ce8"/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434" calcext:value-type="float">
            <text:p>1434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033" calcext:value-type="float">
            <text:p>17033</text:p>
          </table:table-cell>
          <table:table-cell office:value-type="float" office:value="0" calcext:value-type="float">
            <text:p>0</text:p>
          </table:table-cell>
          <table:table-cell table:formula="of:=SQRT([.I57])" office:value-type="float" office:value="130.510535973154" calcext:value-type="float">
            <text:p>130.5105359732</text:p>
          </table:table-cell>
          <table:table-cell table:formula="of:=LN([.I57])" office:value-type="float" office:value="9.74290791786058" calcext:value-type="float">
            <text:p>9.7429079179</text:p>
          </table:table-cell>
          <table:table-cell table:formula="of:=[.K57]/[.I57]" office:value-type="float" office:value="0.00766221663671428" calcext:value-type="float">
            <text:p>0.0076622166</text:p>
          </table:table-cell>
          <table:table-cell table:number-columns-repeated="6"/>
          <table:covered-table-cell table:style-name="ce8"/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735" calcext:value-type="float">
            <text:p>735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1"/>
          <table:table-cell table:style-name="ce1" table:number-columns-repeated="3"/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199" calcext:value-type="float">
            <text:p>17199</text:p>
          </table:table-cell>
          <table:table-cell office:value-type="float" office:value="0" calcext:value-type="float">
            <text:p>0</text:p>
          </table:table-cell>
          <table:table-cell table:formula="of:=SQRT([.I58])" office:value-type="float" office:value="131.144957966366" calcext:value-type="float">
            <text:p>131.1449579664</text:p>
          </table:table-cell>
          <table:table-cell table:formula="of:=LN([.I58])" office:value-type="float" office:value="9.75260652157649" calcext:value-type="float">
            <text:p>9.7526065216</text:p>
          </table:table-cell>
          <table:table-cell table:formula="of:=[.K58]/[.I58]" office:value-type="float" office:value="0.00762515018119462" calcext:value-type="float">
            <text:p>0.0076251502</text:p>
          </table:table-cell>
          <table:table-cell table:number-columns-repeated="6"/>
          <table:covered-table-cell/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9" calcext:value-type="float">
            <text:p>29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469" calcext:value-type="float">
            <text:p>17469</text:p>
          </table:table-cell>
          <table:table-cell office:value-type="float" office:value="0" calcext:value-type="float">
            <text:p>0</text:p>
          </table:table-cell>
          <table:table-cell table:formula="of:=SQRT([.I59])" office:value-type="float" office:value="132.170344631464" calcext:value-type="float">
            <text:p>132.1703446315</text:p>
          </table:table-cell>
          <table:table-cell table:formula="of:=LN([.I59])" office:value-type="float" office:value="9.76818316050523" calcext:value-type="float">
            <text:p>9.7681831605</text:p>
          </table:table-cell>
          <table:table-cell table:formula="of:=[.K59]/[.I59]" office:value-type="float" office:value="0.00756599373927896" calcext:value-type="float">
            <text:p>0.0075659937</text:p>
          </table:table-cell>
          <table:table-cell table:number-columns-repeated="6"/>
          <table:table-cell table:style-name="ce8" office:value-type="float" office:value="1" calcext:value-type="float" table:number-columns-spanned="1" table:number-rows-spanned="5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 table:number-columns-spanned="1" table:number-rows-spanned="5">
            <text:p>$ 221.26 \pm 0.01 $</text:p>
          </table:table-cell>
          <table:table-cell table:style-name="ce26" office:value-type="string" calcext:value-type="string" table:number-columns-spanned="1" table:number-rows-spanned="5">
            <text:p>$ 2428 \pm 1 $</text:p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414" calcext:value-type="float">
            <text:p>17414</text:p>
          </table:table-cell>
          <table:table-cell office:value-type="float" office:value="0" calcext:value-type="float">
            <text:p>0</text:p>
          </table:table-cell>
          <table:table-cell table:formula="of:=SQRT([.I60])" office:value-type="float" office:value="131.962115775703" calcext:value-type="float">
            <text:p>131.9621157757</text:p>
          </table:table-cell>
          <table:table-cell table:formula="of:=LN([.I60])" office:value-type="float" office:value="9.76502975938856" calcext:value-type="float">
            <text:p>9.7650297594</text:p>
          </table:table-cell>
          <table:table-cell table:formula="of:=[.K60]/[.I60]" office:value-type="float" office:value="0.00757793245524881" calcext:value-type="float">
            <text:p>0.0075779325</text:p>
          </table:table-cell>
          <table:table-cell table:number-columns-repeated="6"/>
          <table:covered-table-cell table:style-name="ce8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29" calcext:value-type="float">
            <text:p>229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617" calcext:value-type="float">
            <text:p>17617</text:p>
          </table:table-cell>
          <table:table-cell office:value-type="float" office:value="0" calcext:value-type="float">
            <text:p>0</text:p>
          </table:table-cell>
          <table:table-cell table:formula="of:=SQRT([.I61])" office:value-type="float" office:value="132.729047310677" calcext:value-type="float">
            <text:p>132.7290473107</text:p>
          </table:table-cell>
          <table:table-cell table:formula="of:=LN([.I61])" office:value-type="float" office:value="9.77661962392714" calcext:value-type="float">
            <text:p>9.7766196239</text:p>
          </table:table-cell>
          <table:table-cell table:formula="of:=[.K61]/[.I61]" office:value-type="float" office:value="0.00753414584269043" calcext:value-type="float">
            <text:p>0.0075341458</text:p>
          </table:table-cell>
          <table:table-cell table:number-columns-repeated="6"/>
          <table:covered-table-cell table:style-name="ce8"/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368" calcext:value-type="float">
            <text:p>1368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2"/>
          <table:table-cell table:style-name="ce1" table:number-columns-repeated="3"/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table:formula="of:=SQRT([.I62])" office:value-type="float" office:value="133.229125944742" calcext:value-type="float">
            <text:p>133.2291259447</text:p>
          </table:table-cell>
          <table:table-cell table:formula="of:=LN([.I62])" office:value-type="float" office:value="9.78414079490356" calcext:value-type="float">
            <text:p>9.7841407949</text:p>
          </table:table-cell>
          <table:table-cell table:formula="of:=[.K62]/[.I62]" office:value-type="float" office:value="0.00750586625040801" calcext:value-type="float">
            <text:p>0.0075058663</text:p>
          </table:table-cell>
          <table:table-cell table:number-columns-repeated="6"/>
          <table:covered-table-cell table:style-name="ce8"/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791" calcext:value-type="float">
            <text:p>791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888" calcext:value-type="float">
            <text:p>17888</text:p>
          </table:table-cell>
          <table:table-cell office:value-type="float" office:value="0" calcext:value-type="float">
            <text:p>0</text:p>
          </table:table-cell>
          <table:table-cell table:formula="of:=SQRT([.I63])" office:value-type="float" office:value="133.746027978404" calcext:value-type="float">
            <text:p>133.7460279784</text:p>
          </table:table-cell>
          <table:table-cell table:formula="of:=LN([.I63])" office:value-type="float" office:value="9.79188537595483" calcext:value-type="float">
            <text:p>9.791885376</text:p>
          </table:table-cell>
          <table:table-cell table:formula="of:=[.K63]/[.I63]" office:value-type="float" office:value="0.00747685755693224" calcext:value-type="float">
            <text:p>0.0074768576</text:p>
          </table:table-cell>
          <table:table-cell table:number-columns-repeated="6"/>
          <table:covered-table-cell table:style-name="ce8"/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38" calcext:value-type="float">
            <text:p>38</text:p>
          </table:table-cell>
          <table:covered-table-cell table:style-name="ce8"/>
          <table:covered-table-cell table:style-name="ce26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238" calcext:value-type="float">
            <text:p>18238</text:p>
          </table:table-cell>
          <table:table-cell office:value-type="float" office:value="0" calcext:value-type="float">
            <text:p>0</text:p>
          </table:table-cell>
          <table:table-cell table:formula="of:=SQRT([.I64])" office:value-type="float" office:value="135.04813956512" calcext:value-type="float">
            <text:p>135.0481395651</text:p>
          </table:table-cell>
          <table:table-cell table:formula="of:=LN([.I64])" office:value-type="float" office:value="9.81126260849361" calcext:value-type="float">
            <text:p>9.8112626085</text:p>
          </table:table-cell>
          <table:table-cell table:formula="of:=[.K64]/[.I64]" office:value-type="float" office:value="0.00740476694621776" calcext:value-type="float">
            <text:p>0.0074047669</text:p>
          </table:table-cell>
          <table:table-cell table:number-columns-repeated="1011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299" calcext:value-type="float">
            <text:p>18299</text:p>
          </table:table-cell>
          <table:table-cell office:value-type="float" office:value="0" calcext:value-type="float">
            <text:p>0</text:p>
          </table:table-cell>
          <table:table-cell table:formula="of:=SQRT([.I65])" office:value-type="float" office:value="135.273796427837" calcext:value-type="float">
            <text:p>135.2737964278</text:p>
          </table:table-cell>
          <table:table-cell table:formula="of:=LN([.I65])" office:value-type="float" office:value="9.81460169252769" calcext:value-type="float">
            <text:p>9.8146016925</text:p>
          </table:table-cell>
          <table:table-cell table:formula="of:=[.K65]/[.I65]" office:value-type="float" office:value="0.00739241469084854" calcext:value-type="float">
            <text:p>0.0073924147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338" calcext:value-type="float">
            <text:p>18338</text:p>
          </table:table-cell>
          <table:table-cell office:value-type="float" office:value="0" calcext:value-type="float">
            <text:p>0</text:p>
          </table:table-cell>
          <table:table-cell table:formula="of:=SQRT([.I66])" office:value-type="float" office:value="135.417871789509" calcext:value-type="float">
            <text:p>135.4178717895</text:p>
          </table:table-cell>
          <table:table-cell table:formula="of:=LN([.I66])" office:value-type="float" office:value="9.81673068860985" calcext:value-type="float">
            <text:p>9.8167306886</text:p>
          </table:table-cell>
          <table:table-cell table:formula="of:=[.K66]/[.I66]" office:value-type="float" office:value="0.00738454966678533" calcext:value-type="float">
            <text:p>0.00738454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8866" calcext:value-type="float">
            <text:p>18866</text:p>
          </table:table-cell>
          <table:table-cell office:value-type="float" office:value="0" calcext:value-type="float">
            <text:p>0</text:p>
          </table:table-cell>
          <table:table-cell table:formula="of:=SQRT([.I67])" office:value-type="float" office:value="137.353558381281" calcext:value-type="float">
            <text:p>137.3535583813</text:p>
          </table:table-cell>
          <table:table-cell table:formula="of:=LN([.I67])" office:value-type="float" office:value="9.8451166392098" calcext:value-type="float">
            <text:p>9.8451166392</text:p>
          </table:table-cell>
          <table:table-cell table:formula="of:=[.K67]/[.I67]" office:value-type="float" office:value="0.00728048120329064" calcext:value-type="float">
            <text:p>0.0072804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8963" calcext:value-type="float">
            <text:p>18963</text:p>
          </table:table-cell>
          <table:table-cell office:value-type="float" office:value="0" calcext:value-type="float">
            <text:p>0</text:p>
          </table:table-cell>
          <table:table-cell table:formula="of:=SQRT([.I68])" office:value-type="float" office:value="137.706209010342" calcext:value-type="float">
            <text:p>137.7062090103</text:p>
          </table:table-cell>
          <table:table-cell table:formula="of:=LN([.I68])" office:value-type="float" office:value="9.85024499114041" calcext:value-type="float">
            <text:p>9.8502449911</text:p>
          </table:table-cell>
          <table:table-cell table:formula="of:=[.K68]/[.I68]" office:value-type="float" office:value="0.00726183668250498" calcext:value-type="float">
            <text:p>0.00726183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9027" calcext:value-type="float">
            <text:p>19027</text:p>
          </table:table-cell>
          <table:table-cell office:value-type="float" office:value="0" calcext:value-type="float">
            <text:p>0</text:p>
          </table:table-cell>
          <table:table-cell table:formula="of:=SQRT([.I69])" office:value-type="float" office:value="137.938392045145" calcext:value-type="float">
            <text:p>137.9383920451</text:p>
          </table:table-cell>
          <table:table-cell table:formula="of:=LN([.I69])" office:value-type="float" office:value="9.8536143020404" calcext:value-type="float">
            <text:p>9.853614302</text:p>
          </table:table-cell>
          <table:table-cell table:formula="of:=[.K69]/[.I69]" office:value-type="float" office:value="0.00724961328875517" calcext:value-type="float">
            <text:p>0.0072496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9130" calcext:value-type="float">
            <text:p>19130</text:p>
          </table:table-cell>
          <table:table-cell office:value-type="float" office:value="0" calcext:value-type="float">
            <text:p>0</text:p>
          </table:table-cell>
          <table:table-cell table:formula="of:=SQRT([.I70])" office:value-type="float" office:value="138.311243216161" calcext:value-type="float">
            <text:p>138.3112432162</text:p>
          </table:table-cell>
          <table:table-cell table:formula="of:=LN([.I70])" office:value-type="float" office:value="9.8590130624343" calcext:value-type="float">
            <text:p>9.8590130624</text:p>
          </table:table-cell>
          <table:table-cell table:formula="of:=[.K70]/[.I70]" office:value-type="float" office:value="0.00723007021516784" calcext:value-type="float">
            <text:p>0.00723007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9566" calcext:value-type="float">
            <text:p>19566</text:p>
          </table:table-cell>
          <table:table-cell office:value-type="float" office:value="0" calcext:value-type="float">
            <text:p>0</text:p>
          </table:table-cell>
          <table:table-cell table:formula="of:=SQRT([.I71])" office:value-type="float" office:value="139.878518722497" calcext:value-type="float">
            <text:p>139.8785187225</text:p>
          </table:table-cell>
          <table:table-cell table:formula="of:=LN([.I71])" office:value-type="float" office:value="9.88154864501737" calcext:value-type="float">
            <text:p>9.881548645</text:p>
          </table:table-cell>
          <table:table-cell table:formula="of:=[.K71]/[.I71]" office:value-type="float" office:value="0.00714906055006119" calcext:value-type="float">
            <text:p>0.00714906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9597" calcext:value-type="float">
            <text:p>19597</text:p>
          </table:table-cell>
          <table:table-cell office:value-type="float" office:value="0" calcext:value-type="float">
            <text:p>0</text:p>
          </table:table-cell>
          <table:table-cell table:formula="of:=SQRT([.I72])" office:value-type="float" office:value="139.989285304269" calcext:value-type="float">
            <text:p>139.9892853043</text:p>
          </table:table-cell>
          <table:table-cell table:formula="of:=LN([.I72])" office:value-type="float" office:value="9.88313177227905" calcext:value-type="float">
            <text:p>9.8831317723</text:p>
          </table:table-cell>
          <table:table-cell table:formula="of:=[.K72]/[.I72]" office:value-type="float" office:value="0.00714340385284834" calcext:value-type="float">
            <text:p>0.00714340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9462" calcext:value-type="float">
            <text:p>19462</text:p>
          </table:table-cell>
          <table:table-cell office:value-type="float" office:value="0" calcext:value-type="float">
            <text:p>0</text:p>
          </table:table-cell>
          <table:table-cell table:formula="of:=SQRT([.I73])" office:value-type="float" office:value="139.506272260426" calcext:value-type="float">
            <text:p>139.5062722604</text:p>
          </table:table-cell>
          <table:table-cell table:formula="of:=LN([.I73])" office:value-type="float" office:value="9.87621912538194" calcext:value-type="float">
            <text:p>9.8762191254</text:p>
          </table:table-cell>
          <table:table-cell table:formula="of:=[.K73]/[.I73]" office:value-type="float" office:value="0.00716813648445307" calcext:value-type="float">
            <text:p>0.00716813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9474" calcext:value-type="float">
            <text:p>19474</text:p>
          </table:table-cell>
          <table:table-cell office:value-type="float" office:value="0" calcext:value-type="float">
            <text:p>0</text:p>
          </table:table-cell>
          <table:table-cell table:formula="of:=SQRT([.I74])" office:value-type="float" office:value="139.549274451715" calcext:value-type="float">
            <text:p>139.5492744517</text:p>
          </table:table-cell>
          <table:table-cell table:formula="of:=LN([.I74])" office:value-type="float" office:value="9.8768355215387" calcext:value-type="float">
            <text:p>9.8768355215</text:p>
          </table:table-cell>
          <table:table-cell table:formula="of:=[.K74]/[.I74]" office:value-type="float" office:value="0.0071659276189645" calcext:value-type="float">
            <text:p>0.00716592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9604" calcext:value-type="float">
            <text:p>19604</text:p>
          </table:table-cell>
          <table:table-cell office:value-type="float" office:value="0" calcext:value-type="float">
            <text:p>0</text:p>
          </table:table-cell>
          <table:table-cell table:formula="of:=SQRT([.I75])" office:value-type="float" office:value="140.014284985497" calcext:value-type="float">
            <text:p>140.0142849855</text:p>
          </table:table-cell>
          <table:table-cell table:formula="of:=LN([.I75])" office:value-type="float" office:value="9.88348890602944" calcext:value-type="float">
            <text:p>9.883488906</text:p>
          </table:table-cell>
          <table:table-cell table:formula="of:=[.K75]/[.I75]" office:value-type="float" office:value="0.00714212839142507" calcext:value-type="float">
            <text:p>0.007142128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9423" calcext:value-type="float">
            <text:p>19423</text:p>
          </table:table-cell>
          <table:table-cell office:value-type="float" office:value="0" calcext:value-type="float">
            <text:p>0</text:p>
          </table:table-cell>
          <table:table-cell table:formula="of:=SQRT([.I76])" office:value-type="float" office:value="139.366423502937" calcext:value-type="float">
            <text:p>139.3664235029</text:p>
          </table:table-cell>
          <table:table-cell table:formula="of:=LN([.I76])" office:value-type="float" office:value="9.87421320983213" calcext:value-type="float">
            <text:p>9.8742132098</text:p>
          </table:table-cell>
          <table:table-cell table:formula="of:=[.K76]/[.I76]" office:value-type="float" office:value="0.00717532942917866" calcext:value-type="float">
            <text:p>0.00717532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9364" calcext:value-type="float">
            <text:p>19364</text:p>
          </table:table-cell>
          <table:table-cell office:value-type="float" office:value="0" calcext:value-type="float">
            <text:p>0</text:p>
          </table:table-cell>
          <table:table-cell table:formula="of:=SQRT([.I77])" office:value-type="float" office:value="139.154590294392" calcext:value-type="float">
            <text:p>139.1545902944</text:p>
          </table:table-cell>
          <table:table-cell table:formula="of:=LN([.I77])" office:value-type="float" office:value="9.87117095105958" calcext:value-type="float">
            <text:p>9.8711709511</text:p>
          </table:table-cell>
          <table:table-cell table:formula="of:=[.K77]/[.I77]" office:value-type="float" office:value="0.00718625233910306" calcext:value-type="float">
            <text:p>0.00718625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8653" calcext:value-type="float">
            <text:p>18653</text:p>
          </table:table-cell>
          <table:table-cell office:value-type="float" office:value="0" calcext:value-type="float">
            <text:p>0</text:p>
          </table:table-cell>
          <table:table-cell table:formula="of:=SQRT([.I78])" office:value-type="float" office:value="136.575986176194" calcext:value-type="float">
            <text:p>136.5759861762</text:p>
          </table:table-cell>
          <table:table-cell table:formula="of:=LN([.I78])" office:value-type="float" office:value="9.83376227004456" calcext:value-type="float">
            <text:p>9.83376227</text:p>
          </table:table-cell>
          <table:table-cell table:formula="of:=[.K78]/[.I78]" office:value-type="float" office:value="0.00732193138777646" calcext:value-type="float">
            <text:p>0.00732193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table:formula="of:=SQRT([.I79])" office:value-type="float" office:value="136.565002837477" calcext:value-type="float">
            <text:p>136.5650028375</text:p>
          </table:table-cell>
          <table:table-cell table:formula="of:=LN([.I79])" office:value-type="float" office:value="9.83360142507196" calcext:value-type="float">
            <text:p>9.8336014251</text:p>
          </table:table-cell>
          <table:table-cell table:formula="of:=[.K79]/[.I79]" office:value-type="float" office:value="0.00732252025938213" calcext:value-type="float">
            <text:p>0.0073225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8467" calcext:value-type="float">
            <text:p>18467</text:p>
          </table:table-cell>
          <table:table-cell office:value-type="float" office:value="0" calcext:value-type="float">
            <text:p>0</text:p>
          </table:table-cell>
          <table:table-cell table:formula="of:=SQRT([.I80])" office:value-type="float" office:value="135.893340528519" calcext:value-type="float">
            <text:p>135.8933405285</text:p>
          </table:table-cell>
          <table:table-cell table:formula="of:=LN([.I80])" office:value-type="float" office:value="9.82374063444587" calcext:value-type="float">
            <text:p>9.8237406344</text:p>
          </table:table-cell>
          <table:table-cell table:formula="of:=[.K80]/[.I80]" office:value-type="float" office:value="0.0073587123262316" calcext:value-type="float">
            <text:p>0.00735871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8114" calcext:value-type="float">
            <text:p>18114</text:p>
          </table:table-cell>
          <table:table-cell office:value-type="float" office:value="0" calcext:value-type="float">
            <text:p>0</text:p>
          </table:table-cell>
          <table:table-cell table:formula="of:=SQRT([.I81])" office:value-type="float" office:value="134.5882610037" calcext:value-type="float">
            <text:p>134.5882610037</text:p>
          </table:table-cell>
          <table:table-cell table:formula="of:=LN([.I81])" office:value-type="float" office:value="9.80444039893489" calcext:value-type="float">
            <text:p>9.8044403989</text:p>
          </table:table-cell>
          <table:table-cell table:formula="of:=[.K81]/[.I81]" office:value-type="float" office:value="0.00743006851074858" calcext:value-type="float">
            <text:p>0.0074300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7580" calcext:value-type="float">
            <text:p>17580</text:p>
          </table:table-cell>
          <table:table-cell office:value-type="float" office:value="0" calcext:value-type="float">
            <text:p>0</text:p>
          </table:table-cell>
          <table:table-cell table:formula="of:=SQRT([.I82])" office:value-type="float" office:value="132.589592351738" calcext:value-type="float">
            <text:p>132.5895923517</text:p>
          </table:table-cell>
          <table:table-cell table:formula="of:=LN([.I82])" office:value-type="float" office:value="9.77451717123917" calcext:value-type="float">
            <text:p>9.7745171712</text:p>
          </table:table-cell>
          <table:table-cell table:formula="of:=[.K82]/[.I82]" office:value-type="float" office:value="0.00754207009964379" calcext:value-type="float">
            <text:p>0.00754207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7557" calcext:value-type="float">
            <text:p>17557</text:p>
          </table:table-cell>
          <table:table-cell office:value-type="float" office:value="0" calcext:value-type="float">
            <text:p>0</text:p>
          </table:table-cell>
          <table:table-cell table:formula="of:=SQRT([.I83])" office:value-type="float" office:value="132.502830158454" calcext:value-type="float">
            <text:p>132.5028301585</text:p>
          </table:table-cell>
          <table:table-cell table:formula="of:=LN([.I83])" office:value-type="float" office:value="9.77320800976921" calcext:value-type="float">
            <text:p>9.7732080098</text:p>
          </table:table-cell>
          <table:table-cell table:formula="of:=[.K83]/[.I83]" office:value-type="float" office:value="0.00754700860958328" calcext:value-type="float">
            <text:p>0.007547008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7044" calcext:value-type="float">
            <text:p>17044</text:p>
          </table:table-cell>
          <table:table-cell office:value-type="float" office:value="0" calcext:value-type="float">
            <text:p>0</text:p>
          </table:table-cell>
          <table:table-cell table:formula="of:=SQRT([.I84])" office:value-type="float" office:value="130.552671362941" calcext:value-type="float">
            <text:p>130.5526713629</text:p>
          </table:table-cell>
          <table:table-cell table:formula="of:=LN([.I84])" office:value-type="float" office:value="9.7435535146198" calcext:value-type="float">
            <text:p>9.7435535146</text:p>
          </table:table-cell>
          <table:table-cell table:formula="of:=[.K84]/[.I84]" office:value-type="float" office:value="0.00765974368475362" calcext:value-type="float">
            <text:p>0.00765974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6949" calcext:value-type="float">
            <text:p>16949</text:p>
          </table:table-cell>
          <table:table-cell office:value-type="float" office:value="0" calcext:value-type="float">
            <text:p>0</text:p>
          </table:table-cell>
          <table:table-cell table:formula="of:=SQRT([.I85])" office:value-type="float" office:value="130.188325129406" calcext:value-type="float">
            <text:p>130.1883251294</text:p>
          </table:table-cell>
          <table:table-cell table:formula="of:=LN([.I85])" office:value-type="float" office:value="9.73796411401806" calcext:value-type="float">
            <text:p>9.737964114</text:p>
          </table:table-cell>
          <table:table-cell table:formula="of:=[.K85]/[.I85]" office:value-type="float" office:value="0.00768118031325779" calcext:value-type="float">
            <text:p>0.00768118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6489" calcext:value-type="float">
            <text:p>16489</text:p>
          </table:table-cell>
          <table:table-cell office:value-type="float" office:value="0" calcext:value-type="float">
            <text:p>0</text:p>
          </table:table-cell>
          <table:table-cell table:formula="of:=SQRT([.I86])" office:value-type="float" office:value="128.409501206102" calcext:value-type="float">
            <text:p>128.4095012061</text:p>
          </table:table-cell>
          <table:table-cell table:formula="of:=LN([.I86])" office:value-type="float" office:value="9.71044877090097" calcext:value-type="float">
            <text:p>9.7104487709</text:p>
          </table:table-cell>
          <table:table-cell table:formula="of:=[.K86]/[.I86]" office:value-type="float" office:value="0.00778758573631526" calcext:value-type="float">
            <text:p>0.007787585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16158" calcext:value-type="float">
            <text:p>16158</text:p>
          </table:table-cell>
          <table:table-cell office:value-type="float" office:value="0" calcext:value-type="float">
            <text:p>0</text:p>
          </table:table-cell>
          <table:table-cell table:formula="of:=SQRT([.I87])" office:value-type="float" office:value="127.114121953464" calcext:value-type="float">
            <text:p>127.1141219535</text:p>
          </table:table-cell>
          <table:table-cell table:formula="of:=LN([.I87])" office:value-type="float" office:value="9.69017056203965" calcext:value-type="float">
            <text:p>9.690170562</text:p>
          </table:table-cell>
          <table:table-cell table:formula="of:=[.K87]/[.I87]" office:value-type="float" office:value="0.00786694652515556" calcext:value-type="float">
            <text:p>0.0078669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5525" calcext:value-type="float">
            <text:p>15525</text:p>
          </table:table-cell>
          <table:table-cell office:value-type="float" office:value="0" calcext:value-type="float">
            <text:p>0</text:p>
          </table:table-cell>
          <table:table-cell table:formula="of:=SQRT([.I88])" office:value-type="float" office:value="124.599357943771" calcext:value-type="float">
            <text:p>124.5993579438</text:p>
          </table:table-cell>
          <table:table-cell table:formula="of:=LN([.I88])" office:value-type="float" office:value="9.65020690680168" calcext:value-type="float">
            <text:p>9.6502069068</text:p>
          </table:table-cell>
          <table:table-cell table:formula="of:=[.K88]/[.I88]" office:value-type="float" office:value="0.00802572353905128" calcext:value-type="float">
            <text:p>0.00802572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5019" calcext:value-type="float">
            <text:p>15019</text:p>
          </table:table-cell>
          <table:table-cell office:value-type="float" office:value="0" calcext:value-type="float">
            <text:p>0</text:p>
          </table:table-cell>
          <table:table-cell table:formula="of:=SQRT([.I89])" office:value-type="float" office:value="122.552029766952" calcext:value-type="float">
            <text:p>122.552029767</text:p>
          </table:table-cell>
          <table:table-cell table:formula="of:=LN([.I89])" office:value-type="float" office:value="9.61707134520558" calcext:value-type="float">
            <text:p>9.6170713452</text:p>
          </table:table-cell>
          <table:table-cell table:formula="of:=[.K89]/[.I89]" office:value-type="float" office:value="0.00815979957167271" calcext:value-type="float">
            <text:p>0.00815979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4952" calcext:value-type="float">
            <text:p>14952</text:p>
          </table:table-cell>
          <table:table-cell office:value-type="float" office:value="0" calcext:value-type="float">
            <text:p>0</text:p>
          </table:table-cell>
          <table:table-cell table:formula="of:=SQRT([.I90])" office:value-type="float" office:value="122.278370941062" calcext:value-type="float">
            <text:p>122.2783709411</text:p>
          </table:table-cell>
          <table:table-cell table:formula="of:=LN([.I90])" office:value-type="float" office:value="9.6126003491354" calcext:value-type="float">
            <text:p>9.6126003491</text:p>
          </table:table-cell>
          <table:table-cell table:formula="of:=[.K90]/[.I90]" office:value-type="float" office:value="0.00817806119188484" calcext:value-type="float">
            <text:p>0.00817806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14309" calcext:value-type="float">
            <text:p>14309</text:p>
          </table:table-cell>
          <table:table-cell office:value-type="float" office:value="0" calcext:value-type="float">
            <text:p>0</text:p>
          </table:table-cell>
          <table:table-cell table:formula="of:=SQRT([.I91])" office:value-type="float" office:value="119.620232402383" calcext:value-type="float">
            <text:p>119.6202324024</text:p>
          </table:table-cell>
          <table:table-cell table:formula="of:=LN([.I91])" office:value-type="float" office:value="9.56864398890674" calcext:value-type="float">
            <text:p>9.5686439889</text:p>
          </table:table-cell>
          <table:table-cell table:formula="of:=[.K91]/[.I91]" office:value-type="float" office:value="0.00835978981077521" calcext:value-type="float">
            <text:p>0.008359789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4154" calcext:value-type="float">
            <text:p>14154</text:p>
          </table:table-cell>
          <table:table-cell office:value-type="float" office:value="0" calcext:value-type="float">
            <text:p>0</text:p>
          </table:table-cell>
          <table:table-cell table:formula="of:=SQRT([.I92])" office:value-type="float" office:value="118.970584599724" calcext:value-type="float">
            <text:p>118.9705845997</text:p>
          </table:table-cell>
          <table:table-cell table:formula="of:=LN([.I92])" office:value-type="float" office:value="9.55775254863573" calcext:value-type="float">
            <text:p>9.5577525486</text:p>
          </table:table-cell>
          <table:table-cell table:formula="of:=[.K92]/[.I92]" office:value-type="float" office:value="0.00840543907020797" calcext:value-type="float">
            <text:p>0.00840543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3787" calcext:value-type="float">
            <text:p>13787</text:p>
          </table:table-cell>
          <table:table-cell office:value-type="float" office:value="0" calcext:value-type="float">
            <text:p>0</text:p>
          </table:table-cell>
          <table:table-cell table:formula="of:=SQRT([.I93])" office:value-type="float" office:value="117.418056533056" calcext:value-type="float">
            <text:p>117.4180565331</text:p>
          </table:table-cell>
          <table:table-cell table:formula="of:=LN([.I93])" office:value-type="float" office:value="9.53148139817163" calcext:value-type="float">
            <text:p>9.5314813982</text:p>
          </table:table-cell>
          <table:table-cell table:formula="of:=[.K93]/[.I93]" office:value-type="float" office:value="0.00851657768427187" calcext:value-type="float">
            <text:p>0.00851657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3277" calcext:value-type="float">
            <text:p>13277</text:p>
          </table:table-cell>
          <table:table-cell office:value-type="float" office:value="0" calcext:value-type="float">
            <text:p>0</text:p>
          </table:table-cell>
          <table:table-cell table:formula="of:=SQRT([.I94])" office:value-type="float" office:value="115.225865151883" calcext:value-type="float">
            <text:p>115.2258651519</text:p>
          </table:table-cell>
          <table:table-cell table:formula="of:=LN([.I94])" office:value-type="float" office:value="9.4937884938959" calcext:value-type="float">
            <text:p>9.4937884939</text:p>
          </table:table-cell>
          <table:table-cell table:formula="of:=[.K94]/[.I94]" office:value-type="float" office:value="0.00867860700097035" calcext:value-type="float">
            <text:p>0.0086786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3122" calcext:value-type="float">
            <text:p>13122</text:p>
          </table:table-cell>
          <table:table-cell office:value-type="float" office:value="0" calcext:value-type="float">
            <text:p>0</text:p>
          </table:table-cell>
          <table:table-cell table:formula="of:=SQRT([.I95])" office:value-type="float" office:value="114.551298552221" calcext:value-type="float">
            <text:p>114.5512985522</text:p>
          </table:table-cell>
          <table:table-cell table:formula="of:=LN([.I95])" office:value-type="float" office:value="9.48204548990482" calcext:value-type="float">
            <text:p>9.4820454899</text:p>
          </table:table-cell>
          <table:table-cell table:formula="of:=[.K95]/[.I95]" office:value-type="float" office:value="0.00872971334798207" calcext:value-type="float">
            <text:p>0.0087297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2314" calcext:value-type="float">
            <text:p>12314</text:p>
          </table:table-cell>
          <table:table-cell office:value-type="float" office:value="0" calcext:value-type="float">
            <text:p>0</text:p>
          </table:table-cell>
          <table:table-cell table:formula="of:=SQRT([.I96])" office:value-type="float" office:value="110.968463988649" calcext:value-type="float">
            <text:p>110.9684639886</text:p>
          </table:table-cell>
          <table:table-cell table:formula="of:=LN([.I96])" office:value-type="float" office:value="9.41849210547116" calcext:value-type="float">
            <text:p>9.4184921055</text:p>
          </table:table-cell>
          <table:table-cell table:formula="of:=[.K96]/[.I96]" office:value-type="float" office:value="0.00901156926982691" calcext:value-type="float">
            <text:p>0.00901156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2308" calcext:value-type="float">
            <text:p>12308</text:p>
          </table:table-cell>
          <table:table-cell office:value-type="float" office:value="0" calcext:value-type="float">
            <text:p>0</text:p>
          </table:table-cell>
          <table:table-cell table:formula="of:=SQRT([.I97])" office:value-type="float" office:value="110.941425986869" calcext:value-type="float">
            <text:p>110.9414259869</text:p>
          </table:table-cell>
          <table:table-cell table:formula="of:=LN([.I97])" office:value-type="float" office:value="9.41800473644193" calcext:value-type="float">
            <text:p>9.4180047364</text:p>
          </table:table-cell>
          <table:table-cell table:formula="of:=[.K97]/[.I97]" office:value-type="float" office:value="0.0090137655172952" calcext:value-type="float">
            <text:p>0.00901376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1935" calcext:value-type="float">
            <text:p>11935</text:p>
          </table:table-cell>
          <table:table-cell office:value-type="float" office:value="0" calcext:value-type="float">
            <text:p>0</text:p>
          </table:table-cell>
          <table:table-cell table:formula="of:=SQRT([.I98])" office:value-type="float" office:value="109.247425598959" calcext:value-type="float">
            <text:p>109.247425599</text:p>
          </table:table-cell>
          <table:table-cell table:formula="of:=LN([.I98])" office:value-type="float" office:value="9.38723053877293" calcext:value-type="float">
            <text:p>9.3872305388</text:p>
          </table:table-cell>
          <table:table-cell table:formula="of:=[.K98]/[.I98]" office:value-type="float" office:value="0.00915353377452523" calcext:value-type="float">
            <text:p>0.00915353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1867" calcext:value-type="float">
            <text:p>11867</text:p>
          </table:table-cell>
          <table:table-cell office:value-type="float" office:value="0" calcext:value-type="float">
            <text:p>0</text:p>
          </table:table-cell>
          <table:table-cell table:formula="of:=SQRT([.I99])" office:value-type="float" office:value="108.935760886864" calcext:value-type="float">
            <text:p>108.9357608869</text:p>
          </table:table-cell>
          <table:table-cell table:formula="of:=LN([.I99])" office:value-type="float" office:value="9.38151671766514" calcext:value-type="float">
            <text:p>9.3815167177</text:p>
          </table:table-cell>
          <table:table-cell table:formula="of:=[.K99]/[.I99]" office:value-type="float" office:value="0.00917972199265728" calcext:value-type="float">
            <text:p>0.00917972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table:formula="of:=SQRT([.I100])" office:value-type="float" office:value="107.470926301023" calcext:value-type="float">
            <text:p>107.470926301</text:p>
          </table:table-cell>
          <table:table-cell table:formula="of:=LN([.I100])" office:value-type="float" office:value="9.35444071594994" calcext:value-type="float">
            <text:p>9.3544407159</text:p>
          </table:table-cell>
          <table:table-cell table:formula="of:=[.K100]/[.I100]" office:value-type="float" office:value="0.00930484210398471" calcext:value-type="float">
            <text:p>0.00930484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65" calcext:value-type="float">
            <text:p>11365</text:p>
          </table:table-cell>
          <table:table-cell office:value-type="float" office:value="0" calcext:value-type="float">
            <text:p>0</text:p>
          </table:table-cell>
          <table:table-cell table:formula="of:=SQRT([.I101])" office:value-type="float" office:value="106.606754007427" calcext:value-type="float">
            <text:p>106.6067540074</text:p>
          </table:table-cell>
          <table:table-cell table:formula="of:=LN([.I101])" office:value-type="float" office:value="9.33829373628664" calcext:value-type="float">
            <text:p>9.3382937363</text:p>
          </table:table-cell>
          <table:table-cell table:formula="of:=[.K101]/[.I101]" office:value-type="float" office:value="0.00938026872040711" calcext:value-type="float">
            <text:p>0.00938026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094" calcext:value-type="float">
            <text:p>11094</text:p>
          </table:table-cell>
          <table:table-cell office:value-type="float" office:value="0" calcext:value-type="float">
            <text:p>0</text:p>
          </table:table-cell>
          <table:table-cell table:formula="of:=SQRT([.I102])" office:value-type="float" office:value="105.328058939677" calcext:value-type="float">
            <text:p>105.3280589397</text:p>
          </table:table-cell>
          <table:table-cell table:formula="of:=LN([.I102])" office:value-type="float" office:value="9.31415970061518" calcext:value-type="float">
            <text:p>9.3141597006</text:p>
          </table:table-cell>
          <table:table-cell table:formula="of:=[.K102]/[.I102]" office:value-type="float" office:value="0.00949414628985728" calcext:value-type="float">
            <text:p>0.00949414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0776" calcext:value-type="float">
            <text:p>10776</text:p>
          </table:table-cell>
          <table:table-cell office:value-type="float" office:value="0" calcext:value-type="float">
            <text:p>0</text:p>
          </table:table-cell>
          <table:table-cell table:formula="of:=SQRT([.I103])" office:value-type="float" office:value="103.807514178888" calcext:value-type="float">
            <text:p>103.8075141789</text:p>
          </table:table-cell>
          <table:table-cell table:formula="of:=LN([.I103])" office:value-type="float" office:value="9.2850767180902" calcext:value-type="float">
            <text:p>9.2850767181</text:p>
          </table:table-cell>
          <table:table-cell table:formula="of:=[.K103]/[.I103]" office:value-type="float" office:value="0.00963321401066145" calcext:value-type="float">
            <text:p>0.0096332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0796" calcext:value-type="float">
            <text:p>10796</text:p>
          </table:table-cell>
          <table:table-cell office:value-type="float" office:value="0" calcext:value-type="float">
            <text:p>0</text:p>
          </table:table-cell>
          <table:table-cell table:formula="of:=SQRT([.I104])" office:value-type="float" office:value="103.903801662884" calcext:value-type="float">
            <text:p>103.9038016629</text:p>
          </table:table-cell>
          <table:table-cell table:formula="of:=LN([.I104])" office:value-type="float" office:value="9.2869309741379" calcext:value-type="float">
            <text:p>9.2869309741</text:p>
          </table:table-cell>
          <table:table-cell table:formula="of:=[.K104]/[.I104]" office:value-type="float" office:value="0.00962428692690666" calcext:value-type="float">
            <text:p>0.0096242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formula="of:=SQRT([.I105])" office:value-type="float" office:value="103.053384223906" calcext:value-type="float">
            <text:p>103.0533842239</text:p>
          </table:table-cell>
          <table:table-cell table:formula="of:=LN([.I105])" office:value-type="float" office:value="9.27049429479593" calcext:value-type="float">
            <text:p>9.2704942948</text:p>
          </table:table-cell>
          <table:table-cell table:formula="of:=[.K105]/[.I105]" office:value-type="float" office:value="0.0097037084956597" calcext:value-type="float">
            <text:p>0.00970370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0256" calcext:value-type="float">
            <text:p>10256</text:p>
          </table:table-cell>
          <table:table-cell office:value-type="float" office:value="0" calcext:value-type="float">
            <text:p>0</text:p>
          </table:table-cell>
          <table:table-cell table:formula="of:=SQRT([.I106])" office:value-type="float" office:value="101.271911209377" calcext:value-type="float">
            <text:p>101.2719112094</text:p>
          </table:table-cell>
          <table:table-cell table:formula="of:=LN([.I106])" office:value-type="float" office:value="9.23561817916045" calcext:value-type="float">
            <text:p>9.2356181792</text:p>
          </table:table-cell>
          <table:table-cell table:formula="of:=[.K106]/[.I106]" office:value-type="float" office:value="0.00987440631916705" calcext:value-type="float">
            <text:p>0.00987440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table:formula="of:=SQRT([.I107])" office:value-type="float" office:value="102.72292830717" calcext:value-type="float">
            <text:p>102.7229283072</text:p>
          </table:table-cell>
          <table:table-cell table:formula="of:=LN([.I107])" office:value-type="float" office:value="9.26407069439715" calcext:value-type="float">
            <text:p>9.2640706944</text:p>
          </table:table-cell>
          <table:table-cell table:formula="of:=[.K107]/[.I107]" office:value-type="float" office:value="0.00973492497224887" calcext:value-type="float">
            <text:p>0.0097349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0304" calcext:value-type="float">
            <text:p>10304</text:p>
          </table:table-cell>
          <table:table-cell office:value-type="float" office:value="0" calcext:value-type="float">
            <text:p>0</text:p>
          </table:table-cell>
          <table:table-cell table:formula="of:=SQRT([.I108])" office:value-type="float" office:value="101.508620323596" calcext:value-type="float">
            <text:p>101.5086203236</text:p>
          </table:table-cell>
          <table:table-cell table:formula="of:=LN([.I108])" office:value-type="float" office:value="9.24028744834414" calcext:value-type="float">
            <text:p>9.2402874483</text:p>
          </table:table-cell>
          <table:table-cell table:formula="of:=[.K108]/[.I108]" office:value-type="float" office:value="0.00985138007798876" calcext:value-type="float">
            <text:p>0.00985138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0371" calcext:value-type="float">
            <text:p>10371</text:p>
          </table:table-cell>
          <table:table-cell office:value-type="float" office:value="0" calcext:value-type="float">
            <text:p>0</text:p>
          </table:table-cell>
          <table:table-cell table:formula="of:=SQRT([.I109])" office:value-type="float" office:value="101.838106816653" calcext:value-type="float">
            <text:p>101.8381068167</text:p>
          </table:table-cell>
          <table:table-cell table:formula="of:=LN([.I109])" office:value-type="float" office:value="9.24676872858973" calcext:value-type="float">
            <text:p>9.2467687286</text:p>
          </table:table-cell>
          <table:table-cell table:formula="of:=[.K109]/[.I109]" office:value-type="float" office:value="0.00981950697296817" calcext:value-type="float">
            <text:p>0.0098195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0429" calcext:value-type="float">
            <text:p>10429</text:p>
          </table:table-cell>
          <table:table-cell office:value-type="float" office:value="0" calcext:value-type="float">
            <text:p>0</text:p>
          </table:table-cell>
          <table:table-cell table:formula="of:=SQRT([.I110])" office:value-type="float" office:value="102.122475488993" calcext:value-type="float">
            <text:p>102.122475489</text:p>
          </table:table-cell>
          <table:table-cell table:formula="of:=LN([.I110])" office:value-type="float" office:value="9.25234566612121" calcext:value-type="float">
            <text:p>9.2523456661</text:p>
          </table:table-cell>
          <table:table-cell table:formula="of:=[.K110]/[.I110]" office:value-type="float" office:value="0.00979216372509283" calcext:value-type="float">
            <text:p>0.00979216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0528" calcext:value-type="float">
            <text:p>10528</text:p>
          </table:table-cell>
          <table:table-cell office:value-type="float" office:value="0" calcext:value-type="float">
            <text:p>0</text:p>
          </table:table-cell>
          <table:table-cell table:formula="of:=SQRT([.I111])" office:value-type="float" office:value="102.606042707045" calcext:value-type="float">
            <text:p>102.606042707</text:p>
          </table:table-cell>
          <table:table-cell table:formula="of:=LN([.I111])" office:value-type="float" office:value="9.2617936535651" calcext:value-type="float">
            <text:p>9.2617936536</text:p>
          </table:table-cell>
          <table:table-cell table:formula="of:=[.K111]/[.I111]" office:value-type="float" office:value="0.00974601469481813" calcext:value-type="float">
            <text:p>0.00974601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0631" calcext:value-type="float">
            <text:p>10631</text:p>
          </table:table-cell>
          <table:table-cell office:value-type="float" office:value="0" calcext:value-type="float">
            <text:p>0</text:p>
          </table:table-cell>
          <table:table-cell table:formula="of:=SQRT([.I112])" office:value-type="float" office:value="103.106740807767" calcext:value-type="float">
            <text:p>103.1067408078</text:p>
          </table:table-cell>
          <table:table-cell table:formula="of:=LN([.I112])" office:value-type="float" office:value="9.27152954028861" calcext:value-type="float">
            <text:p>9.2715295403</text:p>
          </table:table-cell>
          <table:table-cell table:formula="of:=[.K112]/[.I112]" office:value-type="float" office:value="0.0096986869351676" calcext:value-type="float">
            <text:p>0.0096986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0891" calcext:value-type="float">
            <text:p>10891</text:p>
          </table:table-cell>
          <table:table-cell office:value-type="float" office:value="0" calcext:value-type="float">
            <text:p>0</text:p>
          </table:table-cell>
          <table:table-cell table:formula="of:=SQRT([.I113])" office:value-type="float" office:value="104.359954005356" calcext:value-type="float">
            <text:p>104.3599540054</text:p>
          </table:table-cell>
          <table:table-cell table:formula="of:=LN([.I113])" office:value-type="float" office:value="9.29569203907569" calcext:value-type="float">
            <text:p>9.2956920391</text:p>
          </table:table-cell>
          <table:table-cell table:formula="of:=[.K113]/[.I113]" office:value-type="float" office:value="0.00958221963137966" calcext:value-type="float">
            <text:p>0.00958221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0722" calcext:value-type="float">
            <text:p>10722</text:p>
          </table:table-cell>
          <table:table-cell office:value-type="float" office:value="0" calcext:value-type="float">
            <text:p>0</text:p>
          </table:table-cell>
          <table:table-cell table:formula="of:=SQRT([.I114])" office:value-type="float" office:value="103.547090736534" calcext:value-type="float">
            <text:p>103.5470907365</text:p>
          </table:table-cell>
          <table:table-cell table:formula="of:=LN([.I114])" office:value-type="float" office:value="9.28005298438748" calcext:value-type="float">
            <text:p>9.2800529844</text:p>
          </table:table-cell>
          <table:table-cell table:formula="of:=[.K114]/[.I114]" office:value-type="float" office:value="0.00965744177733016" calcext:value-type="float">
            <text:p>0.00965744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0809" calcext:value-type="float">
            <text:p>10809</text:p>
          </table:table-cell>
          <table:table-cell office:value-type="float" office:value="0" calcext:value-type="float">
            <text:p>0</text:p>
          </table:table-cell>
          <table:table-cell table:formula="of:=SQRT([.I115])" office:value-type="float" office:value="103.966340706981" calcext:value-type="float">
            <text:p>103.966340707</text:p>
          </table:table-cell>
          <table:table-cell table:formula="of:=LN([.I115])" office:value-type="float" office:value="9.2881343994162" calcext:value-type="float">
            <text:p>9.2881343994</text:p>
          </table:table-cell>
          <table:table-cell table:formula="of:=[.K115]/[.I115]" office:value-type="float" office:value="0.00961849761374602" calcext:value-type="float">
            <text:p>0.00961849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1044" calcext:value-type="float">
            <text:p>11044</text:p>
          </table:table-cell>
          <table:table-cell office:value-type="float" office:value="0" calcext:value-type="float">
            <text:p>0</text:p>
          </table:table-cell>
          <table:table-cell table:formula="of:=SQRT([.I116])" office:value-type="float" office:value="105.090437243357" calcext:value-type="float">
            <text:p>105.0904372434</text:p>
          </table:table-cell>
          <table:table-cell table:formula="of:=LN([.I116])" office:value-type="float" office:value="9.30964257305005" calcext:value-type="float">
            <text:p>9.3096425731</text:p>
          </table:table-cell>
          <table:table-cell table:formula="of:=[.K116]/[.I116]" office:value-type="float" office:value="0.00951561365839888" calcext:value-type="float">
            <text:p>0.00951561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1358" calcext:value-type="float">
            <text:p>11358</text:p>
          </table:table-cell>
          <table:table-cell office:value-type="float" office:value="0" calcext:value-type="float">
            <text:p>0</text:p>
          </table:table-cell>
          <table:table-cell table:formula="of:=SQRT([.I117])" office:value-type="float" office:value="106.57391800999" calcext:value-type="float">
            <text:p>106.57391801</text:p>
          </table:table-cell>
          <table:table-cell table:formula="of:=LN([.I117])" office:value-type="float" office:value="9.33767762043738" calcext:value-type="float">
            <text:p>9.3376776204</text:p>
          </table:table-cell>
          <table:table-cell table:formula="of:=[.K117]/[.I117]" office:value-type="float" office:value="0.00938315883165959" calcext:value-type="float">
            <text:p>0.00938315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 table:formula="of:=SQRT([.I118])" office:value-type="float" office:value="106.080158370923" calcext:value-type="float">
            <text:p>106.0801583709</text:p>
          </table:table-cell>
          <table:table-cell table:formula="of:=LN([.I118])" office:value-type="float" office:value="9.32839003875" calcext:value-type="float">
            <text:p>9.3283900388</text:p>
          </table:table-cell>
          <table:table-cell table:formula="of:=[.K118]/[.I118]" office:value-type="float" office:value="0.00942683358845841" calcext:value-type="float">
            <text:p>0.009426833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1413" calcext:value-type="float">
            <text:p>11413</text:p>
          </table:table-cell>
          <table:table-cell office:value-type="float" office:value="0" calcext:value-type="float">
            <text:p>0</text:p>
          </table:table-cell>
          <table:table-cell table:formula="of:=SQRT([.I119])" office:value-type="float" office:value="106.831643252362" calcext:value-type="float">
            <text:p>106.8316432524</text:p>
          </table:table-cell>
          <table:table-cell table:formula="of:=LN([.I119])" office:value-type="float" office:value="9.3425083355536" calcext:value-type="float">
            <text:p>9.3425083356</text:p>
          </table:table-cell>
          <table:table-cell table:formula="of:=[.K119]/[.I119]" office:value-type="float" office:value="0.00936052249648316" calcext:value-type="float">
            <text:p>0.00936052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1641" calcext:value-type="float">
            <text:p>11641</text:p>
          </table:table-cell>
          <table:table-cell office:value-type="float" office:value="0" calcext:value-type="float">
            <text:p>0</text:p>
          </table:table-cell>
          <table:table-cell table:formula="of:=SQRT([.I120])" office:value-type="float" office:value="107.893465974544" calcext:value-type="float">
            <text:p>107.8934659745</text:p>
          </table:table-cell>
          <table:table-cell table:formula="of:=LN([.I120])" office:value-type="float" office:value="9.36228862824824" calcext:value-type="float">
            <text:p>9.3622886282</text:p>
          </table:table-cell>
          <table:table-cell table:formula="of:=[.K120]/[.I120]" office:value-type="float" office:value="0.00926840185332391" calcext:value-type="float">
            <text:p>0.00926840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1967" calcext:value-type="float">
            <text:p>11967</text:p>
          </table:table-cell>
          <table:table-cell office:value-type="float" office:value="0" calcext:value-type="float">
            <text:p>0</text:p>
          </table:table-cell>
          <table:table-cell table:formula="of:=SQRT([.I121])" office:value-type="float" office:value="109.393784101292" calcext:value-type="float">
            <text:p>109.3937841013</text:p>
          </table:table-cell>
          <table:table-cell table:formula="of:=LN([.I121])" office:value-type="float" office:value="9.38990814057352" calcext:value-type="float">
            <text:p>9.3899081406</text:p>
          </table:table-cell>
          <table:table-cell table:formula="of:=[.K121]/[.I121]" office:value-type="float" office:value="0.00914128721494874" calcext:value-type="float">
            <text:p>0.00914128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2246" calcext:value-type="float">
            <text:p>12246</text:p>
          </table:table-cell>
          <table:table-cell office:value-type="float" office:value="0" calcext:value-type="float">
            <text:p>0</text:p>
          </table:table-cell>
          <table:table-cell table:formula="of:=SQRT([.I122])" office:value-type="float" office:value="110.661646472479" calcext:value-type="float">
            <text:p>110.6616464725</text:p>
          </table:table-cell>
          <table:table-cell table:formula="of:=LN([.I122])" office:value-type="float" office:value="9.4129546320379" calcext:value-type="float">
            <text:p>9.412954632</text:p>
          </table:table-cell>
          <table:table-cell table:formula="of:=[.K122]/[.I122]" office:value-type="float" office:value="0.009036554505347" calcext:value-type="float">
            <text:p>0.009036554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2728" calcext:value-type="float">
            <text:p>12728</text:p>
          </table:table-cell>
          <table:table-cell office:value-type="float" office:value="0" calcext:value-type="float">
            <text:p>0</text:p>
          </table:table-cell>
          <table:table-cell table:formula="of:=SQRT([.I123])" office:value-type="float" office:value="112.818438209364" calcext:value-type="float">
            <text:p>112.8184382094</text:p>
          </table:table-cell>
          <table:table-cell table:formula="of:=LN([.I123])" office:value-type="float" office:value="9.45155957001762" calcext:value-type="float">
            <text:p>9.45155957</text:p>
          </table:table-cell>
          <table:table-cell table:formula="of:=[.K123]/[.I123]" office:value-type="float" office:value="0.00886379935648677" calcext:value-type="float">
            <text:p>0.00886379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2691" calcext:value-type="float">
            <text:p>12691</text:p>
          </table:table-cell>
          <table:table-cell office:value-type="float" office:value="0" calcext:value-type="float">
            <text:p>0</text:p>
          </table:table-cell>
          <table:table-cell table:formula="of:=SQRT([.I124])" office:value-type="float" office:value="112.654338576018" calcext:value-type="float">
            <text:p>112.654338576</text:p>
          </table:table-cell>
          <table:table-cell table:formula="of:=LN([.I124])" office:value-type="float" office:value="9.44864835981016" calcext:value-type="float">
            <text:p>9.4486483598</text:p>
          </table:table-cell>
          <table:table-cell table:formula="of:=[.K124]/[.I124]" office:value-type="float" office:value="0.00887671094287429" calcext:value-type="float">
            <text:p>0.00887671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3314" calcext:value-type="float">
            <text:p>13314</text:p>
          </table:table-cell>
          <table:table-cell office:value-type="float" office:value="0" calcext:value-type="float">
            <text:p>0</text:p>
          </table:table-cell>
          <table:table-cell table:formula="of:=SQRT([.I125])" office:value-type="float" office:value="115.386307679898" calcext:value-type="float">
            <text:p>115.3863076799</text:p>
          </table:table-cell>
          <table:table-cell table:formula="of:=LN([.I125])" office:value-type="float" office:value="9.49657139216065" calcext:value-type="float">
            <text:p>9.4965713922</text:p>
          </table:table-cell>
          <table:table-cell table:formula="of:=[.K125]/[.I125]" office:value-type="float" office:value="0.00866653955835193" calcext:value-type="float">
            <text:p>0.00866653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3549" calcext:value-type="float">
            <text:p>13549</text:p>
          </table:table-cell>
          <table:table-cell office:value-type="float" office:value="0" calcext:value-type="float">
            <text:p>0</text:p>
          </table:table-cell>
          <table:table-cell table:formula="of:=SQRT([.I126])" office:value-type="float" office:value="116.400171821179" calcext:value-type="float">
            <text:p>116.4001718212</text:p>
          </table:table-cell>
          <table:table-cell table:formula="of:=LN([.I126])" office:value-type="float" office:value="9.51406802284643" calcext:value-type="float">
            <text:p>9.5140680228</text:p>
          </table:table-cell>
          <table:table-cell table:formula="of:=[.K126]/[.I126]" office:value-type="float" office:value="0.00859105261061178" calcext:value-type="float">
            <text:p>0.008591052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4118" calcext:value-type="float">
            <text:p>14118</text:p>
          </table:table-cell>
          <table:table-cell office:value-type="float" office:value="0" calcext:value-type="float">
            <text:p>0</text:p>
          </table:table-cell>
          <table:table-cell table:formula="of:=SQRT([.I127])" office:value-type="float" office:value="118.819190369233" calcext:value-type="float">
            <text:p>118.8191903692</text:p>
          </table:table-cell>
          <table:table-cell table:formula="of:=LN([.I127])" office:value-type="float" office:value="9.55520585795542" calcext:value-type="float">
            <text:p>9.555205858</text:p>
          </table:table-cell>
          <table:table-cell table:formula="of:=[.K127]/[.I127]" office:value-type="float" office:value="0.00841614891409781" calcext:value-type="float">
            <text:p>0.00841614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4539" calcext:value-type="float">
            <text:p>14539</text:p>
          </table:table-cell>
          <table:table-cell office:value-type="float" office:value="0" calcext:value-type="float">
            <text:p>0</text:p>
          </table:table-cell>
          <table:table-cell table:formula="of:=SQRT([.I128])" office:value-type="float" office:value="120.577775730024" calcext:value-type="float">
            <text:p>120.57777573</text:p>
          </table:table-cell>
          <table:table-cell table:formula="of:=LN([.I128])" office:value-type="float" office:value="9.58458997293143" calcext:value-type="float">
            <text:p>9.5845899729</text:p>
          </table:table-cell>
          <table:table-cell table:formula="of:=[.K128]/[.I128]" office:value-type="float" office:value="0.00829340227870033" calcext:value-type="float">
            <text:p>0.00829340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176" calcext:value-type="float">
            <text:p>15176</text:p>
          </table:table-cell>
          <table:table-cell office:value-type="float" office:value="0" calcext:value-type="float">
            <text:p>0</text:p>
          </table:table-cell>
          <table:table-cell table:formula="of:=SQRT([.I129])" office:value-type="float" office:value="123.190908755476" calcext:value-type="float">
            <text:p>123.1909087555</text:p>
          </table:table-cell>
          <table:table-cell table:formula="of:=LN([.I129])" office:value-type="float" office:value="9.62747051161485" calcext:value-type="float">
            <text:p>9.6274705116</text:p>
          </table:table-cell>
          <table:table-cell table:formula="of:=[.K129]/[.I129]" office:value-type="float" office:value="0.00811748212674459" calcext:value-type="float">
            <text:p>0.00811748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5652" calcext:value-type="float">
            <text:p>15652</text:p>
          </table:table-cell>
          <table:table-cell office:value-type="float" office:value="0" calcext:value-type="float">
            <text:p>0</text:p>
          </table:table-cell>
          <table:table-cell table:formula="of:=SQRT([.I130])" office:value-type="float" office:value="125.107953384267" calcext:value-type="float">
            <text:p>125.1079533843</text:p>
          </table:table-cell>
          <table:table-cell table:formula="of:=LN([.I130])" office:value-type="float" office:value="9.6583539833303" calcext:value-type="float">
            <text:p>9.6583539833</text:p>
          </table:table-cell>
          <table:table-cell table:formula="of:=[.K130]/[.I130]" office:value-type="float" office:value="0.00799309694507202" calcext:value-type="float">
            <text:p>0.00799309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16332" calcext:value-type="float">
            <text:p>16332</text:p>
          </table:table-cell>
          <table:table-cell office:value-type="float" office:value="0" calcext:value-type="float">
            <text:p>0</text:p>
          </table:table-cell>
          <table:table-cell table:formula="of:=SQRT([.I131])" office:value-type="float" office:value="127.796713572768" calcext:value-type="float">
            <text:p>127.7967135728</text:p>
          </table:table-cell>
          <table:table-cell table:formula="of:=LN([.I131])" office:value-type="float" office:value="9.70088165243947" calcext:value-type="float">
            <text:p>9.7008816524</text:p>
          </table:table-cell>
          <table:table-cell table:formula="of:=[.K131]/[.I131]" office:value-type="float" office:value="0.00782492735566787" calcext:value-type="float">
            <text:p>0.007824927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7101" calcext:value-type="float">
            <text:p>17101</text:p>
          </table:table-cell>
          <table:table-cell office:value-type="float" office:value="0" calcext:value-type="float">
            <text:p>0</text:p>
          </table:table-cell>
          <table:table-cell table:formula="of:=SQRT([.I132])" office:value-type="float" office:value="130.770791845886" calcext:value-type="float">
            <text:p>130.7707918459</text:p>
          </table:table-cell>
          <table:table-cell table:formula="of:=LN([.I132])" office:value-type="float" office:value="9.74689222031305" calcext:value-type="float">
            <text:p>9.7468922203</text:p>
          </table:table-cell>
          <table:table-cell table:formula="of:=[.K132]/[.I132]" office:value-type="float" office:value="0.00764696753674556" calcext:value-type="float">
            <text:p>0.007646967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17473" calcext:value-type="float">
            <text:p>17473</text:p>
          </table:table-cell>
          <table:table-cell office:value-type="float" office:value="0" calcext:value-type="float">
            <text:p>0</text:p>
          </table:table-cell>
          <table:table-cell table:formula="of:=SQRT([.I133])" office:value-type="float" office:value="132.185475752822" calcext:value-type="float">
            <text:p>132.1854757528</text:p>
          </table:table-cell>
          <table:table-cell table:formula="of:=LN([.I133])" office:value-type="float" office:value="9.76841211133904" calcext:value-type="float">
            <text:p>9.7684121113</text:p>
          </table:table-cell>
          <table:table-cell table:formula="of:=[.K133]/[.I133]" office:value-type="float" office:value="0.00756512766856421" calcext:value-type="float">
            <text:p>0.00756512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formula="of:=SQRT([.I134])" office:value-type="float" office:value="134.539956890137" calcext:value-type="float">
            <text:p>134.5399568901</text:p>
          </table:table-cell>
          <table:table-cell table:formula="of:=LN([.I134])" office:value-type="float" office:value="9.80372246434655" calcext:value-type="float">
            <text:p>9.8037224643</text:p>
          </table:table-cell>
          <table:table-cell table:formula="of:=[.K134]/[.I134]" office:value-type="float" office:value="0.00743273614110476" calcext:value-type="float">
            <text:p>0.007432736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18696" calcext:value-type="float">
            <text:p>18696</text:p>
          </table:table-cell>
          <table:table-cell office:value-type="float" office:value="0" calcext:value-type="float">
            <text:p>0</text:p>
          </table:table-cell>
          <table:table-cell table:formula="of:=SQRT([.I135])" office:value-type="float" office:value="136.733317081098" calcext:value-type="float">
            <text:p>136.7333170811</text:p>
          </table:table-cell>
          <table:table-cell table:formula="of:=LN([.I135])" office:value-type="float" office:value="9.83606487621869" calcext:value-type="float">
            <text:p>9.8360648762</text:p>
          </table:table-cell>
          <table:table-cell table:formula="of:=[.K135]/[.I135]" office:value-type="float" office:value="0.00731350647631032" calcext:value-type="float">
            <text:p>0.00731350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18972" calcext:value-type="float">
            <text:p>18972</text:p>
          </table:table-cell>
          <table:table-cell office:value-type="float" office:value="0" calcext:value-type="float">
            <text:p>0</text:p>
          </table:table-cell>
          <table:table-cell table:formula="of:=SQRT([.I136])" office:value-type="float" office:value="137.738883398988" calcext:value-type="float">
            <text:p>137.738883399</text:p>
          </table:table-cell>
          <table:table-cell table:formula="of:=LN([.I136])" office:value-type="float" office:value="9.85071948699747" calcext:value-type="float">
            <text:p>9.850719487</text:p>
          </table:table-cell>
          <table:table-cell table:formula="of:=[.K136]/[.I136]" office:value-type="float" office:value="0.00726011403115054" calcext:value-type="float">
            <text:p>0.0072601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8753" calcext:value-type="float">
            <text:p>18753</text:p>
          </table:table-cell>
          <table:table-cell office:value-type="float" office:value="0" calcext:value-type="float">
            <text:p>0</text:p>
          </table:table-cell>
          <table:table-cell table:formula="of:=SQRT([.I137])" office:value-type="float" office:value="136.941593389299" calcext:value-type="float">
            <text:p>136.9415933893</text:p>
          </table:table-cell>
          <table:table-cell table:formula="of:=LN([.I137])" office:value-type="float" office:value="9.83910901859992" calcext:value-type="float">
            <text:p>9.8391090186</text:p>
          </table:table-cell>
          <table:table-cell table:formula="of:=[.K137]/[.I137]" office:value-type="float" office:value="0.00730238326610668" calcext:value-type="float">
            <text:p>0.00730238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18028" calcext:value-type="float">
            <text:p>18028</text:p>
          </table:table-cell>
          <table:table-cell office:value-type="float" office:value="0" calcext:value-type="float">
            <text:p>0</text:p>
          </table:table-cell>
          <table:table-cell table:formula="of:=SQRT([.I138])" office:value-type="float" office:value="134.268387939976" calcext:value-type="float">
            <text:p>134.26838794</text:p>
          </table:table-cell>
          <table:table-cell table:formula="of:=LN([.I138])" office:value-type="float" office:value="9.79968138381054" calcext:value-type="float">
            <text:p>9.7996813838</text:p>
          </table:table-cell>
          <table:table-cell table:formula="of:=[.K138]/[.I138]" office:value-type="float" office:value="0.00744776946638431" calcext:value-type="float">
            <text:p>0.0074477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16806" calcext:value-type="float">
            <text:p>16806</text:p>
          </table:table-cell>
          <table:table-cell office:value-type="float" office:value="0" calcext:value-type="float">
            <text:p>0</text:p>
          </table:table-cell>
          <table:table-cell table:formula="of:=SQRT([.I139])" office:value-type="float" office:value="129.637957404458" calcext:value-type="float">
            <text:p>129.6379574045</text:p>
          </table:table-cell>
          <table:table-cell table:formula="of:=LN([.I139])" office:value-type="float" office:value="9.72949124448816" calcext:value-type="float">
            <text:p>9.7294912445</text:p>
          </table:table-cell>
          <table:table-cell table:formula="of:=[.K139]/[.I139]" office:value-type="float" office:value="0.00771379015854205" calcext:value-type="float">
            <text:p>0.00771379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14749" calcext:value-type="float">
            <text:p>14749</text:p>
          </table:table-cell>
          <table:table-cell office:value-type="float" office:value="0" calcext:value-type="float">
            <text:p>0</text:p>
          </table:table-cell>
          <table:table-cell table:formula="of:=SQRT([.I140])" office:value-type="float" office:value="121.445461010282" calcext:value-type="float">
            <text:p>121.4454610103</text:p>
          </table:table-cell>
          <table:table-cell table:formula="of:=LN([.I140])" office:value-type="float" office:value="9.5989305628595" calcext:value-type="float">
            <text:p>9.5989305629</text:p>
          </table:table-cell>
          <table:table-cell table:formula="of:=[.K140]/[.I140]" office:value-type="float" office:value="0.00823414882434621" calcext:value-type="float">
            <text:p>0.00823414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12088" calcext:value-type="float">
            <text:p>12088</text:p>
          </table:table-cell>
          <table:table-cell office:value-type="float" office:value="0" calcext:value-type="float">
            <text:p>0</text:p>
          </table:table-cell>
          <table:table-cell table:formula="of:=SQRT([.I141])" office:value-type="float" office:value="109.945441015078" calcext:value-type="float">
            <text:p>109.9454410151</text:p>
          </table:table-cell>
          <table:table-cell table:formula="of:=LN([.I141])" office:value-type="float" office:value="9.39996850395258" calcext:value-type="float">
            <text:p>9.399968504</text:p>
          </table:table-cell>
          <table:table-cell table:formula="of:=[.K141]/[.I141]" office:value-type="float" office:value="0.00909542033546311" calcext:value-type="float">
            <text:p>0.0090954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309" calcext:value-type="float">
            <text:p>9309</text:p>
          </table:table-cell>
          <table:table-cell office:value-type="float" office:value="0" calcext:value-type="float">
            <text:p>0</text:p>
          </table:table-cell>
          <table:table-cell table:formula="of:=SQRT([.I142])" office:value-type="float" office:value="96.4831591522583" calcext:value-type="float">
            <text:p>96.4831591523</text:p>
          </table:table-cell>
          <table:table-cell table:formula="of:=LN([.I142])" office:value-type="float" office:value="9.13873695311649" calcext:value-type="float">
            <text:p>9.1387369531</text:p>
          </table:table-cell>
          <table:table-cell table:formula="of:=[.K142]/[.I142]" office:value-type="float" office:value="0.0103645030779094" calcext:value-type="float">
            <text:p>0.01036450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7068" calcext:value-type="float">
            <text:p>7068</text:p>
          </table:table-cell>
          <table:table-cell office:value-type="float" office:value="0" calcext:value-type="float">
            <text:p>0</text:p>
          </table:table-cell>
          <table:table-cell table:formula="of:=SQRT([.I143])" office:value-type="float" office:value="84.0713982279348" calcext:value-type="float">
            <text:p>84.0713982279</text:p>
          </table:table-cell>
          <table:table-cell table:formula="of:=LN([.I143])" office:value-type="float" office:value="8.86333283343959" calcext:value-type="float">
            <text:p>8.8633328334</text:p>
          </table:table-cell>
          <table:table-cell table:formula="of:=[.K143]/[.I143]" office:value-type="float" office:value="0.0118946517017452" calcext:value-type="float">
            <text:p>0.011894651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formula="of:=SQRT([.I144])" office:value-type="float" office:value="72.1803297304744" calcext:value-type="float">
            <text:p>72.1803297305</text:p>
          </table:table-cell>
          <table:table-cell table:formula="of:=LN([.I144])" office:value-type="float" office:value="8.55833513474741" calcext:value-type="float">
            <text:p>8.5583351347</text:p>
          </table:table-cell>
          <table:table-cell table:formula="of:=[.K144]/[.I144]" office:value-type="float" office:value="0.0138541899674615" calcext:value-type="float">
            <text:p>0.013854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4194" calcext:value-type="float">
            <text:p>4194</text:p>
          </table:table-cell>
          <table:table-cell office:value-type="float" office:value="0" calcext:value-type="float">
            <text:p>0</text:p>
          </table:table-cell>
          <table:table-cell table:formula="of:=SQRT([.I145])" office:value-type="float" office:value="64.7610994347687" calcext:value-type="float">
            <text:p>64.7610994348</text:p>
          </table:table-cell>
          <table:table-cell table:formula="of:=LN([.I145])" office:value-type="float" office:value="8.34141021146187" calcext:value-type="float">
            <text:p>8.3414102115</text:p>
          </table:table-cell>
          <table:table-cell table:formula="of:=[.K145]/[.I145]" office:value-type="float" office:value="0.0154413684870693" calcext:value-type="float">
            <text:p>0.0154413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table:formula="of:=SQRT([.I146])" office:value-type="float" office:value="59.6405902049938" calcext:value-type="float">
            <text:p>59.640590205</text:p>
          </table:table-cell>
          <table:table-cell table:formula="of:=LN([.I146])" office:value-type="float" office:value="8.17667277194846" calcext:value-type="float">
            <text:p>8.1766727719</text:p>
          </table:table-cell>
          <table:table-cell table:formula="of:=[.K146]/[.I146]" office:value-type="float" office:value="0.0167671043590087" calcext:value-type="float">
            <text:p>0.01676710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table:formula="of:=SQRT([.I147])" office:value-type="float" office:value="54.7905101272109" calcext:value-type="float">
            <text:p>54.7905101272</text:p>
          </table:table-cell>
          <table:table-cell table:formula="of:=LN([.I147])" office:value-type="float" office:value="8.00703401219341" calcext:value-type="float">
            <text:p>8.0070340122</text:p>
          </table:table-cell>
          <table:table-cell table:formula="of:=[.K147]/[.I147]" office:value-type="float" office:value="0.0182513358185246" calcext:value-type="float">
            <text:p>0.018251335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table:formula="of:=SQRT([.I148])" office:value-type="float" office:value="49.5883050728698" calcext:value-type="float">
            <text:p>49.5883050729</text:p>
          </table:table-cell>
          <table:table-cell table:formula="of:=LN([.I148])" office:value-type="float" office:value="7.80751004221619" calcext:value-type="float">
            <text:p>7.8075100422</text:p>
          </table:table-cell>
          <table:table-cell table:formula="of:=[.K148]/[.I148]" office:value-type="float" office:value="0.0201660451699348" calcext:value-type="float">
            <text:p>0.020166045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formula="of:=SQRT([.I149])" office:value-type="float" office:value="42.5440947723653" calcext:value-type="float">
            <text:p>42.5440947724</text:p>
          </table:table-cell>
          <table:table-cell table:formula="of:=LN([.I149])" office:value-type="float" office:value="7.50108212425987" calcext:value-type="float">
            <text:p>7.5010821243</text:p>
          </table:table-cell>
          <table:table-cell table:formula="of:=[.K149]/[.I149]" office:value-type="float" office:value="0.0235050247361134" calcext:value-type="float">
            <text:p>0.02350502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formula="of:=SQRT([.I150])" office:value-type="float" office:value="34.7850542618522" calcext:value-type="float">
            <text:p>34.7850542619</text:p>
          </table:table-cell>
          <table:table-cell table:formula="of:=LN([.I150])" office:value-type="float" office:value="7.09837563859079" calcext:value-type="float">
            <text:p>7.0983756386</text:p>
          </table:table-cell>
          <table:table-cell table:formula="of:=[.K150]/[.I150]" office:value-type="float" office:value="0.0287479787288034" calcext:value-type="float">
            <text:p>0.02874797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SQRT([.I151])" office:value-type="float" office:value="26.6645832519468" calcext:value-type="float">
            <text:p>26.6645832519</text:p>
          </table:table-cell>
          <table:table-cell table:formula="of:=LN([.I151])" office:value-type="float" office:value="6.56667242980324" calcext:value-type="float">
            <text:p>6.5666724298</text:p>
          </table:table-cell>
          <table:table-cell table:formula="of:=[.K151]/[.I151]" office:value-type="float" office:value="0.0375029300308675" calcext:value-type="float">
            <text:p>0.037502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I152])" office:value-type="float" office:value="21.9089023002066" calcext:value-type="float">
            <text:p>21.9089023002</text:p>
          </table:table-cell>
          <table:table-cell table:formula="of:=LN([.I152])" office:value-type="float" office:value="6.17378610390194" calcext:value-type="float">
            <text:p>6.1737861039</text:p>
          </table:table-cell>
          <table:table-cell table:formula="of:=[.K152]/[.I152]" office:value-type="float" office:value="0.0456435464587638" calcext:value-type="float">
            <text:p>0.0456435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QRT([.I153])" office:value-type="float" office:value="18.4932420089069" calcext:value-type="float">
            <text:p>18.4932420089</text:p>
          </table:table-cell>
          <table:table-cell table:formula="of:=LN([.I153])" office:value-type="float" office:value="5.83481073706261" calcext:value-type="float">
            <text:p>5.8348107371</text:p>
          </table:table-cell>
          <table:table-cell table:formula="of:=[.K153]/[.I153]" office:value-type="float" office:value="0.0540738070435875" calcext:value-type="float">
            <text:p>0.0540738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SQRT([.I154])" office:value-type="float" office:value="15.9687194226713" calcext:value-type="float">
            <text:p>15.9687194227</text:p>
          </table:table-cell>
          <table:table-cell table:formula="of:=LN([.I154])" office:value-type="float" office:value="5.54126354515843" calcext:value-type="float">
            <text:p>5.5412635452</text:p>
          </table:table-cell>
          <table:table-cell table:formula="of:=[.K154]/[.I154]" office:value-type="float" office:value="0.0626224291085149" calcext:value-type="float">
            <text:p>0.06262242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SQRT([.I155])" office:value-type="float" office:value="16" calcext:value-type="float">
            <text:p>16</text:p>
          </table:table-cell>
          <table:table-cell table:formula="of:=LN([.I155])" office:value-type="float" office:value="5.54517744447956" calcext:value-type="float">
            <text:p>5.5451774445</text:p>
          </table:table-cell>
          <table:table-cell table:formula="of:=[.K155]/[.I155]" office:value-type="float" office:value="0.0625" calcext:value-type="float">
            <text:p>0.0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QRT([.I156])" office:value-type="float" office:value="14.7986485869487" calcext:value-type="float">
            <text:p>14.7986485869</text:p>
          </table:table-cell>
          <table:table-cell table:formula="of:=LN([.I156])" office:value-type="float" office:value="5.3890717298165" calcext:value-type="float">
            <text:p>5.3890717298</text:p>
          </table:table-cell>
          <table:table-cell table:formula="of:=[.K156]/[.I156]" office:value-type="float" office:value="0.0675737378399486" calcext:value-type="float">
            <text:p>0.067573737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QRT([.I157])" office:value-type="float" office:value="14.7309198626562" calcext:value-type="float">
            <text:p>14.7309198627</text:p>
          </table:table-cell>
          <table:table-cell table:formula="of:=LN([.I157])" office:value-type="float" office:value="5.37989735354046" calcext:value-type="float">
            <text:p>5.3798973535</text:p>
          </table:table-cell>
          <table:table-cell table:formula="of:=[.K157]/[.I157]" office:value-type="float" office:value="0.0678844233302131" calcext:value-type="float">
            <text:p>0.06788442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SQRT([.I158])" office:value-type="float" office:value="13.6747943311773" calcext:value-type="float">
            <text:p>13.6747943312</text:p>
          </table:table-cell>
          <table:table-cell table:formula="of:=LN([.I158])" office:value-type="float" office:value="5.23110861685459" calcext:value-type="float">
            <text:p>5.2311086169</text:p>
          </table:table-cell>
          <table:table-cell table:formula="of:=[.K158]/[.I158]" office:value-type="float" office:value="0.0731272424127131" calcext:value-type="float">
            <text:p>0.073127242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SQRT([.I159])" office:value-type="float" office:value="14.1067359796659" calcext:value-type="float">
            <text:p>14.1067359797</text:p>
          </table:table-cell>
          <table:table-cell table:formula="of:=LN([.I159])" office:value-type="float" office:value="5.29330482472449" calcext:value-type="float">
            <text:p>5.2933048247</text:p>
          </table:table-cell>
          <table:table-cell table:formula="of:=[.K159]/[.I159]" office:value-type="float" office:value="0.0708881205008336" calcext:value-type="float">
            <text:p>0.07088812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QRT([.I160])" office:value-type="float" office:value="12.6491106406735" calcext:value-type="float">
            <text:p>12.6491106407</text:p>
          </table:table-cell>
          <table:table-cell table:formula="of:=LN([.I160])" office:value-type="float" office:value="5.07517381523383" calcext:value-type="float">
            <text:p>5.0751738152</text:p>
          </table:table-cell>
          <table:table-cell table:formula="of:=[.K160]/[.I160]" office:value-type="float" office:value="0.0790569415042095" calcext:value-type="float">
            <text:p>0.07905694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QRT([.I161])" office:value-type="float" office:value="13.3041346956501" calcext:value-type="float">
            <text:p>13.3041346957</text:p>
          </table:table-cell>
          <table:table-cell table:formula="of:=LN([.I161])" office:value-type="float" office:value="5.17614973257383" calcext:value-type="float">
            <text:p>5.1761497326</text:p>
          </table:table-cell>
          <table:table-cell table:formula="of:=[.K161]/[.I161]" office:value-type="float" office:value="0.0751646028002829" calcext:value-type="float">
            <text:p>0.075164602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SQRT([.I162])" office:value-type="float" office:value="13.0384048104053" calcext:value-type="float">
            <text:p>13.0384048104</text:p>
          </table:table-cell>
          <table:table-cell table:formula="of:=LN([.I162])" office:value-type="float" office:value="5.13579843705026" calcext:value-type="float">
            <text:p>5.1357984371</text:p>
          </table:table-cell>
          <table:table-cell table:formula="of:=[.K162]/[.I162]" office:value-type="float" office:value="0.0766964988847371" calcext:value-type="float">
            <text:p>0.07669649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QRT([.I163])" office:value-type="float" office:value="11.8743420870379" calcext:value-type="float">
            <text:p>11.874342087</text:p>
          </table:table-cell>
          <table:table-cell table:formula="of:=LN([.I163])" office:value-type="float" office:value="4.94875989037817" calcext:value-type="float">
            <text:p>4.9487598904</text:p>
          </table:table-cell>
          <table:table-cell table:formula="of:=[.K163]/[.I163]" office:value-type="float" office:value="0.0842151921066519" calcext:value-type="float">
            <text:p>0.08421519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4])" office:value-type="float" office:value="11.8321595661992" calcext:value-type="float">
            <text:p>11.8321595662</text:p>
          </table:table-cell>
          <table:table-cell table:formula="of:=LN([.I164])" office:value-type="float" office:value="4.9416424226093" calcext:value-type="float">
            <text:p>4.9416424226</text:p>
          </table:table-cell>
          <table:table-cell table:formula="of:=[.K164]/[.I164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5])" office:value-type="float" office:value="11.8321595661992" calcext:value-type="float">
            <text:p>11.8321595662</text:p>
          </table:table-cell>
          <table:table-cell table:formula="of:=LN([.I165])" office:value-type="float" office:value="4.9416424226093" calcext:value-type="float">
            <text:p>4.9416424226</text:p>
          </table:table-cell>
          <table:table-cell table:formula="of:=[.K165]/[.I165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SQRT([.I166])" office:value-type="float" office:value="11.7473401244707" calcext:value-type="float">
            <text:p>11.7473401245</text:p>
          </table:table-cell>
          <table:table-cell table:formula="of:=LN([.I166])" office:value-type="float" office:value="4.92725368515721" calcext:value-type="float">
            <text:p>4.9272536852</text:p>
          </table:table-cell>
          <table:table-cell table:formula="of:=[.K166]/[.I166]" office:value-type="float" office:value="0.0851256530758749" calcext:value-type="float">
            <text:p>0.08512565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QRT([.I167])" office:value-type="float" office:value="11.5325625946708" calcext:value-type="float">
            <text:p>11.5325625947</text:p>
          </table:table-cell>
          <table:table-cell table:formula="of:=LN([.I167])" office:value-type="float" office:value="4.89034912822175" calcext:value-type="float">
            <text:p>4.8903491282</text:p>
          </table:table-cell>
          <table:table-cell table:formula="of:=[.K167]/[.I167]" office:value-type="float" office:value="0.086710996952412" calcext:value-type="float">
            <text:p>0.0867109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QRT([.I168])" office:value-type="float" office:value="11.2249721603218" calcext:value-type="float">
            <text:p>11.2249721603</text:p>
          </table:table-cell>
          <table:table-cell table:formula="of:=LN([.I168])" office:value-type="float" office:value="4.83628190695148" calcext:value-type="float">
            <text:p>4.836281907</text:p>
          </table:table-cell>
          <table:table-cell table:formula="of:=[.K168]/[.I168]" office:value-type="float" office:value="0.0890870806374748" calcext:value-type="float">
            <text:p>0.08908708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169])" office:value-type="float" office:value="10.8627804912002" calcext:value-type="float">
            <text:p>10.8627804912</text:p>
          </table:table-cell>
          <table:table-cell table:formula="of:=LN([.I169])" office:value-type="float" office:value="4.77068462446567" calcext:value-type="float">
            <text:p>4.7706846245</text:p>
          </table:table-cell>
          <table:table-cell table:formula="of:=[.K169]/[.I169]" office:value-type="float" office:value="0.0920574617898323" calcext:value-type="float">
            <text:p>0.09205746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0])" office:value-type="float" office:value="10.2469507659596" calcext:value-type="float">
            <text:p>10.246950766</text:p>
          </table:table-cell>
          <table:table-cell table:formula="of:=LN([.I170])" office:value-type="float" office:value="4.65396035015752" calcext:value-type="float">
            <text:p>4.6539603502</text:p>
          </table:table-cell>
          <table:table-cell table:formula="of:=[.K170]/[.I170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1])" office:value-type="float" office:value="10.2469507659596" calcext:value-type="float">
            <text:p>10.246950766</text:p>
          </table:table-cell>
          <table:table-cell table:formula="of:=LN([.I171])" office:value-type="float" office:value="4.65396035015752" calcext:value-type="float">
            <text:p>4.6539603502</text:p>
          </table:table-cell>
          <table:table-cell table:formula="of:=[.K171]/[.I171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QRT([.I172])" office:value-type="float" office:value="9.64365076099296" calcext:value-type="float">
            <text:p>9.643650761</text:p>
          </table:table-cell>
          <table:table-cell table:formula="of:=LN([.I172])" office:value-type="float" office:value="4.53259949315326" calcext:value-type="float">
            <text:p>4.5325994932</text:p>
          </table:table-cell>
          <table:table-cell table:formula="of:=[.K172]/[.I172]" office:value-type="float" office:value="0.103695169473043" calcext:value-type="float">
            <text:p>0.1036951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173])" office:value-type="float" office:value="10.0498756211209" calcext:value-type="float">
            <text:p>10.0498756211</text:p>
          </table:table-cell>
          <table:table-cell table:formula="of:=LN([.I173])" office:value-type="float" office:value="4.61512051684126" calcext:value-type="float">
            <text:p>4.6151205168</text:p>
          </table:table-cell>
          <table:table-cell table:formula="of:=[.K173]/[.I173]" office:value-type="float" office:value="0.0995037190209989" calcext:value-type="float">
            <text:p>0.0995037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QRT([.I174])" office:value-type="float" office:value="9.4339811320566" calcext:value-type="float">
            <text:p>9.4339811321</text:p>
          </table:table-cell>
          <table:table-cell table:formula="of:=LN([.I174])" office:value-type="float" office:value="4.48863636973214" calcext:value-type="float">
            <text:p>4.4886363697</text:p>
          </table:table-cell>
          <table:table-cell table:formula="of:=[.K174]/[.I174]" office:value-type="float" office:value="0.105999788000636" calcext:value-type="float">
            <text:p>0.1059997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5])" office:value-type="float" office:value="8.54400374531753" calcext:value-type="float">
            <text:p>8.5440037453</text:p>
          </table:table-cell>
          <table:table-cell table:formula="of:=LN([.I175])" office:value-type="float" office:value="4.29045944114839" calcext:value-type="float">
            <text:p>4.2904594411</text:p>
          </table:table-cell>
          <table:table-cell table:formula="of:=[.K175]/[.I175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6])" office:value-type="float" office:value="8.54400374531753" calcext:value-type="float">
            <text:p>8.5440037453</text:p>
          </table:table-cell>
          <table:table-cell table:formula="of:=LN([.I176])" office:value-type="float" office:value="4.29045944114839" calcext:value-type="float">
            <text:p>4.2904594411</text:p>
          </table:table-cell>
          <table:table-cell table:formula="of:=[.K176]/[.I176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I177])" office:value-type="float" office:value="8.18535277187245" calcext:value-type="float">
            <text:p>8.1853527719</text:p>
          </table:table-cell>
          <table:table-cell table:formula="of:=LN([.I177])" office:value-type="float" office:value="4.20469261939097" calcext:value-type="float">
            <text:p>4.2046926194</text:p>
          </table:table-cell>
          <table:table-cell table:formula="of:=[.K177]/[.I177]" office:value-type="float" office:value="0.122169444356305" calcext:value-type="float">
            <text:p>0.12216944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8])" office:value-type="float" office:value="8.54400374531753" calcext:value-type="float">
            <text:p>8.5440037453</text:p>
          </table:table-cell>
          <table:table-cell table:formula="of:=LN([.I178])" office:value-type="float" office:value="4.29045944114839" calcext:value-type="float">
            <text:p>4.2904594411</text:p>
          </table:table-cell>
          <table:table-cell table:formula="of:=[.K178]/[.I178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[.I179])" office:value-type="float" office:value="7.74596669241483" calcext:value-type="float">
            <text:p>7.7459666924</text:p>
          </table:table-cell>
          <table:table-cell table:formula="of:=LN([.I179])" office:value-type="float" office:value="4.0943445622221" calcext:value-type="float">
            <text:p>4.0943445622</text:p>
          </table:table-cell>
          <table:table-cell table:formula="of:=[.K179]/[.I179]" office:value-type="float" office:value="0.129099444873581" calcext:value-type="float">
            <text:p>0.129099444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I180])" office:value-type="float" office:value="8.24621125123532" calcext:value-type="float">
            <text:p>8.2462112512</text:p>
          </table:table-cell>
          <table:table-cell table:formula="of:=LN([.I180])" office:value-type="float" office:value="4.21950770517611" calcext:value-type="float">
            <text:p>4.2195077052</text:p>
          </table:table-cell>
          <table:table-cell table:formula="of:=[.K180]/[.I180]" office:value-type="float" office:value="0.121267812518166" calcext:value-type="float">
            <text:p>0.12126781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I181])" office:value-type="float" office:value="7.34846922834953" calcext:value-type="float">
            <text:p>7.3484692283</text:p>
          </table:table-cell>
          <table:table-cell table:formula="of:=LN([.I181])" office:value-type="float" office:value="3.98898404656427" calcext:value-type="float">
            <text:p>3.9889840466</text:p>
          </table:table-cell>
          <table:table-cell table:formula="of:=[.K181]/[.I181]" office:value-type="float" office:value="0.136082763487954" calcext:value-type="float">
            <text:p>0.13608276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QRT([.I182])" office:value-type="float" office:value="6.85565460040104" calcext:value-type="float">
            <text:p>6.8556546004</text:p>
          </table:table-cell>
          <table:table-cell table:formula="of:=LN([.I182])" office:value-type="float" office:value="3.85014760171006" calcext:value-type="float">
            <text:p>3.8501476017</text:p>
          </table:table-cell>
          <table:table-cell table:formula="of:=[.K182]/[.I182]" office:value-type="float" office:value="0.145864991497895" calcext:value-type="float">
            <text:p>0.14586499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I183])" office:value-type="float" office:value="6.92820323027551" calcext:value-type="float">
            <text:p>6.9282032303</text:p>
          </table:table-cell>
          <table:table-cell table:formula="of:=LN([.I183])" office:value-type="float" office:value="3.87120101090789" calcext:value-type="float">
            <text:p>3.8712010109</text:p>
          </table:table-cell>
          <table:table-cell table:formula="of:=[.K183]/[.I183]" office:value-type="float" office:value="0.144337567297406" calcext:value-type="float">
            <text:p>0.14433756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QRT([.I184])" office:value-type="float" office:value="6.40312423743285" calcext:value-type="float">
            <text:p>6.4031242374</text:p>
          </table:table-cell>
          <table:table-cell table:formula="of:=LN([.I184])" office:value-type="float" office:value="3.71357206670431" calcext:value-type="float">
            <text:p>3.7135720667</text:p>
          </table:table-cell>
          <table:table-cell table:formula="of:=[.K184]/[.I184]" office:value-type="float" office:value="0.156173761888606" calcext:value-type="float">
            <text:p>0.15617376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185])" office:value-type="float" office:value="5.91607978309962" calcext:value-type="float">
            <text:p>5.9160797831</text:p>
          </table:table-cell>
          <table:table-cell table:formula="of:=LN([.I185])" office:value-type="float" office:value="3.55534806148941" calcext:value-type="float">
            <text:p>3.5553480615</text:p>
          </table:table-cell>
          <table:table-cell table:formula="of:=[.K185]/[.I185]" office:value-type="float" office:value="0.169030850945703" calcext:value-type="float">
            <text:p>0.16903085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QRT([.I186])" office:value-type="float" office:value="6.2449979983984" calcext:value-type="float">
            <text:p>6.2449979984</text:p>
          </table:table-cell>
          <table:table-cell table:formula="of:=LN([.I186])" office:value-type="float" office:value="3.66356164612965" calcext:value-type="float">
            <text:p>3.6635616461</text:p>
          </table:table-cell>
          <table:table-cell table:formula="of:=[.K186]/[.I186]" office:value-type="float" office:value="0.160128153805087" calcext:value-type="float">
            <text:p>0.16012815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QRT([.I187])" office:value-type="float" office:value="6.32455532033676" calcext:value-type="float">
            <text:p>6.3245553203</text:p>
          </table:table-cell>
          <table:table-cell table:formula="of:=LN([.I187])" office:value-type="float" office:value="3.68887945411394" calcext:value-type="float">
            <text:p>3.6888794541</text:p>
          </table:table-cell>
          <table:table-cell table:formula="of:=[.K187]/[.I187]" office:value-type="float" office:value="0.158113883008419" calcext:value-type="float">
            <text:p>0.15811388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QRT([.I188])" office:value-type="float" office:value="5.65685424949238" calcext:value-type="float">
            <text:p>5.6568542495</text:p>
          </table:table-cell>
          <table:table-cell table:formula="of:=LN([.I188])" office:value-type="float" office:value="3.46573590279973" calcext:value-type="float">
            <text:p>3.4657359028</text:p>
          </table:table-cell>
          <table:table-cell table:formula="of:=[.K188]/[.I188]" office:value-type="float" office:value="0.176776695296637" calcext:value-type="float">
            <text:p>0.176776695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189])" office:value-type="float" office:value="5.56776436283002" calcext:value-type="float">
            <text:p>5.5677643628</text:p>
          </table:table-cell>
          <table:table-cell table:formula="of:=LN([.I189])" office:value-type="float" office:value="3.43398720448515" calcext:value-type="float">
            <text:p>3.4339872045</text:p>
          </table:table-cell>
          <table:table-cell table:formula="of:=[.K189]/[.I189]" office:value-type="float" office:value="0.179605302026775" calcext:value-type="float">
            <text:p>0.1796053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QRT([.I190])" office:value-type="float" office:value="6" calcext:value-type="float">
            <text:p>6</text:p>
          </table:table-cell>
          <table:table-cell table:formula="of:=LN([.I190])" office:value-type="float" office:value="3.58351893845611" calcext:value-type="float">
            <text:p>3.5835189385</text:p>
          </table:table-cell>
          <table:table-cell table:formula="of:=[.K190]/[.I190]" office:value-type="float" office:value="0.166666666666667" calcext:value-type="float">
            <text:p>0.16666666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191])" office:value-type="float" office:value="5.19615242270663" calcext:value-type="float">
            <text:p>5.1961524227</text:p>
          </table:table-cell>
          <table:table-cell table:formula="of:=LN([.I191])" office:value-type="float" office:value="3.29583686600433" calcext:value-type="float">
            <text:p>3.295836866</text:p>
          </table:table-cell>
          <table:table-cell table:formula="of:=[.K191]/[.I191]" office:value-type="float" office:value="0.192450089729875" calcext:value-type="float">
            <text:p>0.1924500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192])" office:value-type="float" office:value="5.3851648071345" calcext:value-type="float">
            <text:p>5.3851648071</text:p>
          </table:table-cell>
          <table:table-cell table:formula="of:=LN([.I192])" office:value-type="float" office:value="3.36729582998647" calcext:value-type="float">
            <text:p>3.36729583</text:p>
          </table:table-cell>
          <table:table-cell table:formula="of:=[.K192]/[.I192]" office:value-type="float" office:value="0.185695338177052" calcext:value-type="float">
            <text:p>0.185695338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193])" office:value-type="float" office:value="4.69041575982343" calcext:value-type="float">
            <text:p>4.6904157598</text:p>
          </table:table-cell>
          <table:table-cell table:formula="of:=LN([.I193])" office:value-type="float" office:value="3.09104245335832" calcext:value-type="float">
            <text:p>3.0910424534</text:p>
          </table:table-cell>
          <table:table-cell table:formula="of:=[.K193]/[.I193]" office:value-type="float" office:value="0.21320071635561" calcext:value-type="float">
            <text:p>0.213200716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194])" office:value-type="float" office:value="4.35889894354067" calcext:value-type="float">
            <text:p>4.3588989435</text:p>
          </table:table-cell>
          <table:table-cell table:formula="of:=LN([.I194])" office:value-type="float" office:value="2.94443897916644" calcext:value-type="float">
            <text:p>2.9444389792</text:p>
          </table:table-cell>
          <table:table-cell table:formula="of:=[.K194]/[.I194]" office:value-type="float" office:value="0.229415733870562" calcext:value-type="float">
            <text:p>0.22941573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195])" office:value-type="float" office:value="4.47213595499958" calcext:value-type="float">
            <text:p>4.472135955</text:p>
          </table:table-cell>
          <table:table-cell table:formula="of:=LN([.I195])" office:value-type="float" office:value="2.99573227355399" calcext:value-type="float">
            <text:p>2.9957322736</text:p>
          </table:table-cell>
          <table:table-cell table:formula="of:=[.K195]/[.I195]" office:value-type="float" office:value="0.223606797749979" calcext:value-type="float">
            <text:p>0.22360679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6])" office:value-type="float" office:value="3.60555127546399" calcext:value-type="float">
            <text:p>3.6055512755</text:p>
          </table:table-cell>
          <table:table-cell table:formula="of:=LN([.I196])" office:value-type="float" office:value="2.56494935746154" calcext:value-type="float">
            <text:p>2.5649493575</text:p>
          </table:table-cell>
          <table:table-cell table:formula="of:=[.K196]/[.I196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7])" office:value-type="float" office:value="3.60555127546399" calcext:value-type="float">
            <text:p>3.6055512755</text:p>
          </table:table-cell>
          <table:table-cell table:formula="of:=LN([.I197])" office:value-type="float" office:value="2.56494935746154" calcext:value-type="float">
            <text:p>2.5649493575</text:p>
          </table:table-cell>
          <table:table-cell table:formula="of:=[.K197]/[.I197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198])" office:value-type="float" office:value="3.87298334620742" calcext:value-type="float">
            <text:p>3.8729833462</text:p>
          </table:table-cell>
          <table:table-cell table:formula="of:=LN([.I198])" office:value-type="float" office:value="2.70805020110221" calcext:value-type="float">
            <text:p>2.7080502011</text:p>
          </table:table-cell>
          <table:table-cell table:formula="of:=[.K198]/[.I198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199])" office:value-type="float" office:value="4" calcext:value-type="float">
            <text:p>4</text:p>
          </table:table-cell>
          <table:table-cell table:formula="of:=LN([.I199])" office:value-type="float" office:value="2.77258872223978" calcext:value-type="float">
            <text:p>2.7725887222</text:p>
          </table:table-cell>
          <table:table-cell table:formula="of:=[.K199]/[.I199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0])" office:value-type="float" office:value="3.3166247903554" calcext:value-type="float">
            <text:p>3.3166247904</text:p>
          </table:table-cell>
          <table:table-cell table:formula="of:=LN([.I200])" office:value-type="float" office:value="2.39789527279837" calcext:value-type="float">
            <text:p>2.3978952728</text:p>
          </table:table-cell>
          <table:table-cell table:formula="of:=[.K200]/[.I200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201])" office:value-type="float" office:value="4.12310562561766" calcext:value-type="float">
            <text:p>4.1231056256</text:p>
          </table:table-cell>
          <table:table-cell table:formula="of:=LN([.I201])" office:value-type="float" office:value="2.83321334405622" calcext:value-type="float">
            <text:p>2.8332133441</text:p>
          </table:table-cell>
          <table:table-cell table:formula="of:=[.K201]/[.I201]" office:value-type="float" office:value="0.242535625036333" calcext:value-type="float">
            <text:p>0.242535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202])" office:value-type="float" office:value="3.87298334620742" calcext:value-type="float">
            <text:p>3.8729833462</text:p>
          </table:table-cell>
          <table:table-cell table:formula="of:=LN([.I202])" office:value-type="float" office:value="2.70805020110221" calcext:value-type="float">
            <text:p>2.7080502011</text:p>
          </table:table-cell>
          <table:table-cell table:formula="of:=[.K202]/[.I202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203])" office:value-type="float" office:value="3.60555127546399" calcext:value-type="float">
            <text:p>3.6055512755</text:p>
          </table:table-cell>
          <table:table-cell table:formula="of:=LN([.I203])" office:value-type="float" office:value="2.56494935746154" calcext:value-type="float">
            <text:p>2.5649493575</text:p>
          </table:table-cell>
          <table:table-cell table:formula="of:=[.K203]/[.I203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04])" office:value-type="float" office:value="2.64575131106459" calcext:value-type="float">
            <text:p>2.6457513111</text:p>
          </table:table-cell>
          <table:table-cell table:formula="of:=LN([.I204])" office:value-type="float" office:value="1.94591014905531" calcext:value-type="float">
            <text:p>1.9459101491</text:p>
          </table:table-cell>
          <table:table-cell table:formula="of:=[.K204]/[.I204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205])" office:value-type="float" office:value="3" calcext:value-type="float">
            <text:p>3</text:p>
          </table:table-cell>
          <table:table-cell table:formula="of:=LN([.I205])" office:value-type="float" office:value="2.19722457733622" calcext:value-type="float">
            <text:p>2.1972245773</text:p>
          </table:table-cell>
          <table:table-cell table:formula="of:=[.K205]/[.I205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6])" office:value-type="float" office:value="3.16227766016838" calcext:value-type="float">
            <text:p>3.1622776602</text:p>
          </table:table-cell>
          <table:table-cell table:formula="of:=LN([.I206])" office:value-type="float" office:value="2.30258509299405" calcext:value-type="float">
            <text:p>2.302585093</text:p>
          </table:table-cell>
          <table:table-cell table:formula="of:=[.K206]/[.I206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207])" office:value-type="float" office:value="3.46410161513775" calcext:value-type="float">
            <text:p>3.4641016151</text:p>
          </table:table-cell>
          <table:table-cell table:formula="of:=LN([.I207])" office:value-type="float" office:value="2.484906649788" calcext:value-type="float">
            <text:p>2.4849066498</text:p>
          </table:table-cell>
          <table:table-cell table:formula="of:=[.K207]/[.I207]" office:value-type="float" office:value="0.288675134594813" calcext:value-type="float">
            <text:p>0.28867513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8])" office:value-type="float" office:value="3.3166247903554" calcext:value-type="float">
            <text:p>3.3166247904</text:p>
          </table:table-cell>
          <table:table-cell table:formula="of:=LN([.I208])" office:value-type="float" office:value="2.39789527279837" calcext:value-type="float">
            <text:p>2.3978952728</text:p>
          </table:table-cell>
          <table:table-cell table:formula="of:=[.K208]/[.I208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9])" office:value-type="float" office:value="3.16227766016838" calcext:value-type="float">
            <text:p>3.1622776602</text:p>
          </table:table-cell>
          <table:table-cell table:formula="of:=LN([.I209])" office:value-type="float" office:value="2.30258509299405" calcext:value-type="float">
            <text:p>2.302585093</text:p>
          </table:table-cell>
          <table:table-cell table:formula="of:=[.K209]/[.I209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0])" office:value-type="float" office:value="2.44948974278318" calcext:value-type="float">
            <text:p>2.4494897428</text:p>
          </table:table-cell>
          <table:table-cell table:formula="of:=LN([.I210])" office:value-type="float" office:value="1.79175946922806" calcext:value-type="float">
            <text:p>1.7917594692</text:p>
          </table:table-cell>
          <table:table-cell table:formula="of:=[.K210]/[.I210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1])" office:value-type="float" office:value="2.23606797749979" calcext:value-type="float">
            <text:p>2.2360679775</text:p>
          </table:table-cell>
          <table:table-cell table:formula="of:=LN([.I211])" office:value-type="float" office:value="1.6094379124341" calcext:value-type="float">
            <text:p>1.6094379124</text:p>
          </table:table-cell>
          <table:table-cell table:formula="of:=[.K211]/[.I211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2])" office:value-type="float" office:value="2.23606797749979" calcext:value-type="float">
            <text:p>2.2360679775</text:p>
          </table:table-cell>
          <table:table-cell table:formula="of:=LN([.I212])" office:value-type="float" office:value="1.6094379124341" calcext:value-type="float">
            <text:p>1.6094379124</text:p>
          </table:table-cell>
          <table:table-cell table:formula="of:=[.K212]/[.I212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3])" office:value-type="float" office:value="2.82842712474619" calcext:value-type="float">
            <text:p>2.8284271247</text:p>
          </table:table-cell>
          <table:table-cell table:formula="of:=LN([.I213])" office:value-type="float" office:value="2.07944154167984" calcext:value-type="float">
            <text:p>2.0794415417</text:p>
          </table:table-cell>
          <table:table-cell table:formula="of:=[.K213]/[.I213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14])" office:value-type="float" office:value="1.73205080756888" calcext:value-type="float">
            <text:p>1.7320508076</text:p>
          </table:table-cell>
          <table:table-cell table:formula="of:=LN([.I214])" office:value-type="float" office:value="1.09861228866811" calcext:value-type="float">
            <text:p>1.0986122887</text:p>
          </table:table-cell>
          <table:table-cell table:formula="of:=[.K214]/[.I214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15])" office:value-type="float" office:value="2.64575131106459" calcext:value-type="float">
            <text:p>2.6457513111</text:p>
          </table:table-cell>
          <table:table-cell table:formula="of:=LN([.I215])" office:value-type="float" office:value="1.94591014905531" calcext:value-type="float">
            <text:p>1.9459101491</text:p>
          </table:table-cell>
          <table:table-cell table:formula="of:=[.K215]/[.I215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6])" office:value-type="float" office:value="2.23606797749979" calcext:value-type="float">
            <text:p>2.2360679775</text:p>
          </table:table-cell>
          <table:table-cell table:formula="of:=LN([.I216])" office:value-type="float" office:value="1.6094379124341" calcext:value-type="float">
            <text:p>1.6094379124</text:p>
          </table:table-cell>
          <table:table-cell table:formula="of:=[.K216]/[.I216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7])" office:value-type="float" office:value="2.44948974278318" calcext:value-type="float">
            <text:p>2.4494897428</text:p>
          </table:table-cell>
          <table:table-cell table:formula="of:=LN([.I217])" office:value-type="float" office:value="1.79175946922806" calcext:value-type="float">
            <text:p>1.7917594692</text:p>
          </table:table-cell>
          <table:table-cell table:formula="of:=[.K217]/[.I21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8])" office:value-type="float" office:value="2.82842712474619" calcext:value-type="float">
            <text:p>2.8284271247</text:p>
          </table:table-cell>
          <table:table-cell table:formula="of:=LN([.I218])" office:value-type="float" office:value="2.07944154167984" calcext:value-type="float">
            <text:p>2.0794415417</text:p>
          </table:table-cell>
          <table:table-cell table:formula="of:=[.K218]/[.I218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9])" office:value-type="float" office:value="2.44948974278318" calcext:value-type="float">
            <text:p>2.4494897428</text:p>
          </table:table-cell>
          <table:table-cell table:formula="of:=LN([.I219])" office:value-type="float" office:value="1.79175946922806" calcext:value-type="float">
            <text:p>1.7917594692</text:p>
          </table:table-cell>
          <table:table-cell table:formula="of:=[.K219]/[.I219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20])" office:value-type="float" office:value="2.82842712474619" calcext:value-type="float">
            <text:p>2.8284271247</text:p>
          </table:table-cell>
          <table:table-cell table:formula="of:=LN([.I220])" office:value-type="float" office:value="2.07944154167984" calcext:value-type="float">
            <text:p>2.0794415417</text:p>
          </table:table-cell>
          <table:table-cell table:formula="of:=[.K220]/[.I220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1])" office:value-type="float" office:value="1.4142135623731" calcext:value-type="float">
            <text:p>1.4142135624</text:p>
          </table:table-cell>
          <table:table-cell table:formula="of:=LN([.I221])" office:value-type="float" office:value="0.693147180559945" calcext:value-type="float">
            <text:p>0.6931471806</text:p>
          </table:table-cell>
          <table:table-cell table:formula="of:=[.K221]/[.I221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222])" office:value-type="float" office:value="2" calcext:value-type="float">
            <text:p>2</text:p>
          </table:table-cell>
          <table:table-cell table:formula="of:=LN([.I222])" office:value-type="float" office:value="1.38629436111989" calcext:value-type="float">
            <text:p>1.3862943611</text:p>
          </table:table-cell>
          <table:table-cell table:formula="of:=[.K222]/[.I222]" office:value-type="float" office:value="0.5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24])" office:value-type="float" office:value="2.23606797749979" calcext:value-type="float">
            <text:p>2.2360679775</text:p>
          </table:table-cell>
          <table:table-cell table:formula="of:=LN([.I224])" office:value-type="float" office:value="1.6094379124341" calcext:value-type="float">
            <text:p>1.6094379124</text:p>
          </table:table-cell>
          <table:table-cell table:formula="of:=[.K224]/[.I224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25])" office:value-type="float" office:value="1.73205080756888" calcext:value-type="float">
            <text:p>1.7320508076</text:p>
          </table:table-cell>
          <table:table-cell table:formula="of:=LN([.I225])" office:value-type="float" office:value="1.09861228866811" calcext:value-type="float">
            <text:p>1.0986122887</text:p>
          </table:table-cell>
          <table:table-cell table:formula="of:=[.K225]/[.I225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27])" office:value-type="float" office:value="2.44948974278318" calcext:value-type="float">
            <text:p>2.4494897428</text:p>
          </table:table-cell>
          <table:table-cell table:formula="of:=LN([.I227])" office:value-type="float" office:value="1.79175946922806" calcext:value-type="float">
            <text:p>1.7917594692</text:p>
          </table:table-cell>
          <table:table-cell table:formula="of:=[.K227]/[.I22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8])" office:value-type="float" office:value="1.4142135623731" calcext:value-type="float">
            <text:p>1.4142135624</text:p>
          </table:table-cell>
          <table:table-cell table:formula="of:=LN([.I228])" office:value-type="float" office:value="0.693147180559945" calcext:value-type="float">
            <text:p>0.6931471806</text:p>
          </table:table-cell>
          <table:table-cell table:formula="of:=[.K228]/[.I22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29]/[.I229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30]/[.I23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1])" office:value-type="float" office:value="1" calcext:value-type="float">
            <text:p>1</text:p>
          </table:table-cell>
          <table:table-cell table:formula="of:=LN([.I231])" office:value-type="float" office:value="0" calcext:value-type="float">
            <text:p>0</text:p>
          </table:table-cell>
          <table:table-cell table:formula="of:=[.K231]/[.I23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2])" office:value-type="float" office:value="1.73205080756888" calcext:value-type="float">
            <text:p>1.7320508076</text:p>
          </table:table-cell>
          <table:table-cell table:formula="of:=LN([.I232])" office:value-type="float" office:value="1.09861228866811" calcext:value-type="float">
            <text:p>1.0986122887</text:p>
          </table:table-cell>
          <table:table-cell table:formula="of:=[.K232]/[.I232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3])" office:value-type="float" office:value="1.73205080756888" calcext:value-type="float">
            <text:p>1.7320508076</text:p>
          </table:table-cell>
          <table:table-cell table:formula="of:=LN([.I233])" office:value-type="float" office:value="1.09861228866811" calcext:value-type="float">
            <text:p>1.0986122887</text:p>
          </table:table-cell>
          <table:table-cell table:formula="of:=[.K233]/[.I233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5])" office:value-type="float" office:value="1" calcext:value-type="float">
            <text:p>1</text:p>
          </table:table-cell>
          <table:table-cell table:formula="of:=LN([.I235])" office:value-type="float" office:value="0" calcext:value-type="float">
            <text:p>0</text:p>
          </table:table-cell>
          <table:table-cell table:formula="of:=[.K235]/[.I23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7])" office:value-type="float" office:value="1" calcext:value-type="float">
            <text:p>1</text:p>
          </table:table-cell>
          <table:table-cell table:formula="of:=LN([.I237])" office:value-type="float" office:value="0" calcext:value-type="float">
            <text:p>0</text:p>
          </table:table-cell>
          <table:table-cell table:formula="of:=[.K237]/[.I237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38])" office:value-type="float" office:value="1.4142135623731" calcext:value-type="float">
            <text:p>1.4142135624</text:p>
          </table:table-cell>
          <table:table-cell table:formula="of:=LN([.I238])" office:value-type="float" office:value="0.693147180559945" calcext:value-type="float">
            <text:p>0.6931471806</text:p>
          </table:table-cell>
          <table:table-cell table:formula="of:=[.K238]/[.I23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9])" office:value-type="float" office:value="1.73205080756888" calcext:value-type="float">
            <text:p>1.7320508076</text:p>
          </table:table-cell>
          <table:table-cell table:formula="of:=LN([.I239])" office:value-type="float" office:value="1.09861228866811" calcext:value-type="float">
            <text:p>1.0986122887</text:p>
          </table:table-cell>
          <table:table-cell table:formula="of:=[.K239]/[.I239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40])" office:value-type="float" office:value="1.4142135623731" calcext:value-type="float">
            <text:p>1.4142135624</text:p>
          </table:table-cell>
          <table:table-cell table:formula="of:=LN([.I240])" office:value-type="float" office:value="0.693147180559945" calcext:value-type="float">
            <text:p>0.6931471806</text:p>
          </table:table-cell>
          <table:table-cell table:formula="of:=[.K240]/[.I240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2])" office:value-type="float" office:value="1" calcext:value-type="float">
            <text:p>1</text:p>
          </table:table-cell>
          <table:table-cell table:formula="of:=LN([.I242])" office:value-type="float" office:value="0" calcext:value-type="float">
            <text:p>0</text:p>
          </table:table-cell>
          <table:table-cell table:formula="of:=[.K242]/[.I242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5])" office:value-type="float" office:value="1" calcext:value-type="float">
            <text:p>1</text:p>
          </table:table-cell>
          <table:table-cell table:formula="of:=LN([.I245])" office:value-type="float" office:value="0" calcext:value-type="float">
            <text:p>0</text:p>
          </table:table-cell>
          <table:table-cell table:formula="of:=[.K245]/[.I24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1])" office:value-type="float" office:value="1" calcext:value-type="float">
            <text:p>1</text:p>
          </table:table-cell>
          <table:table-cell table:formula="of:=LN([.I251])" office:value-type="float" office:value="0" calcext:value-type="float">
            <text:p>0</text:p>
          </table:table-cell>
          <table:table-cell table:formula="of:=[.K251]/[.I25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55]/[.I25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76]/[.I276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.68586094706836" calcext:value-type="float">
            <text:p>6.6858609471</text:p>
          </table:table-cell>
          <table:table-cell office:value-type="float" office:value="0" calcext:value-type="float">
            <text:p>0</text:p>
          </table:table-cell>
          <table:table-cell office:value-type="float" office:value="0.0353332626668787" calcext:value-type="float">
            <text:p>0.035333262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.92052268739398" calcext:value-type="float">
            <text:p>8.9205226874</text:p>
          </table:table-cell>
          <table:table-cell office:value-type="float" office:value="0" calcext:value-type="float">
            <text:p>0</text:p>
          </table:table-cell>
          <table:table-cell office:value-type="float" office:value="0.0115593419315244" calcext:value-type="float">
            <text:p>0.0115593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.27312736007495" calcext:value-type="float">
            <text:p>9.2731273601</text:p>
          </table:table-cell>
          <table:table-cell office:value-type="float" office:value="0" calcext:value-type="float">
            <text:p>0</text:p>
          </table:table-cell>
          <table:table-cell office:value-type="float" office:value="0.00969094165252775" calcext:value-type="float">
            <text:p>0.00969094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.35218709620442" calcext:value-type="float">
            <text:p>9.3521870962</text:p>
          </table:table-cell>
          <table:table-cell office:value-type="float" office:value="0" calcext:value-type="float">
            <text:p>0</text:p>
          </table:table-cell>
          <table:table-cell office:value-type="float" office:value="0.00931533280133262" calcext:value-type="float">
            <text:p>0.00931533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9.38848655735966" calcext:value-type="float">
            <text:p>9.3884865574</text:p>
          </table:table-cell>
          <table:table-cell office:value-type="float" office:value="0" calcext:value-type="float">
            <text:p>0</text:p>
          </table:table-cell>
          <table:table-cell office:value-type="float" office:value="0.00914778707492697" calcext:value-type="float">
            <text:p>0.009147787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9.44643963445061" calcext:value-type="float">
            <text:p>9.4464396345</text:p>
          </table:table-cell>
          <table:table-cell office:value-type="float" office:value="0" calcext:value-type="float">
            <text:p>0</text:p>
          </table:table-cell>
          <table:table-cell office:value-type="float" office:value="0.00888651946624546" calcext:value-type="float">
            <text:p>0.00888651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9.45344340103" calcext:value-type="float">
            <text:p>9.453443401</text:p>
          </table:table-cell>
          <table:table-cell office:value-type="float" office:value="0" calcext:value-type="float">
            <text:p>0</text:p>
          </table:table-cell>
          <table:table-cell office:value-type="float" office:value="0.00885545433719768" calcext:value-type="float">
            <text:p>0.008855454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.51576412590412" calcext:value-type="float">
            <text:p>9.5157641259</text:p>
          </table:table-cell>
          <table:table-cell office:value-type="float" office:value="0" calcext:value-type="float">
            <text:p>0</text:p>
          </table:table-cell>
          <table:table-cell office:value-type="float" office:value="0.00858377004374341" calcext:value-type="float">
            <text:p>0.008583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9.52923037155216" calcext:value-type="float">
            <text:p>9.5292303716</text:p>
          </table:table-cell>
          <table:table-cell office:value-type="float" office:value="0" calcext:value-type="float">
            <text:p>0</text:p>
          </table:table-cell>
          <table:table-cell office:value-type="float" office:value="0.00852616860214932" calcext:value-type="float">
            <text:p>0.00852616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.56661523589358" calcext:value-type="float">
            <text:p>9.5666152359</text:p>
          </table:table-cell>
          <table:table-cell office:value-type="float" office:value="0" calcext:value-type="float">
            <text:p>0</text:p>
          </table:table-cell>
          <table:table-cell office:value-type="float" office:value="0.00836827408755723" calcext:value-type="float">
            <text:p>0.008368274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.58107599956325" calcext:value-type="float">
            <text:p>9.5810759996</text:p>
          </table:table-cell>
          <table:table-cell office:value-type="float" office:value="0" calcext:value-type="float">
            <text:p>0</text:p>
          </table:table-cell>
          <table:table-cell office:value-type="float" office:value="0.00830798648444565" calcext:value-type="float">
            <text:p>0.00830798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9.60669746105362" calcext:value-type="float">
            <text:p>9.6066974611</text:p>
          </table:table-cell>
          <table:table-cell office:value-type="float" office:value="0" calcext:value-type="float">
            <text:p>0</text:p>
          </table:table-cell>
          <table:table-cell office:value-type="float" office:value="0.00820223393655983" calcext:value-type="float">
            <text:p>0.0082022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9.6135362406403" calcext:value-type="float">
            <text:p>9.6135362406</text:p>
          </table:table-cell>
          <table:table-cell office:value-type="float" office:value="0" calcext:value-type="float">
            <text:p>0</text:p>
          </table:table-cell>
          <table:table-cell office:value-type="float" office:value="0.00817423519813538" calcext:value-type="float">
            <text:p>0.008174235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1" calcext:value-type="float">
            <text:p>21</text:p>
          </table:table-cell>
          <table:table-cell office:value-type="float" office:value="9.64794993341091" calcext:value-type="float">
            <text:p>9.6479499334</text:p>
          </table:table-cell>
          <table:table-cell office:value-type="float" office:value="0" calcext:value-type="float">
            <text:p>0</text:p>
          </table:table-cell>
          <table:table-cell office:value-type="float" office:value="0.00803478557351689" calcext:value-type="float">
            <text:p>0.008034785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2" office:value-type="float" office:value="22" calcext:value-type="float">
            <text:p>22</text:p>
          </table:table-cell>
          <table:table-cell office:value-type="float" office:value="9.66077884572708" calcext:value-type="float">
            <text:p>9.6607788457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0798341173747444" calcext:value-type="float">
            <text:p>0.007983411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2" office:value-type="float" office:value="23" calcext:value-type="float">
            <text:p>23</text:p>
          </table:table-cell>
          <table:table-cell office:value-type="float" office:value="9.69078925908346" calcext:value-type="float">
            <text:p>9.690789259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0786451327325697" calcext:value-type="float">
            <text:p>0.00786451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4" calcext:value-type="float">
            <text:p>24</text:p>
          </table:table-cell>
          <table:table-cell office:value-type="float" office:value="9.70479268162423" calcext:value-type="float">
            <text:p>9.7047926816</text:p>
          </table:table-cell>
          <table:table-cell office:value-type="float" office:value="0" calcext:value-type="float">
            <text:p>0</text:p>
          </table:table-cell>
          <table:table-cell office:value-type="float" office:value="0.00780964054769901" calcext:value-type="float">
            <text:p>0.007809640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5" calcext:value-type="float">
            <text:p>25</text:p>
          </table:table-cell>
          <table:table-cell office:value-type="float" office:value="9.69928841722286" calcext:value-type="float">
            <text:p>9.6992884172</text:p>
          </table:table-cell>
          <table:table-cell office:value-type="float" office:value="0" calcext:value-type="float">
            <text:p>0</text:p>
          </table:table-cell>
          <table:table-cell office:value-type="float" office:value="0.00783116331409046" calcext:value-type="float">
            <text:p>0.00783116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6" calcext:value-type="float">
            <text:p>26</text:p>
          </table:table-cell>
          <table:table-cell office:value-type="float" office:value="9.71986515000913" calcext:value-type="float">
            <text:p>9.71986515</text:p>
          </table:table-cell>
          <table:table-cell office:value-type="float" office:value="0" calcext:value-type="float">
            <text:p>0</text:p>
          </table:table-cell>
          <table:table-cell office:value-type="float" office:value="0.00775100648509544" calcext:value-type="float">
            <text:p>0.007751006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7" calcext:value-type="float">
            <text:p>27</text:p>
          </table:table-cell>
          <table:table-cell office:value-type="float" office:value="9.74290791786058" calcext:value-type="float">
            <text:p>9.7429079179</text:p>
          </table:table-cell>
          <table:table-cell office:value-type="float" office:value="0" calcext:value-type="float">
            <text:p>0</text:p>
          </table:table-cell>
          <table:table-cell office:value-type="float" office:value="0.00766221663671428" calcext:value-type="float">
            <text:p>0.007662216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8" calcext:value-type="float">
            <text:p>28</text:p>
          </table:table-cell>
          <table:table-cell office:value-type="float" office:value="9.75260652157649" calcext:value-type="float">
            <text:p>9.7526065216</text:p>
          </table:table-cell>
          <table:table-cell office:value-type="float" office:value="0" calcext:value-type="float">
            <text:p>0</text:p>
          </table:table-cell>
          <table:table-cell office:value-type="float" office:value="0.00762515018119462" calcext:value-type="float">
            <text:p>0.007625150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9" calcext:value-type="float">
            <text:p>29</text:p>
          </table:table-cell>
          <table:table-cell office:value-type="float" office:value="9.76818316050523" calcext:value-type="float">
            <text:p>9.7681831605</text:p>
          </table:table-cell>
          <table:table-cell office:value-type="float" office:value="0" calcext:value-type="float">
            <text:p>0</text:p>
          </table:table-cell>
          <table:table-cell office:value-type="float" office:value="0.00756599373927896" calcext:value-type="float">
            <text:p>0.007565993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0" calcext:value-type="float">
            <text:p>30</text:p>
          </table:table-cell>
          <table:table-cell office:value-type="float" office:value="9.76502975938856" calcext:value-type="float">
            <text:p>9.7650297594</text:p>
          </table:table-cell>
          <table:table-cell office:value-type="float" office:value="0" calcext:value-type="float">
            <text:p>0</text:p>
          </table:table-cell>
          <table:table-cell office:value-type="float" office:value="0.00757793245524881" calcext:value-type="float">
            <text:p>0.007577932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1" calcext:value-type="float">
            <text:p>31</text:p>
          </table:table-cell>
          <table:table-cell office:value-type="float" office:value="9.77661962392714" calcext:value-type="float">
            <text:p>9.7766196239</text:p>
          </table:table-cell>
          <table:table-cell office:value-type="float" office:value="0" calcext:value-type="float">
            <text:p>0</text:p>
          </table:table-cell>
          <table:table-cell office:value-type="float" office:value="0.00753414584269043" calcext:value-type="float">
            <text:p>0.0075341458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2" calcext:value-type="float">
            <text:p>32</text:p>
          </table:table-cell>
          <table:table-cell office:value-type="float" office:value="9.78414079490356" calcext:value-type="float">
            <text:p>9.7841407949</text:p>
          </table:table-cell>
          <table:table-cell office:value-type="float" office:value="0" calcext:value-type="float">
            <text:p>0</text:p>
          </table:table-cell>
          <table:table-cell office:value-type="float" office:value="0.00750586625040801" calcext:value-type="float">
            <text:p>0.007505866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3" calcext:value-type="float">
            <text:p>33</text:p>
          </table:table-cell>
          <table:table-cell office:value-type="float" office:value="9.79188537595483" calcext:value-type="float">
            <text:p>9.791885376</text:p>
          </table:table-cell>
          <table:table-cell office:value-type="float" office:value="0" calcext:value-type="float">
            <text:p>0</text:p>
          </table:table-cell>
          <table:table-cell office:value-type="float" office:value="0.00747685755693224" calcext:value-type="float">
            <text:p>0.007476857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4" calcext:value-type="float">
            <text:p>34</text:p>
          </table:table-cell>
          <table:table-cell office:value-type="float" office:value="9.81126260849361" calcext:value-type="float">
            <text:p>9.8112626085</text:p>
          </table:table-cell>
          <table:table-cell office:value-type="float" office:value="0" calcext:value-type="float">
            <text:p>0</text:p>
          </table:table-cell>
          <table:table-cell office:value-type="float" office:value="0.00740476694621776" calcext:value-type="float">
            <text:p>0.0074047669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5" calcext:value-type="float">
            <text:p>35</text:p>
          </table:table-cell>
          <table:table-cell office:value-type="float" office:value="9.81460169252769" calcext:value-type="float">
            <text:p>9.8146016925</text:p>
          </table:table-cell>
          <table:table-cell office:value-type="float" office:value="0" calcext:value-type="float">
            <text:p>0</text:p>
          </table:table-cell>
          <table:table-cell office:value-type="float" office:value="0.00739241469084854" calcext:value-type="float">
            <text:p>0.007392414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office:value-type="float" office:value="9.81673068860985" calcext:value-type="float">
            <text:p>9.8167306886</text:p>
          </table:table-cell>
          <table:table-cell office:value-type="float" office:value="0" calcext:value-type="float">
            <text:p>0</text:p>
          </table:table-cell>
          <table:table-cell office:value-type="float" office:value="0.00738454966678533" calcext:value-type="float">
            <text:p>0.00738454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9.8451166392098" calcext:value-type="float">
            <text:p>9.8451166392</text:p>
          </table:table-cell>
          <table:table-cell office:value-type="float" office:value="0" calcext:value-type="float">
            <text:p>0</text:p>
          </table:table-cell>
          <table:table-cell office:value-type="float" office:value="0.00728048120329064" calcext:value-type="float">
            <text:p>0.0072804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9.85024499114041" calcext:value-type="float">
            <text:p>9.8502449911</text:p>
          </table:table-cell>
          <table:table-cell office:value-type="float" office:value="0" calcext:value-type="float">
            <text:p>0</text:p>
          </table:table-cell>
          <table:table-cell office:value-type="float" office:value="0.00726183668250498" calcext:value-type="float">
            <text:p>0.00726183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9.8536143020404" calcext:value-type="float">
            <text:p>9.853614302</text:p>
          </table:table-cell>
          <table:table-cell office:value-type="float" office:value="0" calcext:value-type="float">
            <text:p>0</text:p>
          </table:table-cell>
          <table:table-cell office:value-type="float" office:value="0.00724961328875517" calcext:value-type="float">
            <text:p>0.0072496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9.8590130624343" calcext:value-type="float">
            <text:p>9.8590130624</text:p>
          </table:table-cell>
          <table:table-cell office:value-type="float" office:value="0" calcext:value-type="float">
            <text:p>0</text:p>
          </table:table-cell>
          <table:table-cell office:value-type="float" office:value="0.00723007021516784" calcext:value-type="float">
            <text:p>0.00723007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9.88154864501737" calcext:value-type="float">
            <text:p>9.881548645</text:p>
          </table:table-cell>
          <table:table-cell office:value-type="float" office:value="0" calcext:value-type="float">
            <text:p>0</text:p>
          </table:table-cell>
          <table:table-cell office:value-type="float" office:value="0.00714906055006119" calcext:value-type="float">
            <text:p>0.00714906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9.88313177227905" calcext:value-type="float">
            <text:p>9.8831317723</text:p>
          </table:table-cell>
          <table:table-cell office:value-type="float" office:value="0" calcext:value-type="float">
            <text:p>0</text:p>
          </table:table-cell>
          <table:table-cell office:value-type="float" office:value="0.00714340385284834" calcext:value-type="float">
            <text:p>0.00714340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9.87621912538194" calcext:value-type="float">
            <text:p>9.8762191254</text:p>
          </table:table-cell>
          <table:table-cell office:value-type="float" office:value="0" calcext:value-type="float">
            <text:p>0</text:p>
          </table:table-cell>
          <table:table-cell office:value-type="float" office:value="0.00716813648445307" calcext:value-type="float">
            <text:p>0.00716813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9.8768355215387" calcext:value-type="float">
            <text:p>9.8768355215</text:p>
          </table:table-cell>
          <table:table-cell office:value-type="float" office:value="0" calcext:value-type="float">
            <text:p>0</text:p>
          </table:table-cell>
          <table:table-cell office:value-type="float" office:value="0.0071659276189645" calcext:value-type="float">
            <text:p>0.00716592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9.88348890602944" calcext:value-type="float">
            <text:p>9.883488906</text:p>
          </table:table-cell>
          <table:table-cell office:value-type="float" office:value="0" calcext:value-type="float">
            <text:p>0</text:p>
          </table:table-cell>
          <table:table-cell office:value-type="float" office:value="0.00714212839142507" calcext:value-type="float">
            <text:p>0.007142128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9.87421320983213" calcext:value-type="float">
            <text:p>9.8742132098</text:p>
          </table:table-cell>
          <table:table-cell office:value-type="float" office:value="0" calcext:value-type="float">
            <text:p>0</text:p>
          </table:table-cell>
          <table:table-cell office:value-type="float" office:value="0.00717532942917866" calcext:value-type="float">
            <text:p>0.00717532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9.87117095105958" calcext:value-type="float">
            <text:p>9.8711709511</text:p>
          </table:table-cell>
          <table:table-cell office:value-type="float" office:value="0" calcext:value-type="float">
            <text:p>0</text:p>
          </table:table-cell>
          <table:table-cell office:value-type="float" office:value="0.00718625233910306" calcext:value-type="float">
            <text:p>0.00718625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9.83376227004456" calcext:value-type="float">
            <text:p>9.83376227</text:p>
          </table:table-cell>
          <table:table-cell office:value-type="float" office:value="0" calcext:value-type="float">
            <text:p>0</text:p>
          </table:table-cell>
          <table:table-cell office:value-type="float" office:value="0.00732193138777646" calcext:value-type="float">
            <text:p>0.00732193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9.83360142507196" calcext:value-type="float">
            <text:p>9.8336014251</text:p>
          </table:table-cell>
          <table:table-cell office:value-type="float" office:value="0" calcext:value-type="float">
            <text:p>0</text:p>
          </table:table-cell>
          <table:table-cell office:value-type="float" office:value="0.00732252025938213" calcext:value-type="float">
            <text:p>0.0073225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9.82374063444587" calcext:value-type="float">
            <text:p>9.8237406344</text:p>
          </table:table-cell>
          <table:table-cell office:value-type="float" office:value="0" calcext:value-type="float">
            <text:p>0</text:p>
          </table:table-cell>
          <table:table-cell office:value-type="float" office:value="0.0073587123262316" calcext:value-type="float">
            <text:p>0.00735871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9.80444039893489" calcext:value-type="float">
            <text:p>9.8044403989</text:p>
          </table:table-cell>
          <table:table-cell office:value-type="float" office:value="0" calcext:value-type="float">
            <text:p>0</text:p>
          </table:table-cell>
          <table:table-cell office:value-type="float" office:value="0.00743006851074858" calcext:value-type="float">
            <text:p>0.0074300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9.77451717123917" calcext:value-type="float">
            <text:p>9.7745171712</text:p>
          </table:table-cell>
          <table:table-cell office:value-type="float" office:value="0" calcext:value-type="float">
            <text:p>0</text:p>
          </table:table-cell>
          <table:table-cell office:value-type="float" office:value="0.00754207009964379" calcext:value-type="float">
            <text:p>0.00754207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9.77320800976921" calcext:value-type="float">
            <text:p>9.7732080098</text:p>
          </table:table-cell>
          <table:table-cell office:value-type="float" office:value="0" calcext:value-type="float">
            <text:p>0</text:p>
          </table:table-cell>
          <table:table-cell office:value-type="float" office:value="0.00754700860958328" calcext:value-type="float">
            <text:p>0.00754700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9.7435535146198" calcext:value-type="float">
            <text:p>9.7435535146</text:p>
          </table:table-cell>
          <table:table-cell office:value-type="float" office:value="0" calcext:value-type="float">
            <text:p>0</text:p>
          </table:table-cell>
          <table:table-cell office:value-type="float" office:value="0.00765974368475362" calcext:value-type="float">
            <text:p>0.00765974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9.73796411401806" calcext:value-type="float">
            <text:p>9.737964114</text:p>
          </table:table-cell>
          <table:table-cell office:value-type="float" office:value="0" calcext:value-type="float">
            <text:p>0</text:p>
          </table:table-cell>
          <table:table-cell office:value-type="float" office:value="0.00768118031325779" calcext:value-type="float">
            <text:p>0.00768118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9.71044877090097" calcext:value-type="float">
            <text:p>9.7104487709</text:p>
          </table:table-cell>
          <table:table-cell office:value-type="float" office:value="0" calcext:value-type="float">
            <text:p>0</text:p>
          </table:table-cell>
          <table:table-cell office:value-type="float" office:value="0.00778758573631526" calcext:value-type="float">
            <text:p>0.007787585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9.69017056203965" calcext:value-type="float">
            <text:p>9.690170562</text:p>
          </table:table-cell>
          <table:table-cell office:value-type="float" office:value="0" calcext:value-type="float">
            <text:p>0</text:p>
          </table:table-cell>
          <table:table-cell office:value-type="float" office:value="0.00786694652515556" calcext:value-type="float">
            <text:p>0.0078669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9.65020690680168" calcext:value-type="float">
            <text:p>9.6502069068</text:p>
          </table:table-cell>
          <table:table-cell office:value-type="float" office:value="0" calcext:value-type="float">
            <text:p>0</text:p>
          </table:table-cell>
          <table:table-cell office:value-type="float" office:value="0.00802572353905128" calcext:value-type="float">
            <text:p>0.00802572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9.61707134520558" calcext:value-type="float">
            <text:p>9.6170713452</text:p>
          </table:table-cell>
          <table:table-cell office:value-type="float" office:value="0" calcext:value-type="float">
            <text:p>0</text:p>
          </table:table-cell>
          <table:table-cell office:value-type="float" office:value="0.00815979957167271" calcext:value-type="float">
            <text:p>0.00815979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.6126003491354" calcext:value-type="float">
            <text:p>9.6126003491</text:p>
          </table:table-cell>
          <table:table-cell office:value-type="float" office:value="0" calcext:value-type="float">
            <text:p>0</text:p>
          </table:table-cell>
          <table:table-cell office:value-type="float" office:value="0.00817806119188484" calcext:value-type="float">
            <text:p>0.00817806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.56864398890674" calcext:value-type="float">
            <text:p>9.5686439889</text:p>
          </table:table-cell>
          <table:table-cell office:value-type="float" office:value="0" calcext:value-type="float">
            <text:p>0</text:p>
          </table:table-cell>
          <table:table-cell office:value-type="float" office:value="0.00835978981077521" calcext:value-type="float">
            <text:p>0.008359789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9.55775254863573" calcext:value-type="float">
            <text:p>9.5577525486</text:p>
          </table:table-cell>
          <table:table-cell office:value-type="float" office:value="0" calcext:value-type="float">
            <text:p>0</text:p>
          </table:table-cell>
          <table:table-cell office:value-type="float" office:value="0.00840543907020797" calcext:value-type="float">
            <text:p>0.00840543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.53148139817163" calcext:value-type="float">
            <text:p>9.5314813982</text:p>
          </table:table-cell>
          <table:table-cell office:value-type="float" office:value="0" calcext:value-type="float">
            <text:p>0</text:p>
          </table:table-cell>
          <table:table-cell office:value-type="float" office:value="0.00851657768427187" calcext:value-type="float">
            <text:p>0.00851657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9.4937884938959" calcext:value-type="float">
            <text:p>9.4937884939</text:p>
          </table:table-cell>
          <table:table-cell office:value-type="float" office:value="0" calcext:value-type="float">
            <text:p>0</text:p>
          </table:table-cell>
          <table:table-cell office:value-type="float" office:value="0.00867860700097035" calcext:value-type="float">
            <text:p>0.0086786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9.48204548990482" calcext:value-type="float">
            <text:p>9.4820454899</text:p>
          </table:table-cell>
          <table:table-cell office:value-type="float" office:value="0" calcext:value-type="float">
            <text:p>0</text:p>
          </table:table-cell>
          <table:table-cell office:value-type="float" office:value="0.00872971334798207" calcext:value-type="float">
            <text:p>0.0087297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9.41849210547116" calcext:value-type="float">
            <text:p>9.4184921055</text:p>
          </table:table-cell>
          <table:table-cell office:value-type="float" office:value="0" calcext:value-type="float">
            <text:p>0</text:p>
          </table:table-cell>
          <table:table-cell office:value-type="float" office:value="0.00901156926982691" calcext:value-type="float">
            <text:p>0.00901156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9.41800473644193" calcext:value-type="float">
            <text:p>9.4180047364</text:p>
          </table:table-cell>
          <table:table-cell office:value-type="float" office:value="0" calcext:value-type="float">
            <text:p>0</text:p>
          </table:table-cell>
          <table:table-cell office:value-type="float" office:value="0.0090137655172952" calcext:value-type="float">
            <text:p>0.00901376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9.38723053877293" calcext:value-type="float">
            <text:p>9.3872305388</text:p>
          </table:table-cell>
          <table:table-cell office:value-type="float" office:value="0" calcext:value-type="float">
            <text:p>0</text:p>
          </table:table-cell>
          <table:table-cell office:value-type="float" office:value="0.00915353377452523" calcext:value-type="float">
            <text:p>0.00915353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9.38151671766514" calcext:value-type="float">
            <text:p>9.3815167177</text:p>
          </table:table-cell>
          <table:table-cell office:value-type="float" office:value="0" calcext:value-type="float">
            <text:p>0</text:p>
          </table:table-cell>
          <table:table-cell office:value-type="float" office:value="0.00917972199265728" calcext:value-type="float">
            <text:p>0.00917972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9.35444071594994" calcext:value-type="float">
            <text:p>9.3544407159</text:p>
          </table:table-cell>
          <table:table-cell office:value-type="float" office:value="0" calcext:value-type="float">
            <text:p>0</text:p>
          </table:table-cell>
          <table:table-cell office:value-type="float" office:value="0.00930484210398471" calcext:value-type="float">
            <text:p>0.00930484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9.33829373628664" calcext:value-type="float">
            <text:p>9.3382937363</text:p>
          </table:table-cell>
          <table:table-cell office:value-type="float" office:value="0" calcext:value-type="float">
            <text:p>0</text:p>
          </table:table-cell>
          <table:table-cell office:value-type="float" office:value="0.00938026872040711" calcext:value-type="float">
            <text:p>0.00938026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9.31415970061518" calcext:value-type="float">
            <text:p>9.3141597006</text:p>
          </table:table-cell>
          <table:table-cell office:value-type="float" office:value="0" calcext:value-type="float">
            <text:p>0</text:p>
          </table:table-cell>
          <table:table-cell office:value-type="float" office:value="0.00949414628985728" calcext:value-type="float">
            <text:p>0.00949414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9.2850767180902" calcext:value-type="float">
            <text:p>9.2850767181</text:p>
          </table:table-cell>
          <table:table-cell office:value-type="float" office:value="0" calcext:value-type="float">
            <text:p>0</text:p>
          </table:table-cell>
          <table:table-cell office:value-type="float" office:value="0.00963321401066145" calcext:value-type="float">
            <text:p>0.0096332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9.2869309741379" calcext:value-type="float">
            <text:p>9.2869309741</text:p>
          </table:table-cell>
          <table:table-cell office:value-type="float" office:value="0" calcext:value-type="float">
            <text:p>0</text:p>
          </table:table-cell>
          <table:table-cell office:value-type="float" office:value="0.00962428692690666" calcext:value-type="float">
            <text:p>0.0096242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9.27049429479593" calcext:value-type="float">
            <text:p>9.2704942948</text:p>
          </table:table-cell>
          <table:table-cell office:value-type="float" office:value="0" calcext:value-type="float">
            <text:p>0</text:p>
          </table:table-cell>
          <table:table-cell office:value-type="float" office:value="0.0097037084956597" calcext:value-type="float">
            <text:p>0.00970370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9.23561817916045" calcext:value-type="float">
            <text:p>9.2356181792</text:p>
          </table:table-cell>
          <table:table-cell office:value-type="float" office:value="0" calcext:value-type="float">
            <text:p>0</text:p>
          </table:table-cell>
          <table:table-cell office:value-type="float" office:value="0.00987440631916705" calcext:value-type="float">
            <text:p>0.00987440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9.26407069439715" calcext:value-type="float">
            <text:p>9.2640706944</text:p>
          </table:table-cell>
          <table:table-cell office:value-type="float" office:value="0" calcext:value-type="float">
            <text:p>0</text:p>
          </table:table-cell>
          <table:table-cell office:value-type="float" office:value="0.00973492497224887" calcext:value-type="float">
            <text:p>0.0097349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9.24028744834414" calcext:value-type="float">
            <text:p>9.2402874483</text:p>
          </table:table-cell>
          <table:table-cell office:value-type="float" office:value="0" calcext:value-type="float">
            <text:p>0</text:p>
          </table:table-cell>
          <table:table-cell office:value-type="float" office:value="0.00985138007798876" calcext:value-type="float">
            <text:p>0.00985138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9.24676872858973" calcext:value-type="float">
            <text:p>9.2467687286</text:p>
          </table:table-cell>
          <table:table-cell office:value-type="float" office:value="0" calcext:value-type="float">
            <text:p>0</text:p>
          </table:table-cell>
          <table:table-cell office:value-type="float" office:value="0.00981950697296817" calcext:value-type="float">
            <text:p>0.0098195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9.25234566612121" calcext:value-type="float">
            <text:p>9.2523456661</text:p>
          </table:table-cell>
          <table:table-cell office:value-type="float" office:value="0" calcext:value-type="float">
            <text:p>0</text:p>
          </table:table-cell>
          <table:table-cell office:value-type="float" office:value="0.00979216372509283" calcext:value-type="float">
            <text:p>0.00979216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9.2617936535651" calcext:value-type="float">
            <text:p>9.2617936536</text:p>
          </table:table-cell>
          <table:table-cell office:value-type="float" office:value="0" calcext:value-type="float">
            <text:p>0</text:p>
          </table:table-cell>
          <table:table-cell office:value-type="float" office:value="0.00974601469481813" calcext:value-type="float">
            <text:p>0.00974601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.27152954028861" calcext:value-type="float">
            <text:p>9.2715295403</text:p>
          </table:table-cell>
          <table:table-cell office:value-type="float" office:value="0" calcext:value-type="float">
            <text:p>0</text:p>
          </table:table-cell>
          <table:table-cell office:value-type="float" office:value="0.0096986869351676" calcext:value-type="float">
            <text:p>0.0096986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9.29569203907569" calcext:value-type="float">
            <text:p>9.2956920391</text:p>
          </table:table-cell>
          <table:table-cell office:value-type="float" office:value="0" calcext:value-type="float">
            <text:p>0</text:p>
          </table:table-cell>
          <table:table-cell office:value-type="float" office:value="0.00958221963137966" calcext:value-type="float">
            <text:p>0.00958221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9.28005298438748" calcext:value-type="float">
            <text:p>9.2800529844</text:p>
          </table:table-cell>
          <table:table-cell office:value-type="float" office:value="0" calcext:value-type="float">
            <text:p>0</text:p>
          </table:table-cell>
          <table:table-cell office:value-type="float" office:value="0.00965744177733016" calcext:value-type="float">
            <text:p>0.00965744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9.2881343994162" calcext:value-type="float">
            <text:p>9.2881343994</text:p>
          </table:table-cell>
          <table:table-cell office:value-type="float" office:value="0" calcext:value-type="float">
            <text:p>0</text:p>
          </table:table-cell>
          <table:table-cell office:value-type="float" office:value="0.00961849761374602" calcext:value-type="float">
            <text:p>0.00961849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9.30964257305005" calcext:value-type="float">
            <text:p>9.3096425731</text:p>
          </table:table-cell>
          <table:table-cell office:value-type="float" office:value="0" calcext:value-type="float">
            <text:p>0</text:p>
          </table:table-cell>
          <table:table-cell office:value-type="float" office:value="0.00951561365839888" calcext:value-type="float">
            <text:p>0.00951561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9.33767762043738" calcext:value-type="float">
            <text:p>9.3376776204</text:p>
          </table:table-cell>
          <table:table-cell office:value-type="float" office:value="0" calcext:value-type="float">
            <text:p>0</text:p>
          </table:table-cell>
          <table:table-cell office:value-type="float" office:value="0.00938315883165959" calcext:value-type="float">
            <text:p>0.00938315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9.32839003875" calcext:value-type="float">
            <text:p>9.3283900388</text:p>
          </table:table-cell>
          <table:table-cell office:value-type="float" office:value="0" calcext:value-type="float">
            <text:p>0</text:p>
          </table:table-cell>
          <table:table-cell office:value-type="float" office:value="0.00942683358845841" calcext:value-type="float">
            <text:p>0.009426833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9.3425083355536" calcext:value-type="float">
            <text:p>9.3425083356</text:p>
          </table:table-cell>
          <table:table-cell office:value-type="float" office:value="0" calcext:value-type="float">
            <text:p>0</text:p>
          </table:table-cell>
          <table:table-cell office:value-type="float" office:value="0.00936052249648316" calcext:value-type="float">
            <text:p>0.00936052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9.36228862824824" calcext:value-type="float">
            <text:p>9.3622886282</text:p>
          </table:table-cell>
          <table:table-cell office:value-type="float" office:value="0" calcext:value-type="float">
            <text:p>0</text:p>
          </table:table-cell>
          <table:table-cell office:value-type="float" office:value="0.00926840185332391" calcext:value-type="float">
            <text:p>0.00926840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9.38990814057352" calcext:value-type="float">
            <text:p>9.3899081406</text:p>
          </table:table-cell>
          <table:table-cell office:value-type="float" office:value="0" calcext:value-type="float">
            <text:p>0</text:p>
          </table:table-cell>
          <table:table-cell office:value-type="float" office:value="0.00914128721494874" calcext:value-type="float">
            <text:p>0.00914128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9.4129546320379" calcext:value-type="float">
            <text:p>9.412954632</text:p>
          </table:table-cell>
          <table:table-cell office:value-type="float" office:value="0" calcext:value-type="float">
            <text:p>0</text:p>
          </table:table-cell>
          <table:table-cell office:value-type="float" office:value="0.009036554505347" calcext:value-type="float">
            <text:p>0.009036554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9.45155957001762" calcext:value-type="float">
            <text:p>9.45155957</text:p>
          </table:table-cell>
          <table:table-cell office:value-type="float" office:value="0" calcext:value-type="float">
            <text:p>0</text:p>
          </table:table-cell>
          <table:table-cell office:value-type="float" office:value="0.00886379935648677" calcext:value-type="float">
            <text:p>0.00886379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9.44864835981016" calcext:value-type="float">
            <text:p>9.4486483598</text:p>
          </table:table-cell>
          <table:table-cell office:value-type="float" office:value="0" calcext:value-type="float">
            <text:p>0</text:p>
          </table:table-cell>
          <table:table-cell office:value-type="float" office:value="0.00887671094287429" calcext:value-type="float">
            <text:p>0.00887671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9.49657139216065" calcext:value-type="float">
            <text:p>9.4965713922</text:p>
          </table:table-cell>
          <table:table-cell office:value-type="float" office:value="0" calcext:value-type="float">
            <text:p>0</text:p>
          </table:table-cell>
          <table:table-cell office:value-type="float" office:value="0.00866653955835193" calcext:value-type="float">
            <text:p>0.00866653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9.51406802284643" calcext:value-type="float">
            <text:p>9.5140680228</text:p>
          </table:table-cell>
          <table:table-cell office:value-type="float" office:value="0" calcext:value-type="float">
            <text:p>0</text:p>
          </table:table-cell>
          <table:table-cell office:value-type="float" office:value="0.00859105261061178" calcext:value-type="float">
            <text:p>0.008591052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9.55520585795542" calcext:value-type="float">
            <text:p>9.555205858</text:p>
          </table:table-cell>
          <table:table-cell office:value-type="float" office:value="0" calcext:value-type="float">
            <text:p>0</text:p>
          </table:table-cell>
          <table:table-cell office:value-type="float" office:value="0.00841614891409781" calcext:value-type="float">
            <text:p>0.00841614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9.58458997293143" calcext:value-type="float">
            <text:p>9.5845899729</text:p>
          </table:table-cell>
          <table:table-cell office:value-type="float" office:value="0" calcext:value-type="float">
            <text:p>0</text:p>
          </table:table-cell>
          <table:table-cell office:value-type="float" office:value="0.00829340227870033" calcext:value-type="float">
            <text:p>0.00829340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9.62747051161485" calcext:value-type="float">
            <text:p>9.6274705116</text:p>
          </table:table-cell>
          <table:table-cell office:value-type="float" office:value="0" calcext:value-type="float">
            <text:p>0</text:p>
          </table:table-cell>
          <table:table-cell office:value-type="float" office:value="0.00811748212674459" calcext:value-type="float">
            <text:p>0.00811748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.6583539833303" calcext:value-type="float">
            <text:p>9.6583539833</text:p>
          </table:table-cell>
          <table:table-cell office:value-type="float" office:value="0" calcext:value-type="float">
            <text:p>0</text:p>
          </table:table-cell>
          <table:table-cell office:value-type="float" office:value="0.00799309694507202" calcext:value-type="float">
            <text:p>0.00799309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9.70088165243947" calcext:value-type="float">
            <text:p>9.7008816524</text:p>
          </table:table-cell>
          <table:table-cell office:value-type="float" office:value="0" calcext:value-type="float">
            <text:p>0</text:p>
          </table:table-cell>
          <table:table-cell office:value-type="float" office:value="0.00782492735566787" calcext:value-type="float">
            <text:p>0.007824927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9.74689222031305" calcext:value-type="float">
            <text:p>9.7468922203</text:p>
          </table:table-cell>
          <table:table-cell office:value-type="float" office:value="0" calcext:value-type="float">
            <text:p>0</text:p>
          </table:table-cell>
          <table:table-cell office:value-type="float" office:value="0.00764696753674556" calcext:value-type="float">
            <text:p>0.007646967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9.76841211133904" calcext:value-type="float">
            <text:p>9.7684121113</text:p>
          </table:table-cell>
          <table:table-cell office:value-type="float" office:value="0" calcext:value-type="float">
            <text:p>0</text:p>
          </table:table-cell>
          <table:table-cell office:value-type="float" office:value="0.00756512766856421" calcext:value-type="float">
            <text:p>0.00756512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9.80372246434655" calcext:value-type="float">
            <text:p>9.8037224643</text:p>
          </table:table-cell>
          <table:table-cell office:value-type="float" office:value="0" calcext:value-type="float">
            <text:p>0</text:p>
          </table:table-cell>
          <table:table-cell office:value-type="float" office:value="0.00743273614110476" calcext:value-type="float">
            <text:p>0.007432736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9.83606487621869" calcext:value-type="float">
            <text:p>9.8360648762</text:p>
          </table:table-cell>
          <table:table-cell office:value-type="float" office:value="0" calcext:value-type="float">
            <text:p>0</text:p>
          </table:table-cell>
          <table:table-cell office:value-type="float" office:value="0.00731350647631032" calcext:value-type="float">
            <text:p>0.00731350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9.85071948699747" calcext:value-type="float">
            <text:p>9.850719487</text:p>
          </table:table-cell>
          <table:table-cell office:value-type="float" office:value="0" calcext:value-type="float">
            <text:p>0</text:p>
          </table:table-cell>
          <table:table-cell office:value-type="float" office:value="0.00726011403115054" calcext:value-type="float">
            <text:p>0.0072601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9.83910901859992" calcext:value-type="float">
            <text:p>9.8391090186</text:p>
          </table:table-cell>
          <table:table-cell office:value-type="float" office:value="0" calcext:value-type="float">
            <text:p>0</text:p>
          </table:table-cell>
          <table:table-cell office:value-type="float" office:value="0.00730238326610668" calcext:value-type="float">
            <text:p>0.00730238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9.79968138381054" calcext:value-type="float">
            <text:p>9.7996813838</text:p>
          </table:table-cell>
          <table:table-cell office:value-type="float" office:value="0" calcext:value-type="float">
            <text:p>0</text:p>
          </table:table-cell>
          <table:table-cell office:value-type="float" office:value="0.00744776946638431" calcext:value-type="float">
            <text:p>0.0074477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9.72949124448816" calcext:value-type="float">
            <text:p>9.7294912445</text:p>
          </table:table-cell>
          <table:table-cell office:value-type="float" office:value="0" calcext:value-type="float">
            <text:p>0</text:p>
          </table:table-cell>
          <table:table-cell office:value-type="float" office:value="0.00771379015854205" calcext:value-type="float">
            <text:p>0.00771379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9.5989305628595" calcext:value-type="float">
            <text:p>9.5989305629</text:p>
          </table:table-cell>
          <table:table-cell office:value-type="float" office:value="0" calcext:value-type="float">
            <text:p>0</text:p>
          </table:table-cell>
          <table:table-cell office:value-type="float" office:value="0.00823414882434621" calcext:value-type="float">
            <text:p>0.00823414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9.39996850395258" calcext:value-type="float">
            <text:p>9.399968504</text:p>
          </table:table-cell>
          <table:table-cell office:value-type="float" office:value="0" calcext:value-type="float">
            <text:p>0</text:p>
          </table:table-cell>
          <table:table-cell office:value-type="float" office:value="0.00909542033546311" calcext:value-type="float">
            <text:p>0.0090954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.13873695311649" calcext:value-type="float">
            <text:p>9.1387369531</text:p>
          </table:table-cell>
          <table:table-cell office:value-type="float" office:value="0" calcext:value-type="float">
            <text:p>0</text:p>
          </table:table-cell>
          <table:table-cell office:value-type="float" office:value="0.0103645030779094" calcext:value-type="float">
            <text:p>0.01036450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8.86333283343959" calcext:value-type="float">
            <text:p>8.8633328334</text:p>
          </table:table-cell>
          <table:table-cell office:value-type="float" office:value="0" calcext:value-type="float">
            <text:p>0</text:p>
          </table:table-cell>
          <table:table-cell office:value-type="float" office:value="0.0118946517017452" calcext:value-type="float">
            <text:p>0.01189465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8.55833513474741" calcext:value-type="float">
            <text:p>8.5583351347</text:p>
          </table:table-cell>
          <table:table-cell office:value-type="float" office:value="0" calcext:value-type="float">
            <text:p>0</text:p>
          </table:table-cell>
          <table:table-cell office:value-type="float" office:value="0.0138541899674615" calcext:value-type="float">
            <text:p>0.01385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8.34141021146187" calcext:value-type="float">
            <text:p>8.3414102115</text:p>
          </table:table-cell>
          <table:table-cell office:value-type="float" office:value="0" calcext:value-type="float">
            <text:p>0</text:p>
          </table:table-cell>
          <table:table-cell office:value-type="float" office:value="0.0154413684870693" calcext:value-type="float">
            <text:p>0.0154413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8.17667277194846" calcext:value-type="float">
            <text:p>8.1766727719</text:p>
          </table:table-cell>
          <table:table-cell office:value-type="float" office:value="0" calcext:value-type="float">
            <text:p>0</text:p>
          </table:table-cell>
          <table:table-cell office:value-type="float" office:value="0.0167671043590087" calcext:value-type="float">
            <text:p>0.01676710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8.00703401219341" calcext:value-type="float">
            <text:p>8.0070340122</text:p>
          </table:table-cell>
          <table:table-cell office:value-type="float" office:value="0" calcext:value-type="float">
            <text:p>0</text:p>
          </table:table-cell>
          <table:table-cell office:value-type="float" office:value="0.0182513358185246" calcext:value-type="float">
            <text:p>0.018251335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7.80751004221619" calcext:value-type="float">
            <text:p>7.8075100422</text:p>
          </table:table-cell>
          <table:table-cell office:value-type="float" office:value="0" calcext:value-type="float">
            <text:p>0</text:p>
          </table:table-cell>
          <table:table-cell office:value-type="float" office:value="0.0201660451699348" calcext:value-type="float">
            <text:p>0.020166045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7.50108212425987" calcext:value-type="float">
            <text:p>7.5010821243</text:p>
          </table:table-cell>
          <table:table-cell office:value-type="float" office:value="0" calcext:value-type="float">
            <text:p>0</text:p>
          </table:table-cell>
          <table:table-cell office:value-type="float" office:value="0.0235050247361134" calcext:value-type="float">
            <text:p>0.02350502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7.09837563859079" calcext:value-type="float">
            <text:p>7.0983756386</text:p>
          </table:table-cell>
          <table:table-cell office:value-type="float" office:value="0" calcext:value-type="float">
            <text:p>0</text:p>
          </table:table-cell>
          <table:table-cell office:value-type="float" office:value="0.0287479787288034" calcext:value-type="float">
            <text:p>0.02874797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6.56667242980324" calcext:value-type="float">
            <text:p>6.5666724298</text:p>
          </table:table-cell>
          <table:table-cell office:value-type="float" office:value="0" calcext:value-type="float">
            <text:p>0</text:p>
          </table:table-cell>
          <table:table-cell office:value-type="float" office:value="0.0375029300308675" calcext:value-type="float">
            <text:p>0.037502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6.17378610390194" calcext:value-type="float">
            <text:p>6.1737861039</text:p>
          </table:table-cell>
          <table:table-cell office:value-type="float" office:value="0" calcext:value-type="float">
            <text:p>0</text:p>
          </table:table-cell>
          <table:table-cell office:value-type="float" office:value="0.0456435464587638" calcext:value-type="float">
            <text:p>0.0456435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5.83481073706261" calcext:value-type="float">
            <text:p>5.8348107371</text:p>
          </table:table-cell>
          <table:table-cell office:value-type="float" office:value="0" calcext:value-type="float">
            <text:p>0</text:p>
          </table:table-cell>
          <table:table-cell office:value-type="float" office:value="0.0540738070435875" calcext:value-type="float">
            <text:p>0.0540738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5.54126354515843" calcext:value-type="float">
            <text:p>5.5412635452</text:p>
          </table:table-cell>
          <table:table-cell office:value-type="float" office:value="0" calcext:value-type="float">
            <text:p>0</text:p>
          </table:table-cell>
          <table:table-cell office:value-type="float" office:value="0.0626224291085149" calcext:value-type="float">
            <text:p>0.06262242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5.54517744447956" calcext:value-type="float">
            <text:p>5.545177444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5.3890717298165" calcext:value-type="float">
            <text:p>5.3890717298</text:p>
          </table:table-cell>
          <table:table-cell office:value-type="float" office:value="0" calcext:value-type="float">
            <text:p>0</text:p>
          </table:table-cell>
          <table:table-cell office:value-type="float" office:value="0.0675737378399486" calcext:value-type="float">
            <text:p>0.067573737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5.37989735354046" calcext:value-type="float">
            <text:p>5.3798973535</text:p>
          </table:table-cell>
          <table:table-cell office:value-type="float" office:value="0" calcext:value-type="float">
            <text:p>0</text:p>
          </table:table-cell>
          <table:table-cell office:value-type="float" office:value="0.0678844233302131" calcext:value-type="float">
            <text:p>0.06788442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5.23110861685459" calcext:value-type="float">
            <text:p>5.2311086169</text:p>
          </table:table-cell>
          <table:table-cell office:value-type="float" office:value="0" calcext:value-type="float">
            <text:p>0</text:p>
          </table:table-cell>
          <table:table-cell office:value-type="float" office:value="0.0731272424127131" calcext:value-type="float">
            <text:p>0.073127242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5.29330482472449" calcext:value-type="float">
            <text:p>5.2933048247</text:p>
          </table:table-cell>
          <table:table-cell office:value-type="float" office:value="0" calcext:value-type="float">
            <text:p>0</text:p>
          </table:table-cell>
          <table:table-cell office:value-type="float" office:value="0.0708881205008336" calcext:value-type="float">
            <text:p>0.07088812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5.07517381523383" calcext:value-type="float">
            <text:p>5.0751738152</text:p>
          </table:table-cell>
          <table:table-cell office:value-type="float" office:value="0" calcext:value-type="float">
            <text:p>0</text:p>
          </table:table-cell>
          <table:table-cell office:value-type="float" office:value="0.0790569415042095" calcext:value-type="float">
            <text:p>0.07905694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5.17614973257383" calcext:value-type="float">
            <text:p>5.1761497326</text:p>
          </table:table-cell>
          <table:table-cell office:value-type="float" office:value="0" calcext:value-type="float">
            <text:p>0</text:p>
          </table:table-cell>
          <table:table-cell office:value-type="float" office:value="0.0751646028002829" calcext:value-type="float">
            <text:p>0.07516460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5.13579843705026" calcext:value-type="float">
            <text:p>5.1357984371</text:p>
          </table:table-cell>
          <table:table-cell office:value-type="float" office:value="0" calcext:value-type="float">
            <text:p>0</text:p>
          </table:table-cell>
          <table:table-cell office:value-type="float" office:value="0.0766964988847371" calcext:value-type="float">
            <text:p>0.07669649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4.94875989037817" calcext:value-type="float">
            <text:p>4.9487598904</text:p>
          </table:table-cell>
          <table:table-cell office:value-type="float" office:value="0" calcext:value-type="float">
            <text:p>0</text:p>
          </table:table-cell>
          <table:table-cell office:value-type="float" office:value="0.0842151921066519" calcext:value-type="float">
            <text:p>0.08421519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4.92725368515721" calcext:value-type="float">
            <text:p>4.9272536852</text:p>
          </table:table-cell>
          <table:table-cell office:value-type="float" office:value="0" calcext:value-type="float">
            <text:p>0</text:p>
          </table:table-cell>
          <table:table-cell office:value-type="float" office:value="0.0851256530758749" calcext:value-type="float">
            <text:p>0.08512565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4.89034912822175" calcext:value-type="float">
            <text:p>4.8903491282</text:p>
          </table:table-cell>
          <table:table-cell office:value-type="float" office:value="0" calcext:value-type="float">
            <text:p>0</text:p>
          </table:table-cell>
          <table:table-cell office:value-type="float" office:value="0.086710996952412" calcext:value-type="float">
            <text:p>0.0867109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4.83628190695148" calcext:value-type="float">
            <text:p>4.836281907</text:p>
          </table:table-cell>
          <table:table-cell office:value-type="float" office:value="0" calcext:value-type="float">
            <text:p>0</text:p>
          </table:table-cell>
          <table:table-cell office:value-type="float" office:value="0.0890870806374748" calcext:value-type="float">
            <text:p>0.08908708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4.77068462446567" calcext:value-type="float">
            <text:p>4.7706846245</text:p>
          </table:table-cell>
          <table:table-cell office:value-type="float" office:value="0" calcext:value-type="float">
            <text:p>0</text:p>
          </table:table-cell>
          <table:table-cell office:value-type="float" office:value="0.0920574617898323" calcext:value-type="float">
            <text:p>0.09205746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.53259949315326" calcext:value-type="float">
            <text:p>4.5325994932</text:p>
          </table:table-cell>
          <table:table-cell office:value-type="float" office:value="0" calcext:value-type="float">
            <text:p>0</text:p>
          </table:table-cell>
          <table:table-cell office:value-type="float" office:value="0.103695169473043" calcext:value-type="float">
            <text:p>0.1036951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61512051684126" calcext:value-type="float">
            <text:p>4.6151205168</text:p>
          </table:table-cell>
          <table:table-cell office:value-type="float" office:value="0" calcext:value-type="float">
            <text:p>0</text:p>
          </table:table-cell>
          <table:table-cell office:value-type="float" office:value="0.0995037190209989" calcext:value-type="float">
            <text:p>0.0995037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4.48863636973214" calcext:value-type="float">
            <text:p>4.4886363697</text:p>
          </table:table-cell>
          <table:table-cell office:value-type="float" office:value="0" calcext:value-type="float">
            <text:p>0</text:p>
          </table:table-cell>
          <table:table-cell office:value-type="float" office:value="0.105999788000636" calcext:value-type="float">
            <text:p>0.1059997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4.20469261939097" calcext:value-type="float">
            <text:p>4.2046926194</text:p>
          </table:table-cell>
          <table:table-cell office:value-type="float" office:value="0" calcext:value-type="float">
            <text:p>0</text:p>
          </table:table-cell>
          <table:table-cell office:value-type="float" office:value="0.122169444356305" calcext:value-type="float">
            <text:p>0.12216944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4.0943445622221" calcext:value-type="float">
            <text:p>4.0943445622</text:p>
          </table:table-cell>
          <table:table-cell office:value-type="float" office:value="0" calcext:value-type="float">
            <text:p>0</text:p>
          </table:table-cell>
          <table:table-cell office:value-type="float" office:value="0.129099444873581" calcext:value-type="float">
            <text:p>0.129099444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4.21950770517611" calcext:value-type="float">
            <text:p>4.2195077052</text:p>
          </table:table-cell>
          <table:table-cell office:value-type="float" office:value="0" calcext:value-type="float">
            <text:p>0</text:p>
          </table:table-cell>
          <table:table-cell office:value-type="float" office:value="0.121267812518166" calcext:value-type="float">
            <text:p>0.12126781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3.98898404656427" calcext:value-type="float">
            <text:p>3.9889840466</text:p>
          </table:table-cell>
          <table:table-cell office:value-type="float" office:value="0" calcext:value-type="float">
            <text:p>0</text:p>
          </table:table-cell>
          <table:table-cell office:value-type="float" office:value="0.136082763487954" calcext:value-type="float">
            <text:p>0.13608276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3.85014760171006" calcext:value-type="float">
            <text:p>3.8501476017</text:p>
          </table:table-cell>
          <table:table-cell office:value-type="float" office:value="0" calcext:value-type="float">
            <text:p>0</text:p>
          </table:table-cell>
          <table:table-cell office:value-type="float" office:value="0.145864991497895" calcext:value-type="float">
            <text:p>0.14586499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3.87120101090789" calcext:value-type="float">
            <text:p>3.8712010109</text:p>
          </table:table-cell>
          <table:table-cell office:value-type="float" office:value="0" calcext:value-type="float">
            <text:p>0</text:p>
          </table:table-cell>
          <table:table-cell office:value-type="float" office:value="0.144337567297406" calcext:value-type="float">
            <text:p>0.14433756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3.71357206670431" calcext:value-type="float">
            <text:p>3.7135720667</text:p>
          </table:table-cell>
          <table:table-cell office:value-type="float" office:value="0" calcext:value-type="float">
            <text:p>0</text:p>
          </table:table-cell>
          <table:table-cell office:value-type="float" office:value="0.156173761888606" calcext:value-type="float">
            <text:p>0.15617376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.55534806148941" calcext:value-type="float">
            <text:p>3.5553480615</text:p>
          </table:table-cell>
          <table:table-cell office:value-type="float" office:value="0" calcext:value-type="float">
            <text:p>0</text:p>
          </table:table-cell>
          <table:table-cell office:value-type="float" office:value="0.169030850945703" calcext:value-type="float">
            <text:p>0.16903085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.66356164612965" calcext:value-type="float">
            <text:p>3.6635616461</text:p>
          </table:table-cell>
          <table:table-cell office:value-type="float" office:value="0" calcext:value-type="float">
            <text:p>0</text:p>
          </table:table-cell>
          <table:table-cell office:value-type="float" office:value="0.160128153805087" calcext:value-type="float">
            <text:p>0.16012815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3.68887945411394" calcext:value-type="float">
            <text:p>3.6888794541</text:p>
          </table:table-cell>
          <table:table-cell office:value-type="float" office:value="0" calcext:value-type="float">
            <text:p>0</text:p>
          </table:table-cell>
          <table:table-cell office:value-type="float" office:value="0.158113883008419" calcext:value-type="float">
            <text:p>0.15811388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.46573590279973" calcext:value-type="float">
            <text:p>3.4657359028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6637" calcext:value-type="float">
            <text:p>0.176776695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.43398720448515" calcext:value-type="float">
            <text:p>3.4339872045</text:p>
          </table:table-cell>
          <table:table-cell office:value-type="float" office:value="0" calcext:value-type="float">
            <text:p>0</text:p>
          </table:table-cell>
          <table:table-cell office:value-type="float" office:value="0.179605302026775" calcext:value-type="float">
            <text:p>0.1796053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.58351893845611" calcext:value-type="float">
            <text:p>3.5835189385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3.29583686600433" calcext:value-type="float">
            <text:p>3.295836866</text:p>
          </table:table-cell>
          <table:table-cell office:value-type="float" office:value="0" calcext:value-type="float">
            <text:p>0</text:p>
          </table:table-cell>
          <table:table-cell office:value-type="float" office:value="0.192450089729875" calcext:value-type="float">
            <text:p>0.1924500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3.36729582998647" calcext:value-type="float">
            <text:p>3.36729583</text:p>
          </table:table-cell>
          <table:table-cell office:value-type="float" office:value="0" calcext:value-type="float">
            <text:p>0</text:p>
          </table:table-cell>
          <table:table-cell office:value-type="float" office:value="0.185695338177052" calcext:value-type="float">
            <text:p>0.185695338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3.09104245335832" calcext:value-type="float">
            <text:p>3.0910424534</text:p>
          </table:table-cell>
          <table:table-cell office:value-type="float" office:value="0" calcext:value-type="float">
            <text:p>0</text:p>
          </table:table-cell>
          <table:table-cell office:value-type="float" office:value="0.21320071635561" calcext:value-type="float">
            <text:p>0.213200716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2.94443897916644" calcext:value-type="float">
            <text:p>2.9444389792</text:p>
          </table:table-cell>
          <table:table-cell office:value-type="float" office:value="0" calcext:value-type="float">
            <text:p>0</text:p>
          </table:table-cell>
          <table:table-cell office:value-type="float" office:value="0.229415733870562" calcext:value-type="float">
            <text:p>0.2294157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.99573227355399" calcext:value-type="float">
            <text:p>2.9957322736</text:p>
          </table:table-cell>
          <table:table-cell office:value-type="float" office:value="0" calcext:value-type="float">
            <text:p>0</text:p>
          </table:table-cell>
          <table:table-cell office:value-type="float" office:value="0.223606797749979" calcext:value-type="float">
            <text:p>0.22360679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2.77258872223978" calcext:value-type="float">
            <text:p>2.77258872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2.83321334405622" calcext:value-type="float">
            <text:p>2.8332133441</text:p>
          </table:table-cell>
          <table:table-cell office:value-type="float" office:value="0" calcext:value-type="float">
            <text:p>0</text:p>
          </table:table-cell>
          <table:table-cell office:value-type="float" office:value="0.242535625036333" calcext:value-type="float">
            <text:p>0.242535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.19722457733622" calcext:value-type="float">
            <text:p>2.1972245773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2.484906649788" calcext:value-type="float">
            <text:p>2.4849066498</text:p>
          </table:table-cell>
          <table:table-cell office:value-type="float" office:value="0" calcext:value-type="float">
            <text:p>0</text:p>
          </table:table-cell>
          <table:table-cell office:value-type="float" office:value="0.288675134594813" calcext:value-type="float">
            <text:p>0.28867513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1.38629436111989" calcext:value-type="float">
            <text:p>1.38629436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7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6:00:41.19955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1T18:43:06.357142383</dc:date>
    <meta:generator>LibreOffice/4.2.8.2$Linux_X86_64 LibreOffice_project/420m0$Build-2</meta:generator>
    <meta:editing-duration>PT10H16M33S</meta:editing-duration>
    <meta:editing-cycles>38</meta:editing-cycles>
    <meta:document-statistic meta:table-count="1" meta:cell-count="33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